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15%"/>
    </style:style>
    <style:style style:name="P4" style:family="paragraph" style:parent-style-name="Standard">
      <style:paragraph-properties fo:margin-top="0in" fo:margin-bottom="0.1528in" style:contextual-spacing="false" fo:line-height="115%"/>
    </style:style>
    <style:style style:name="P5" style:family="paragraph" style:parent-style-name="Standard">
      <style:text-properties fo:color="#242527" loext:opacity="100%" style:font-name="Roboto" fo:background-color="#f9f9f9" style:font-name-asian="Roboto1" style:font-name-complex="Roboto1"/>
    </style:style>
    <style:style style:name="P6" style:family="paragraph" style:parent-style-name="Standard">
      <style:paragraph-properties fo:margin-left="0in" fo:margin-right="0in" fo:margin-top="0.0555in" fo:margin-bottom="0in" style:contextual-spacing="false" fo:line-height="100%" fo:text-indent="0in" style:auto-text-indent="false"/>
    </style:style>
    <style:style style:name="P7" style:family="paragraph" style:parent-style-name="Standard">
      <style:paragraph-properties fo:margin-left="0in" fo:margin-right="0in" fo:margin-top="0.139in" fo:margin-bottom="0in" style:contextual-spacing="false" fo:line-height="100%" fo:text-indent="0in" style:auto-text-indent="false"/>
    </style:style>
    <style:style style:name="P8" style:family="paragraph" style:parent-style-name="Standard">
      <style:paragraph-properties fo:margin-left="0.25in" fo:margin-right="0in" fo:margin-top="0.0417in" fo:margin-bottom="0in" style:contextual-spacing="false" fo:line-height="100%" fo:text-indent="0in" style:auto-text-indent="false"/>
    </style:style>
    <style:style style:name="P9" style:family="paragraph" style:parent-style-name="Standard">
      <style:paragraph-properties fo:margin-left="0.5in" fo:margin-right="0in" fo:margin-top="0.0417in" fo:margin-bottom="0in" style:contextual-spacing="false" fo:line-height="100%" fo:text-indent="0in" style:auto-text-indent="false"/>
    </style:style>
    <style:style style:name="P10" style:family="paragraph" style:parent-style-name="Standard">
      <style:paragraph-properties fo:margin-left="0.5in" fo:margin-right="0in" fo:margin-top="0.0417in" fo:margin-bottom="0.0555in" style:contextual-spacing="false" fo:line-height="100%"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break-before="page"/>
    </style:style>
    <style:style style:name="P14" style:family="paragraph" style:parent-style-name="Heading_20_1">
      <style:paragraph-properties fo:break-before="page"/>
    </style:style>
    <style:style style:name="P15" style:family="paragraph" style:parent-style-name="Title" style:master-page-name="Standard">
      <style:paragraph-properties fo:text-align="center" style:justify-single-word="false" style:page-number="1"/>
    </style:style>
    <style:style style:name="P16" style:family="paragraph" style:parent-style-name="Standard">
      <style:text-properties fo:font-weight="bold" style:font-weight-asian="bold"/>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list-style-name="WWNum83">
      <style:paragraph-properties fo:margin-left="0.5in" fo:margin-right="0in" fo:text-indent="-0.25in" style:auto-text-indent="false"/>
    </style:style>
    <style:style style:name="P19" style:family="paragraph" style:parent-style-name="Standard" style:list-style-name="WWNum83">
      <style:paragraph-properties fo:margin-left="0.5in" fo:margin-right="0in" fo:text-indent="-0.25in" style:auto-text-indent="false"/>
      <style:text-properties style:text-underline-style="none"/>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32">
      <style:paragraph-properties fo:margin-left="0.5in" fo:margin-right="0in" fo:text-indent="-0.25in" style:auto-text-indent="false"/>
    </style:style>
    <style:style style:name="P22" style:family="paragraph" style:parent-style-name="Standard" style:list-style-name="WWNum57">
      <style:paragraph-properties fo:margin-left="0.5in" fo:margin-right="0in" fo:text-indent="-0.25in" style:auto-text-indent="false"/>
    </style:style>
    <style:style style:name="P23" style:family="paragraph" style:parent-style-name="Standard" style:list-style-name="WWNum29">
      <style:paragraph-properties fo:margin-left="0.5in" fo:margin-right="0in" fo:text-indent="-0.25in" style:auto-text-indent="false"/>
    </style:style>
    <style:style style:name="P24" style:family="paragraph" style:parent-style-name="Standard">
      <style:text-properties fo:font-style="italic" style:font-style-asian="italic"/>
    </style:style>
    <style:style style:name="P25" style:family="paragraph" style:parent-style-name="Standard" style:list-style-name="WWNum19">
      <style:paragraph-properties fo:margin-left="0.5in" fo:margin-right="0in" fo:text-indent="-0.25in" style:auto-text-indent="false"/>
    </style:style>
    <style:style style:name="P26" style:family="paragraph" style:parent-style-name="Standard" style:list-style-name="WWNum21">
      <style:paragraph-properties fo:margin-left="0.5in" fo:margin-right="0in" fo:text-indent="-0.25in" style:auto-text-indent="false"/>
    </style:style>
    <style:style style:name="P27" style:family="paragraph" style:parent-style-name="Standard" style:list-style-name="WWNum55">
      <style:paragraph-properties fo:margin-left="0.5in" fo:margin-right="0in" fo:text-indent="-0.25in" style:auto-text-indent="false"/>
    </style:style>
    <style:style style:name="P28" style:family="paragraph" style:parent-style-name="Standard" style:list-style-name="WWNum79">
      <style:paragraph-properties fo:margin-left="0.5in" fo:margin-right="0in" fo:text-indent="-0.25in" style:auto-text-indent="false"/>
    </style:style>
    <style:style style:name="P29" style:family="paragraph" style:parent-style-name="Standard" style:list-style-name="WWNum45">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Standard" style:list-style-name="WWNum94">
      <style:paragraph-properties fo:margin-left="0.5in" fo:margin-right="0in" fo:text-indent="-0.25in" style:auto-text-indent="false"/>
    </style:style>
    <style:style style:name="P32" style:family="paragraph" style:parent-style-name="Standard" style:list-style-name="WWNum36">
      <style:paragraph-properties fo:margin-left="0.5in" fo:margin-right="0in" fo:text-indent="-0.25in" style:auto-text-indent="false"/>
    </style:style>
    <style:style style:name="P33" style:family="paragraph" style:parent-style-name="Standard" style:list-style-name="WWNum8">
      <style:paragraph-properties fo:margin-left="0.5in" fo:margin-right="0in" fo:text-indent="-0.25in" style:auto-text-indent="false"/>
    </style:style>
    <style:style style:name="P34" style:family="paragraph" style:parent-style-name="Standard" style:list-style-name="WWNum15">
      <style:paragraph-properties fo:margin-left="0.5in" fo:margin-right="0in" fo:text-indent="-0.25in" style:auto-text-indent="false"/>
    </style:style>
    <style:style style:name="P35" style:family="paragraph" style:parent-style-name="Standard" style:list-style-name="WWNum42">
      <style:paragraph-properties fo:margin-left="0.5in" fo:margin-right="0in" fo:text-indent="-0.25in" style:auto-text-indent="false"/>
    </style:style>
    <style:style style:name="P36" style:family="paragraph" style:parent-style-name="Standard" style:list-style-name="WWNum30">
      <style:paragraph-properties fo:margin-left="0.5in" fo:margin-right="0in" fo:text-indent="-0.25in" style:auto-text-indent="false"/>
    </style:style>
    <style:style style:name="P37" style:family="paragraph" style:parent-style-name="Standard" style:list-style-name="WWNum78">
      <style:paragraph-properties fo:margin-left="0.5in" fo:margin-right="0in" fo:text-indent="-0.25in" style:auto-text-indent="false"/>
    </style:style>
    <style:style style:name="P38" style:family="paragraph" style:parent-style-name="Standard" style:list-style-name="WWNum46">
      <style:paragraph-properties fo:margin-left="0.5in" fo:margin-right="0in" fo:text-indent="-0.25in" style:auto-text-indent="false"/>
    </style:style>
    <style:style style:name="P39" style:family="paragraph" style:parent-style-name="Standard" style:list-style-name="WWNum51">
      <style:paragraph-properties fo:margin-left="0.5in" fo:margin-right="0in" fo:text-indent="-0.25in" style:auto-text-indent="false"/>
    </style:style>
    <style:style style:name="P40" style:family="paragraph" style:parent-style-name="Standard" style:list-style-name="WWNum49">
      <style:paragraph-properties fo:margin-left="0.5in" fo:margin-right="0in" fo:text-indent="-0.25in" style:auto-text-indent="false"/>
    </style:style>
    <style:style style:name="P41" style:family="paragraph" style:parent-style-name="Standard" style:list-style-name="WWNum10">
      <style:paragraph-properties fo:margin-left="0.5in" fo:margin-right="0in" fo:text-indent="-0.25in" style:auto-text-indent="false"/>
    </style:style>
    <style:style style:name="P42" style:family="paragraph" style:parent-style-name="Standard" style:list-style-name="WWNum92">
      <style:paragraph-properties fo:margin-left="0.5in" fo:margin-right="0in" fo:text-indent="-0.25in" style:auto-text-indent="false"/>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84">
      <style:paragraph-properties fo:margin-left="0.5in" fo:margin-right="0in" fo:text-indent="-0.25in" style:auto-text-indent="false"/>
    </style:style>
    <style:style style:name="P45" style:family="paragraph" style:parent-style-name="Standard" style:list-style-name="WWNum43">
      <style:paragraph-properties fo:margin-left="0.5in" fo:margin-right="0in" fo:text-indent="-0.25in" style:auto-text-indent="false"/>
    </style:style>
    <style:style style:name="P46" style:family="paragraph" style:parent-style-name="Standard" style:list-style-name="WWNum16">
      <style:paragraph-properties fo:margin-left="0.5in" fo:margin-right="0in" fo:text-indent="-0.25in" style:auto-text-indent="false"/>
    </style:style>
    <style:style style:name="P47" style:family="paragraph" style:parent-style-name="Standard" style:list-style-name="WWNum28">
      <style:paragraph-properties fo:margin-left="0.5in" fo:margin-right="0in" fo:text-indent="-0.25in" style:auto-text-indent="false"/>
    </style:style>
    <style:style style:name="P48" style:family="paragraph" style:parent-style-name="Standard" style:list-style-name="WWNum52">
      <style:paragraph-properties fo:margin-left="0.5in" fo:margin-right="0in" fo:text-indent="-0.25in" style:auto-text-indent="false"/>
    </style:style>
    <style:style style:name="P49" style:family="paragraph" style:parent-style-name="Standard" style:list-style-name="WWNum26">
      <style:paragraph-properties fo:margin-left="0.5in" fo:margin-right="0in" fo:text-indent="-0.25in" style:auto-text-indent="false"/>
    </style:style>
    <style:style style:name="P50" style:family="paragraph" style:parent-style-name="Standard" style:list-style-name="WWNum72">
      <style:paragraph-properties fo:margin-left="0.5in" fo:margin-right="0in" fo:text-indent="-0.25in" style:auto-text-indent="false"/>
    </style:style>
    <style:style style:name="P51" style:family="paragraph" style:parent-style-name="Standard">
      <style:text-properties fo:color="#242527" loext:opacity="100%" style:font-name="Roboto" fo:background-color="#f9f9f9" style:font-name-asian="Roboto1" style:font-name-complex="Roboto1"/>
    </style:style>
    <style:style style:name="P52" style:family="paragraph" style:parent-style-name="Standard" style:list-style-name="WWNum33">
      <style:paragraph-properties fo:margin-left="0.5in" fo:margin-right="0in" fo:text-indent="-0.25in" style:auto-text-indent="false"/>
    </style:style>
    <style:style style:name="P53" style:family="paragraph" style:parent-style-name="Standard" style:list-style-name="WWNum11">
      <style:paragraph-properties fo:margin-left="0.5in" fo:margin-right="0in" fo:text-indent="-0.25in" style:auto-text-indent="false"/>
    </style:style>
    <style:style style:name="P54" style:family="paragraph" style:parent-style-name="Standard" style:list-style-name="WWNum53">
      <style:paragraph-properties fo:margin-left="0.5in" fo:margin-right="0in" fo:text-indent="-0.25in" style:auto-text-indent="false"/>
    </style:style>
    <style:style style:name="P55" style:family="paragraph" style:parent-style-name="Standard" style:list-style-name="WWNum1">
      <style:paragraph-properties fo:margin-left="0.5in" fo:margin-right="0in" fo:text-indent="-0.25in" style:auto-text-indent="false"/>
    </style:style>
    <style:style style:name="P56" style:family="paragraph" style:parent-style-name="Standard" style:list-style-name="WWNum25">
      <style:paragraph-properties fo:margin-left="0.5in" fo:margin-right="0in" fo:text-indent="-0.25in" style:auto-text-indent="false"/>
    </style:style>
    <style:style style:name="P57" style:family="paragraph" style:parent-style-name="Standard" style:list-style-name="WWNum44">
      <style:paragraph-properties fo:margin-left="0.5in" fo:margin-right="0in" fo:text-indent="-0.25in" style:auto-text-indent="false"/>
    </style:style>
    <style:style style:name="P58" style:family="paragraph" style:parent-style-name="Standard" style:list-style-name="WWNum80">
      <style:paragraph-properties fo:margin-left="0.5in" fo:margin-right="0in" fo:text-indent="-0.25in" style:auto-text-indent="false"/>
    </style:style>
    <style:style style:name="P59" style:family="paragraph" style:parent-style-name="Standard" style:list-style-name="WWNum50">
      <style:paragraph-properties fo:margin-left="0.5in" fo:margin-right="0in" fo:text-indent="-0.25in" style:auto-text-indent="false"/>
    </style:style>
    <style:style style:name="P60" style:family="paragraph" style:parent-style-name="Standard" style:list-style-name="WWNum61">
      <style:paragraph-properties fo:margin-left="0.5in" fo:margin-right="0in" fo:text-indent="-0.25in" style:auto-text-indent="false"/>
    </style:style>
    <style:style style:name="P61" style:family="paragraph" style:parent-style-name="Standard" style:list-style-name="WWNum62">
      <style:paragraph-properties fo:margin-left="0.5in" fo:margin-right="0in" fo:text-indent="-0.25in" style:auto-text-indent="false"/>
    </style:style>
    <style:style style:name="P62" style:family="paragraph" style:parent-style-name="Standard" style:list-style-name="WWNum75">
      <style:paragraph-properties fo:margin-left="0.5in" fo:margin-right="0in" fo:text-indent="-0.25in" style:auto-text-indent="false"/>
    </style:style>
    <style:style style:name="P63" style:family="paragraph" style:parent-style-name="Standard" style:list-style-name="WWNum85">
      <style:paragraph-properties fo:margin-left="0.5in" fo:margin-right="0in" fo:text-indent="-0.25in" style:auto-text-indent="false"/>
    </style:style>
    <style:style style:name="P64" style:family="paragraph" style:parent-style-name="Standard" style:list-style-name="WWNum76">
      <style:paragraph-properties fo:margin-left="0.5in" fo:margin-right="0in" fo:text-indent="-0.25in" style:auto-text-indent="false"/>
    </style:style>
    <style:style style:name="P65" style:family="paragraph" style:parent-style-name="Standard" style:list-style-name="WWNum5">
      <style:paragraph-properties fo:margin-left="0.5in" fo:margin-right="0in" fo:text-indent="-0.25in" style:auto-text-indent="false"/>
    </style:style>
    <style:style style:name="P66" style:family="paragraph" style:parent-style-name="Standard" style:list-style-name="WWNum24">
      <style:paragraph-properties fo:margin-left="0.5in" fo:margin-right="0in" fo:text-indent="-0.25in" style:auto-text-indent="false"/>
    </style:style>
    <style:style style:name="P67" style:family="paragraph" style:parent-style-name="Standard" style:list-style-name="WWNum38">
      <style:paragraph-properties fo:margin-left="0.5in" fo:margin-right="0in" fo:text-indent="-0.25in" style:auto-text-indent="false"/>
    </style:style>
    <style:style style:name="P68" style:family="paragraph" style:parent-style-name="Standard" style:list-style-name="WWNum93">
      <style:paragraph-properties fo:margin-left="0.5in" fo:margin-right="0in" fo:text-indent="-0.25in" style:auto-text-indent="false"/>
    </style:style>
    <style:style style:name="P69" style:family="paragraph" style:parent-style-name="Standard" style:list-style-name="WWNum48">
      <style:paragraph-properties fo:margin-left="0.5in" fo:margin-right="0in" fo:text-indent="-0.25in" style:auto-text-indent="false"/>
    </style:style>
    <style:style style:name="P70" style:family="paragraph" style:parent-style-name="Standard" style:list-style-name="WWNum67">
      <style:paragraph-properties fo:margin-left="0.5in" fo:margin-right="0in" fo:text-indent="-0.25in" style:auto-text-indent="false"/>
    </style:style>
    <style:style style:name="P71" style:family="paragraph" style:parent-style-name="Standard" style:list-style-name="WWNum64">
      <style:paragraph-properties fo:margin-left="0.5in" fo:margin-right="0in" fo:text-indent="-0.25in" style:auto-text-indent="false"/>
    </style:style>
    <style:style style:name="P72" style:family="paragraph" style:parent-style-name="Standard" style:list-style-name="WWNum56">
      <style:paragraph-properties fo:margin-left="0.5in" fo:margin-right="0in" fo:text-indent="-0.25in" style:auto-text-indent="false"/>
    </style:style>
    <style:style style:name="P73" style:family="paragraph" style:parent-style-name="Standard" style:list-style-name="WWNum3">
      <style:paragraph-properties fo:margin-left="0.5in" fo:margin-right="0in" fo:text-indent="-0.25in" style:auto-text-indent="false"/>
    </style:style>
    <style:style style:name="P74" style:family="paragraph" style:parent-style-name="Standard" style:list-style-name="WWNum65">
      <style:paragraph-properties fo:margin-left="0.5in" fo:margin-right="0in" fo:text-indent="-0.25in" style:auto-text-indent="false"/>
    </style:style>
    <style:style style:name="P75" style:family="paragraph" style:parent-style-name="Standard" style:list-style-name="WWNum87">
      <style:paragraph-properties fo:margin-left="0.5in" fo:margin-right="0in" fo:text-indent="-0.25in" style:auto-text-indent="false"/>
    </style:style>
    <style:style style:name="P76" style:family="paragraph" style:parent-style-name="Standard" style:list-style-name="WWNum12">
      <style:paragraph-properties fo:margin-left="0.5in" fo:margin-right="0in" fo:text-indent="-0.25in" style:auto-text-indent="false"/>
    </style:style>
    <style:style style:name="P77" style:family="paragraph" style:parent-style-name="Standard" style:list-style-name="WWNum63">
      <style:paragraph-properties fo:margin-left="0.5in" fo:margin-right="0in" fo:text-indent="-0.25in" style:auto-text-indent="false"/>
    </style:style>
    <style:style style:name="P78" style:family="paragraph" style:parent-style-name="Standard" style:list-style-name="WWNum14">
      <style:paragraph-properties fo:margin-left="0.5in" fo:margin-right="0in" fo:text-indent="-0.25in" style:auto-text-indent="false"/>
    </style:style>
    <style:style style:name="P79" style:family="paragraph" style:parent-style-name="Standard" style:list-style-name="WWNum89">
      <style:paragraph-properties fo:margin-left="0.5in" fo:margin-right="0in" fo:text-indent="-0.25in" style:auto-text-indent="false"/>
    </style:style>
    <style:style style:name="P80" style:family="paragraph" style:parent-style-name="Standard" style:list-style-name="WWNum69">
      <style:paragraph-properties fo:margin-left="0.5in" fo:margin-right="0in" fo:text-indent="-0.25in" style:auto-text-indent="false"/>
    </style:style>
    <style:style style:name="P81" style:family="paragraph" style:parent-style-name="Standard" style:list-style-name="WWNum77">
      <style:paragraph-properties fo:margin-left="0.5in" fo:margin-right="0in" fo:text-indent="-0.25in" style:auto-text-indent="false"/>
    </style:style>
    <style:style style:name="P82" style:family="paragraph" style:parent-style-name="Standard" style:list-style-name="WWNum22">
      <style:paragraph-properties fo:margin-left="0.5in" fo:margin-right="0in" fo:text-indent="-0.25in" style:auto-text-indent="false"/>
    </style:style>
    <style:style style:name="P83" style:family="paragraph" style:parent-style-name="Standard" style:list-style-name="WWNum81">
      <style:paragraph-properties fo:margin-left="0.5in" fo:margin-right="0in" fo:text-indent="-0.25in" style:auto-text-indent="false"/>
    </style:style>
    <style:style style:name="P84" style:family="paragraph" style:parent-style-name="Standard" style:list-style-name="WWNum86">
      <style:paragraph-properties fo:margin-left="0.5in" fo:margin-right="0in" fo:text-indent="-0.25in" style:auto-text-indent="false"/>
    </style:style>
    <style:style style:name="P85" style:family="paragraph" style:parent-style-name="Standard" style:list-style-name="WWNum17">
      <style:paragraph-properties fo:margin-left="0.5in" fo:margin-right="0in" fo:text-indent="-0.25in" style:auto-text-indent="false"/>
    </style:style>
    <style:style style:name="P86" style:family="paragraph" style:parent-style-name="Standard" style:list-style-name="WWNum90">
      <style:paragraph-properties fo:margin-left="0.5in" fo:margin-right="0in" fo:text-indent="-0.25in" style:auto-text-indent="false"/>
    </style:style>
    <style:style style:name="P87" style:family="paragraph" style:parent-style-name="Standard" style:list-style-name="WWNum68">
      <style:paragraph-properties fo:margin-left="0.5in" fo:margin-right="0in" fo:text-indent="-0.25in" style:auto-text-indent="false"/>
    </style:style>
    <style:style style:name="P88" style:family="paragraph" style:parent-style-name="Standard" style:list-style-name="WWNum95">
      <style:paragraph-properties fo:margin-left="0.5in" fo:margin-right="0in" fo:text-indent="-0.25in" style:auto-text-indent="false"/>
    </style:style>
    <style:style style:name="P89" style:family="paragraph" style:parent-style-name="Standard" style:list-style-name="WWNum91">
      <style:paragraph-properties fo:margin-left="0.5in" fo:margin-right="0in" fo:text-indent="-0.25in" style:auto-text-indent="false"/>
    </style:style>
    <style:style style:name="P90" style:family="paragraph" style:parent-style-name="Standard" style:list-style-name="WWNum23">
      <style:paragraph-properties fo:margin-left="0.5in" fo:margin-right="0in" fo:text-indent="-0.25in" style:auto-text-indent="false"/>
    </style:style>
    <style:style style:name="P91" style:family="paragraph" style:parent-style-name="Standard" style:list-style-name="WWNum54">
      <style:paragraph-properties fo:margin-left="0.5in" fo:margin-right="0in" fo:text-indent="-0.25in" style:auto-text-indent="false"/>
    </style:style>
    <style:style style:name="P92" style:family="paragraph" style:parent-style-name="Standard" style:list-style-name="WWNum88">
      <style:paragraph-properties fo:margin-left="0.5in" fo:margin-right="0in" fo:text-indent="-0.25in" style:auto-text-indent="false"/>
    </style:style>
    <style:style style:name="P93" style:family="paragraph" style:parent-style-name="Standard" style:list-style-name="WWNum40">
      <style:paragraph-properties fo:margin-left="0.5in" fo:margin-right="0in" fo:text-indent="-0.25in" style:auto-text-indent="false"/>
    </style:style>
    <style:style style:name="P94" style:family="paragraph" style:parent-style-name="Standard" style:list-style-name="WWNum71">
      <style:paragraph-properties fo:margin-left="0.5in" fo:margin-right="0in" fo:text-indent="-0.25in" style:auto-text-indent="false"/>
    </style:style>
    <style:style style:name="P95" style:family="paragraph" style:parent-style-name="Standard" style:list-style-name="WWNum20">
      <style:paragraph-properties fo:margin-left="0.5in" fo:margin-right="0in" fo:text-indent="-0.25in" style:auto-text-indent="false"/>
    </style:style>
    <style:style style:name="P96" style:family="paragraph" style:parent-style-name="Standard" style:list-style-name="WWNum73">
      <style:paragraph-properties fo:margin-left="0.5in" fo:margin-right="0in" fo:text-indent="-0.25in" style:auto-text-indent="false"/>
    </style:style>
    <style:style style:name="P97" style:family="paragraph" style:parent-style-name="Standard" style:list-style-name="WWNum13">
      <style:paragraph-properties fo:margin-left="0.5in" fo:margin-right="0in" fo:text-indent="-0.25in" style:auto-text-indent="false"/>
    </style:style>
    <style:style style:name="P98" style:family="paragraph" style:parent-style-name="Standard" style:list-style-name="WWNum74">
      <style:paragraph-properties fo:margin-left="0.5in" fo:margin-right="0in" fo:text-indent="-0.25in" style:auto-text-indent="false"/>
    </style:style>
    <style:style style:name="P99" style:family="paragraph" style:parent-style-name="Standard" style:list-style-name="WWNum6">
      <style:paragraph-properties fo:margin-left="0.5in" fo:margin-right="0in" fo:text-indent="-0.25in" style:auto-text-indent="false"/>
    </style:style>
    <style:style style:name="P100" style:family="paragraph" style:parent-style-name="Standard" style:list-style-name="WWNum34">
      <style:paragraph-properties fo:margin-left="0.5in" fo:margin-right="0in" fo:text-indent="-0.25in" style:auto-text-indent="false"/>
    </style:style>
    <style:style style:name="P101" style:family="paragraph" style:parent-style-name="Standard" style:list-style-name="WWNum39">
      <style:paragraph-properties fo:margin-left="0.5in" fo:margin-right="0in" fo:text-indent="-0.25in" style:auto-text-indent="false"/>
    </style:style>
    <style:style style:name="P102" style:family="paragraph" style:parent-style-name="Standard" style:list-style-name="WWNum60">
      <style:paragraph-properties fo:margin-left="0.5in" fo:margin-right="0in" fo:text-indent="-0.25in" style:auto-text-indent="false"/>
    </style:style>
    <style:style style:name="P103" style:family="paragraph" style:parent-style-name="Standard" style:list-style-name="WWNum27">
      <style:paragraph-properties fo:margin-left="0.5in" fo:margin-right="0in" fo:text-indent="-0.25in" style:auto-text-indent="false"/>
    </style:style>
    <style:style style:name="P104" style:family="paragraph" style:parent-style-name="Standard" style:list-style-name="WWNum58">
      <style:paragraph-properties fo:margin-left="0.5in" fo:margin-right="0in" fo:text-indent="-0.25in" style:auto-text-indent="false"/>
    </style:style>
    <style:style style:name="P105" style:family="paragraph" style:parent-style-name="Standard" style:list-style-name="WWNum7">
      <style:paragraph-properties fo:margin-left="0.5in" fo:margin-right="0in" fo:text-indent="-0.25in" style:auto-text-indent="false"/>
    </style:style>
    <style:style style:name="P106" style:family="paragraph" style:parent-style-name="Standard" style:list-style-name="WWNum47">
      <style:paragraph-properties fo:margin-left="0.5in" fo:margin-right="0in" fo:text-indent="-0.25in" style:auto-text-indent="false"/>
    </style:style>
    <style:style style:name="P107" style:family="paragraph" style:parent-style-name="Standard" style:list-style-name="WWNum37">
      <style:paragraph-properties fo:margin-left="0.5in" fo:margin-right="0in" fo:text-indent="-0.25in" style:auto-text-indent="false"/>
    </style:style>
    <style:style style:name="P108" style:family="paragraph" style:parent-style-name="Standard" style:list-style-name="WWNum35">
      <style:paragraph-properties fo:margin-left="0.5in" fo:margin-right="0in" fo:text-indent="-0.25in" style:auto-text-indent="false"/>
    </style:style>
    <style:style style:name="P109" style:family="paragraph" style:parent-style-name="Standard" style:list-style-name="WWNum41">
      <style:paragraph-properties fo:margin-left="0.5in" fo:margin-right="0in" fo:text-indent="-0.25in" style:auto-text-indent="false"/>
    </style:style>
    <style:style style:name="P110" style:family="paragraph" style:parent-style-name="Standard" style:list-style-name="WWNum66">
      <style:paragraph-properties fo:margin-left="0.5in" fo:margin-right="0in" fo:text-indent="-0.25in" style:auto-text-indent="false"/>
    </style:style>
    <style:style style:name="P111" style:family="paragraph" style:parent-style-name="Standard" style:list-style-name="WWNum70">
      <style:paragraph-properties fo:margin-left="0.5in" fo:margin-right="0in" fo:text-indent="-0.25in" style:auto-text-indent="false"/>
    </style:style>
    <style:style style:name="P112" style:family="paragraph" style:parent-style-name="Standard" style:list-style-name="WWNum18">
      <style:paragraph-properties fo:margin-left="0.5in" fo:margin-right="0in" fo:text-indent="-0.25in" style:auto-text-indent="false"/>
    </style:style>
    <style:style style:name="P113" style:family="paragraph" style:parent-style-name="Standard" style:list-style-name="WWNum59">
      <style:paragraph-properties fo:margin-left="0.5in" fo:margin-right="0in" fo:text-indent="-0.25in" style:auto-text-indent="false"/>
    </style:style>
    <style:style style:name="P114" style:family="paragraph" style:parent-style-name="Standard" style:list-style-name="WWNum31">
      <style:paragraph-properties fo:margin-left="0.5in" fo:margin-right="0in" fo:text-indent="-0.25in" style:auto-text-indent="false"/>
    </style:style>
    <style:style style:name="P115" style:family="paragraph" style:parent-style-name="Standard" style:list-style-name="WWNum82">
      <style:paragraph-properties fo:margin-left="0.5in" fo:margin-right="0in" fo:text-indent="-0.25in" style:auto-text-indent="false"/>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variant="normal" fo:text-transform="none" fo:color="#1155cc" loext:opacity="1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fo:font-weight="bold" style:font-style-asian="italic" style:font-weight-asian="bold"/>
    </style:style>
    <style:style style:name="T7" style:family="text">
      <style:text-properties fo:color="#1155cc" loext:opacity="100%" style:text-underline-style="solid" style:text-underline-width="auto" style:text-underline-color="font-color"/>
    </style:style>
    <style:style style:name="T8" style:family="text">
      <style:text-properties fo:color="#242527" loext:opacity="100%" style:font-name="Roboto" fo:background-color="#f9f9f9" loext:char-shading-value="0" style:font-name-asian="Roboto1" style:font-name-complex="Roboto1"/>
    </style:style>
    <style:style style:name="T9" style:family="text">
      <style:text-properties fo:color="#0f0f0f" loext:opacity="100%"/>
    </style:style>
    <style:style style:name="T10" style:family="text">
      <style:text-properties fo:color="#0f0f0f" loext:opacity="100%" fo:font-size="12.5pt" fo:font-style="italic" style:text-underline-style="solid" style:text-underline-width="auto" style:text-underline-color="font-color" style:font-size-asian="12.5pt" style:font-style-asian="italic" style:font-size-complex="12.5pt"/>
    </style:style>
    <style:style style:name="T11" style:family="text">
      <style:text-properties fo:color="#0f0f0f" loext:opacity="100%" fo:font-size="12.5pt" fo:font-style="italic" style:font-size-asian="12.5pt" style:font-style-asian="italic" style:font-size-complex="12.5pt"/>
    </style:style>
    <style:style style:name="T12" style:family="text">
      <style:text-properties fo:color="#0f0f0f" loext:opacity="100%" fo:font-size="12.5pt" style:font-size-asian="12.5pt" style:font-size-complex="12.5pt"/>
    </style:style>
    <style:style style:name="T13" style:family="text">
      <style:text-properties officeooo:rsid="0018f6d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m1yjmnhf5a25"/>Spacebattles: Species</text:p>
      <text:p text:style-name="Standard"/>
      <text:p text:style-name="Standard"><text:span text:style-name="T1">Your cha</text:span><text:span text:style-name="T2">racter species determines most of what your character is. Whether he, she or it is a familiar human or dwarf, a construct created for war, or [something]. What species your character belongs to is a key part of your character's identity. There are more species in the world than are listed here, but the ones listed here are the most suitable for player characters. The rest of the fauna is listed in the monsters document.</text:span></text:p>
      <text:p text:style-name="Standard"/>
      <text:p text:style-name="P2">Choosing a species</text:p>
      <text:p text:style-name="Standard">Choosing a species can often be difficult. You can think of character concepts and think what species would fit, or you can read the entries to see what appeals to you the most. Here is a brief summary of each playable species:</text:p>
      <text:list xml:id="list4208967211" text:style-name="WWNum83">
        <text:list-item>
          <text:p text:style-name="P18"><text:span text:style-name="T2">Humans</text:span> are one of the common species in the world and are hopefully familiar to you. They have spread far outside their original solar system and have many different cultures and are organized in multiple different countries.</text:p>
        </text:list-item>
        <text:list-item>
          <text:p text:style-name="P18"><text:span text:style-name="T2">Dwarfs </text:span>are tough, short, and stoic warriors. They are very long lived and are committed to their clan and tradition.</text:p>
        </text:list-item>
        <text:list-item>
          <text:p text:style-name="P18"><text:span text:style-name="T2">Elves </text:span>are a species closely related to humans, but a few millions years of living in the forest has made them lithe and agile. They naturally live multiple centuries and most place great value in ancient traditions.</text:p>
        </text:list-item>
        <text:list-item>
          <text:p text:style-name="P18"><text:span text:style-name="T2">Orcs </text:span>are burly green hominids with tusks. They were forced to live in wastelands and have only recently gained better technology than a normal spear.</text:p>
        </text:list-item>
        <text:list-item>
          <text:p text:style-name="P18"><text:span text:style-name="T2">Draconians</text:span> are solitary winged dinosaurs able to exhale destructive energy. They are found in many different environments on Agollen.</text:p>
        </text:list-item>
        <text:list-item>
          <text:p text:style-name="P18"><text:span text:style-name="T2">Agahs </text:span>are winged and scaly solitary predators soaring through the skies of Eturn, watching for prey below. </text:p>
        </text:list-item>
        <text:list-item>
          <text:p text:style-name="P19"/>
        </text:list-item>
      </text:list>
      <text:p text:style-name="P2"/>
      <text:p text:style-name="P2"/>
      <text:p text:style-name="Standard">To do list</text:p>
      <text:list xml:id="list2949494210" text:style-name="WWNum4">
        <text:list-item>
          <text:p text:style-name="P20">Add some species in the description</text:p>
        </text:list-item>
        <text:list-item>
          <text:p text:style-name="P20">Add weapons to various species: Agah, Draconian</text:p>
        </text:list-item>
      </text:list>
      <text:p text:style-name="Standard"/>
      <text:p text:style-name="P2">Hit points</text:p>
      <text:p text:style-name="Standard">This entry tells you how many hit points your character gains from their species at first level. Unlike the hit points gained from your class, you don’t gain more hit points from your species as you advance in level.</text:p>
      <text:p text:style-name="Standard"/>
      <text:p text:style-name="P2"><text:soft-page-break/>Size</text:p>
      <text:p text:style-name="Standard">Your character's size range is listed here, as well as the size category your character belongs to.</text:p>
      <text:p text:style-name="Standard"/>
      <text:p text:style-name="P2">Speed</text:p>
      <text:p text:style-name="Standard">This entry indicates your character's speed, how far they can move by spending an action.</text:p>
      <text:p text:style-name="Standard"/>
      <text:p text:style-name="P2">Ability boosts and flaws</text:p>
      <text:p text:style-name="Standard">Different species have different anatomy and physiology and therefore gain ability boosts or flaws at 1st level. Most species gain two ability boosts to different abilities and a free ability boost they can give to any ability score. You can’t get more than 1 boost to an ability score per character creation step (see Basic Rules; Character creation). If you want, you could ignore an ability penalty by removing one of your ability boosts.</text:p>
      <text:p text:style-name="Standard"/>
      <text:p text:style-name="P2">Communication</text:p>
      <text:p text:style-name="Standard">This entry determines how your species can communicate. If your character can’t speak common, they automatically begin play with a basic translator set to common.</text:p>
      <text:p text:style-name="Standard"/>
      <text:p text:style-name="P2">Languages</text:p>
      <text:p text:style-name="Standard">Different cultures and species have different languages. You begin play with the listed languages, plus additional ones equal to your intelligence modifier, if it’s positive. You can’t choose a language your species is incapable of producing.</text:p>
      <text:p text:style-name="Standard"/>
      <text:p text:style-name="P2">Senses</text:p>
      <text:p text:style-name="Standard">Different species use different senses to discern their surroundings. This entry details which senses your character has.</text:p>
      <text:p text:style-name="Standard"/>
      <text:p text:style-name="P2">Variations</text:p>
      <text:p text:style-name="Standard">Many species have some variations within them. Some are purely cosmetic, but others have a mechanical benefit. You can select one variation, if your species have them.</text:p>
      <text:p text:style-name="Standard"/>
      <text:p text:style-name="P2">Species feats</text:p>
      <text:p text:style-name="Standard">This section presents species feats. This represents things your character could potentially do, but aren’t shared by every member of your species. You gain an ancestry feat at 1st level, 5th level, 9th level, 13th level, and 17th level.</text:p>
      <text:p text:style-name="Standard"/>
      <text:p text:style-name="P2">Types of species</text:p>
      <text:p text:style-name="Standard">The species in this book are divided into five categories: Near-humans, Demi-humans, Other animals, Robots, and True aliens. These categories are made for your convenience, but any scientist would laugh or be offended by such horrible <text:soft-page-break/>classifications. </text:p>
      <text:list xml:id="list218649763" text:style-name="WWNum32">
        <text:list-item>
          <text:p text:style-name="P21"><text:span text:style-name="T2">Near-humans</text:span> are animals who are humans or are very closely related to them. They have all lived together on the same planet for millions of years and share around 98% of the same DNA. </text:p>
        </text:list-item>
        <text:list-item>
          <text:p text:style-name="P21"><text:span text:style-name="T2">Demi-humans</text:span> were near-humans who, for some reason, came to live on another planet. How they got there has stumped scientists for decades. There are a few millions years of evolution between them and the Near-humans, and most scientists suspect some genetic modifications have been made on at least a few of the species.</text:p>
        </text:list-item>
        <text:list-item>
          <text:p text:style-name="P21"><text:span text:style-name="T2">Other animals </text:span>are a category of animals not including human-apes. Most evolved and mainly live on the homeplanet of Near-humans, Agollen. While being distinct from humans, they still share most of their DNA and most humans can imagine how they would act or feel.</text:p>
        </text:list-item>
        <text:list-item>
          <text:p text:style-name="P21"><text:span text:style-name="T2">Robots </text:span>are intelligent constructs created for various purposes. Some are made to be fighting machines, while others are meant as companions on long spaceship missions.</text:p>
        </text:list-item>
        <text:list-item>
          <text:p text:style-name="P21"><text:span text:style-name="T2">True aliens </text:span>are aliens with no genes in common with humans, if they even have genes at all. They have all evolved on other planets and are as far from a human as is possible.</text:p>
        </text:list-item>
      </text:list>
      <text:p text:style-name="Standard"/>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e8i7ce4nve5y" text:style-name="Index_20_Link" text:visited-style-name="Index_20_Link"><text:span text:style-name="T3">Dwarves</text:span></text:a></text:p>
          <text:p text:style-name="P8"><text:a xlink:type="simple" xlink:href="#_7ddw6on0rokc" text:style-name="Index_20_Link" text:visited-style-name="Index_20_Link"><text:span text:style-name="T3">Features</text:span></text:a></text:p>
          <text:p text:style-name="P9"><text:a xlink:type="simple" xlink:href="#_n745hqs4rtuq" text:style-name="Index_20_Link" text:visited-style-name="Index_20_Link"><text:span text:style-name="T3">Variations</text:span></text:a></text:p>
          <text:p text:style-name="P8"><text:a xlink:type="simple" xlink:href="#_s0rifd3iwn5l" text:style-name="Index_20_Link" text:visited-style-name="Index_20_Link"><text:span text:style-name="T3">Species feats</text:span></text:a></text:p>
          <text:p text:style-name="P9"><text:a xlink:type="simple" xlink:href="#_allzsdsphq0d" text:style-name="Index_20_Link" text:visited-style-name="Index_20_Link"><text:span text:style-name="T3">1st</text:span></text:a></text:p>
          <text:p text:style-name="P9"><text:a xlink:type="simple" xlink:href="#_hbgtibhhm5mb" text:style-name="Index_20_Link" text:visited-style-name="Index_20_Link"><text:span text:style-name="T3">5th</text:span></text:a></text:p>
          <text:p text:style-name="P9"><text:a xlink:type="simple" xlink:href="#_l6agephb3qo0" text:style-name="Index_20_Link" text:visited-style-name="Index_20_Link"><text:span text:style-name="T3">9th</text:span></text:a></text:p>
          <text:p text:style-name="P9"><text:a xlink:type="simple" xlink:href="#_aqyp7w8yelw6" text:style-name="Index_20_Link" text:visited-style-name="Index_20_Link"><text:span text:style-name="T3">13th</text:span></text:a></text:p>
          <text:p text:style-name="P9"><text:a xlink:type="simple" xlink:href="#_abqoj715ct01" text:style-name="Index_20_Link" text:visited-style-name="Index_20_Link"><text:span text:style-name="T3">17th</text:span></text:a></text:p>
          <text:p text:style-name="P7"><text:a xlink:type="simple" xlink:href="#_7yjdhqqrv6c5" text:style-name="Index_20_Link" text:visited-style-name="Index_20_Link"><text:span text:style-name="T3">Humans</text:span></text:a></text:p>
          <text:p text:style-name="P8"><text:a xlink:type="simple" xlink:href="#_t8clsglpmfx0" text:style-name="Index_20_Link" text:visited-style-name="Index_20_Link"><text:span text:style-name="T3">Features</text:span></text:a></text:p>
          <text:p text:style-name="P9"><text:a xlink:type="simple" xlink:href="#_d2epad2s03w2" text:style-name="Index_20_Link" text:visited-style-name="Index_20_Link"><text:span text:style-name="T3">Variations</text:span></text:a></text:p>
          <text:p text:style-name="P8"><text:a xlink:type="simple" xlink:href="#_4us3hwd7if9p" text:style-name="Index_20_Link" text:visited-style-name="Index_20_Link"><text:span text:style-name="T3">Species feats</text:span></text:a></text:p>
          <text:p text:style-name="P9"><text:a xlink:type="simple" xlink:href="#_tsknvaxnf39b" text:style-name="Index_20_Link" text:visited-style-name="Index_20_Link"><text:span text:style-name="T3">1st</text:span></text:a></text:p>
          <text:p text:style-name="P9"><text:a xlink:type="simple" xlink:href="#_6d8z6aginpk6" text:style-name="Index_20_Link" text:visited-style-name="Index_20_Link"><text:span text:style-name="T3">5th</text:span></text:a></text:p>
          <text:p text:style-name="P9"><text:a xlink:type="simple" xlink:href="#_3gjv69efr2fw" text:style-name="Index_20_Link" text:visited-style-name="Index_20_Link"><text:span text:style-name="T3">9th</text:span></text:a></text:p>
          <text:p text:style-name="P9"><text:a xlink:type="simple" xlink:href="#_wx142thwwdi6" text:style-name="Index_20_Link" text:visited-style-name="Index_20_Link"><text:span text:style-name="T3">13th</text:span></text:a></text:p>
          <text:p text:style-name="P9"><text:soft-page-break/><text:a xlink:type="simple" xlink:href="#_s94358upu6g2" text:style-name="Index_20_Link" text:visited-style-name="Index_20_Link"><text:span text:style-name="T3">17th</text:span></text:a></text:p>
          <text:p text:style-name="P7"><text:a xlink:type="simple" xlink:href="#_cwse6sir7ewl" text:style-name="Index_20_Link" text:visited-style-name="Index_20_Link"><text:span text:style-name="T3">Orcs</text:span></text:a></text:p>
          <text:p text:style-name="P8"><text:a xlink:type="simple" xlink:href="#_7iq3agm71dzq" text:style-name="Index_20_Link" text:visited-style-name="Index_20_Link"><text:span text:style-name="T3">Feature</text:span></text:a></text:p>
          <text:p text:style-name="P9"><text:a xlink:type="simple" xlink:href="#_v6wtvyf8bq8v" text:style-name="Index_20_Link" text:visited-style-name="Index_20_Link"><text:span text:style-name="T3">Variations</text:span></text:a></text:p>
          <text:p text:style-name="P8"><text:a xlink:type="simple" xlink:href="#_zbpujm6eqfxp" text:style-name="Index_20_Link" text:visited-style-name="Index_20_Link"><text:span text:style-name="T3">Species feats</text:span></text:a></text:p>
          <text:p text:style-name="P9"><text:a xlink:type="simple" xlink:href="#_vsgjj3myspwj" text:style-name="Index_20_Link" text:visited-style-name="Index_20_Link"><text:span text:style-name="T3">1st</text:span></text:a></text:p>
          <text:p text:style-name="P9"><text:a xlink:type="simple" xlink:href="#_hx23d4xjdsg1" text:style-name="Index_20_Link" text:visited-style-name="Index_20_Link"><text:span text:style-name="T3">5th</text:span></text:a></text:p>
          <text:p text:style-name="P9"><text:a xlink:type="simple" xlink:href="#_ryhbtz3kuk2a" text:style-name="Index_20_Link" text:visited-style-name="Index_20_Link"><text:span text:style-name="T3">9th</text:span></text:a></text:p>
          <text:p text:style-name="P9"><text:a xlink:type="simple" xlink:href="#_p36enaxhhj4n" text:style-name="Index_20_Link" text:visited-style-name="Index_20_Link"><text:span text:style-name="T3">13th</text:span></text:a></text:p>
          <text:p text:style-name="P9"><text:a xlink:type="simple" xlink:href="#_mqtuuss1qku" text:style-name="Index_20_Link" text:visited-style-name="Index_20_Link"><text:span text:style-name="T3">17th</text:span></text:a></text:p>
          <text:p text:style-name="P7"><text:a xlink:type="simple" xlink:href="#_532pardhsdou" text:style-name="Index_20_Link" text:visited-style-name="Index_20_Link"><text:span text:style-name="T3">Bugbear</text:span></text:a></text:p>
          <text:p text:style-name="P8"><text:a xlink:type="simple" xlink:href="#_i0p0k1e2rs5i" text:style-name="Index_20_Link" text:visited-style-name="Index_20_Link"><text:span text:style-name="T3">Feature</text:span></text:a></text:p>
          <text:p text:style-name="P9"><text:a xlink:type="simple" xlink:href="#_cla5ffs5f9vl" text:style-name="Index_20_Link" text:visited-style-name="Index_20_Link"><text:span text:style-name="T3">Variations</text:span></text:a></text:p>
          <text:p text:style-name="P8"><text:a xlink:type="simple" xlink:href="#_ebax8fn4dbqu" text:style-name="Index_20_Link" text:visited-style-name="Index_20_Link"><text:span text:style-name="T3">Species feats</text:span></text:a></text:p>
          <text:p text:style-name="P9"><text:a xlink:type="simple" xlink:href="#_o5hcbtyj1yp5" text:style-name="Index_20_Link" text:visited-style-name="Index_20_Link"><text:span text:style-name="T3">1st</text:span></text:a></text:p>
          <text:p text:style-name="P9"><text:a xlink:type="simple" xlink:href="#_3i6sy01ih352" text:style-name="Index_20_Link" text:visited-style-name="Index_20_Link"><text:span text:style-name="T3">5th</text:span></text:a></text:p>
          <text:p text:style-name="P9"><text:a xlink:type="simple" xlink:href="#_dhbd3qu02puy" text:style-name="Index_20_Link" text:visited-style-name="Index_20_Link"><text:span text:style-name="T3">9th</text:span></text:a></text:p>
          <text:p text:style-name="P9"><text:a xlink:type="simple" xlink:href="#_dldrex97k3y9" text:style-name="Index_20_Link" text:visited-style-name="Index_20_Link"><text:span text:style-name="T3">13th</text:span></text:a></text:p>
          <text:p text:style-name="P9"><text:a xlink:type="simple" xlink:href="#_umfgf8x0hbmz" text:style-name="Index_20_Link" text:visited-style-name="Index_20_Link"><text:span text:style-name="T3">17th</text:span></text:a></text:p>
          <text:p text:style-name="P7"><text:a xlink:type="simple" xlink:href="#_jyz1re5h0tqr" text:style-name="Index_20_Link" text:visited-style-name="Index_20_Link"><text:span text:style-name="T3">Goblin</text:span></text:a></text:p>
          <text:p text:style-name="P8"><text:a xlink:type="simple" xlink:href="#_qh04sbmmzln3" text:style-name="Index_20_Link" text:visited-style-name="Index_20_Link"><text:span text:style-name="T3">Feature</text:span></text:a></text:p>
          <text:p text:style-name="P9"><text:a xlink:type="simple" xlink:href="#_bb2yxbzgebuv" text:style-name="Index_20_Link" text:visited-style-name="Index_20_Link"><text:span text:style-name="T3">Variations</text:span></text:a></text:p>
          <text:p text:style-name="P8"><text:a xlink:type="simple" xlink:href="#_ok1xen28e1xs" text:style-name="Index_20_Link" text:visited-style-name="Index_20_Link"><text:span text:style-name="T3">Species feats</text:span></text:a></text:p>
          <text:p text:style-name="P9"><text:a xlink:type="simple" xlink:href="#_4hq0bp6o5aim" text:style-name="Index_20_Link" text:visited-style-name="Index_20_Link"><text:span text:style-name="T3">1st</text:span></text:a></text:p>
          <text:p text:style-name="P9"><text:a xlink:type="simple" xlink:href="#_rnc9w4pr02t7" text:style-name="Index_20_Link" text:visited-style-name="Index_20_Link"><text:span text:style-name="T3">5th</text:span></text:a></text:p>
          <text:p text:style-name="P9"><text:a xlink:type="simple" xlink:href="#_wxomjjz5q5kj" text:style-name="Index_20_Link" text:visited-style-name="Index_20_Link"><text:span text:style-name="T3">9th</text:span></text:a></text:p>
          <text:p text:style-name="P9"><text:a xlink:type="simple" xlink:href="#_jq1coclfvy3h" text:style-name="Index_20_Link" text:visited-style-name="Index_20_Link"><text:span text:style-name="T3">13th</text:span></text:a></text:p>
          <text:p text:style-name="P9"><text:a xlink:type="simple" xlink:href="#_ynnjxc1v47r7" text:style-name="Index_20_Link" text:visited-style-name="Index_20_Link"><text:span text:style-name="T3">17th</text:span></text:a></text:p>
          <text:p text:style-name="P7"><text:a xlink:type="simple" xlink:href="#_on3p1jo5ms8l" text:style-name="Index_20_Link" text:visited-style-name="Index_20_Link"><text:span text:style-name="T3">Windling</text:span></text:a></text:p>
          <text:p text:style-name="P8"><text:a xlink:type="simple" xlink:href="#_mye0vdx2vnr3" text:style-name="Index_20_Link" text:visited-style-name="Index_20_Link"><text:span text:style-name="T3">Features</text:span></text:a></text:p>
          <text:p text:style-name="P9"><text:a xlink:type="simple" xlink:href="#_x5x0iszfox6b" text:style-name="Index_20_Link" text:visited-style-name="Index_20_Link"><text:span text:style-name="T3">Variations</text:span></text:a></text:p>
          <text:p text:style-name="P8"><text:a xlink:type="simple" xlink:href="#_h7g0drywhdpp" text:style-name="Index_20_Link" text:visited-style-name="Index_20_Link"><text:span text:style-name="T3">Species feats</text:span></text:a></text:p>
          <text:p text:style-name="P9"><text:a xlink:type="simple" xlink:href="#_wxfe75vwfpdu" text:style-name="Index_20_Link" text:visited-style-name="Index_20_Link"><text:span text:style-name="T3">1st</text:span></text:a></text:p>
          <text:p text:style-name="P9"><text:a xlink:type="simple" xlink:href="#_9szjq7me5b4v" text:style-name="Index_20_Link" text:visited-style-name="Index_20_Link"><text:span text:style-name="T3">5th</text:span></text:a></text:p>
          <text:p text:style-name="P9"><text:a xlink:type="simple" xlink:href="#_361xovp6xlrr" text:style-name="Index_20_Link" text:visited-style-name="Index_20_Link"><text:span text:style-name="T3">9th</text:span></text:a></text:p>
          <text:p text:style-name="P9"><text:a xlink:type="simple" xlink:href="#_jlh70qnwp68n" text:style-name="Index_20_Link" text:visited-style-name="Index_20_Link"><text:span text:style-name="T3">13th</text:span></text:a></text:p>
          <text:p text:style-name="P9"><text:a xlink:type="simple" xlink:href="#_s1hq3gmjlz72" text:style-name="Index_20_Link" text:visited-style-name="Index_20_Link"><text:span text:style-name="T3">17th</text:span></text:a></text:p>
          <text:p text:style-name="P7"><text:soft-page-break/><text:a xlink:type="simple" xlink:href="#_m96ttb8yxqq2" text:style-name="Index_20_Link" text:visited-style-name="Index_20_Link"><text:span text:style-name="T3">Warforged</text:span></text:a></text:p>
          <text:p text:style-name="P8"><text:a xlink:type="simple" xlink:href="#_ipx971wrioo8" text:style-name="Index_20_Link" text:visited-style-name="Index_20_Link"><text:span text:style-name="T3">Features</text:span></text:a></text:p>
          <text:p text:style-name="P9"><text:a xlink:type="simple" xlink:href="#_r7nxfvhv5cd6" text:style-name="Index_20_Link" text:visited-style-name="Index_20_Link"><text:span text:style-name="T3">Variations</text:span></text:a></text:p>
          <text:p text:style-name="P8"><text:a xlink:type="simple" xlink:href="#_fyku69g2rx3t" text:style-name="Index_20_Link" text:visited-style-name="Index_20_Link"><text:span text:style-name="T3">Species feats</text:span></text:a></text:p>
          <text:p text:style-name="P9"><text:a xlink:type="simple" xlink:href="#_56mkap6og9br" text:style-name="Index_20_Link" text:visited-style-name="Index_20_Link"><text:span text:style-name="T3">1st</text:span></text:a></text:p>
          <text:p text:style-name="P9"><text:a xlink:type="simple" xlink:href="#_4uuxw460cf9u" text:style-name="Index_20_Link" text:visited-style-name="Index_20_Link"><text:span text:style-name="T3">5th</text:span></text:a></text:p>
          <text:p text:style-name="P9"><text:a xlink:type="simple" xlink:href="#_a5e4lw3qwk9c" text:style-name="Index_20_Link" text:visited-style-name="Index_20_Link"><text:span text:style-name="T3">9th</text:span></text:a></text:p>
          <text:p text:style-name="P9"><text:a xlink:type="simple" xlink:href="#_42t16s5ml3dz" text:style-name="Index_20_Link" text:visited-style-name="Index_20_Link"><text:span text:style-name="T3">13th</text:span></text:a></text:p>
          <text:p text:style-name="P9"><text:a xlink:type="simple" xlink:href="#_3puh27wbge6g" text:style-name="Index_20_Link" text:visited-style-name="Index_20_Link"><text:span text:style-name="T3">17th</text:span></text:a></text:p>
          <text:p text:style-name="P7"><text:a xlink:type="simple" xlink:href="#_d096r78oczb" text:style-name="Index_20_Link" text:visited-style-name="Index_20_Link"><text:span text:style-name="T3">Agah</text:span></text:a></text:p>
          <text:p text:style-name="P8"><text:a xlink:type="simple" xlink:href="#_94pzu5pthr3m" text:style-name="Index_20_Link" text:visited-style-name="Index_20_Link"><text:span text:style-name="T3">Features</text:span></text:a></text:p>
          <text:p text:style-name="P9"><text:a xlink:type="simple" xlink:href="#_nexvr8j56qgb" text:style-name="Index_20_Link" text:visited-style-name="Index_20_Link"><text:span text:style-name="T3">Variations</text:span></text:a></text:p>
          <text:p text:style-name="P8"><text:a xlink:type="simple" xlink:href="#_z3suk8hw578t" text:style-name="Index_20_Link" text:visited-style-name="Index_20_Link"><text:span text:style-name="T3">Species feats</text:span></text:a></text:p>
          <text:p text:style-name="P9"><text:a xlink:type="simple" xlink:href="#_emg2hod03gs7" text:style-name="Index_20_Link" text:visited-style-name="Index_20_Link"><text:span text:style-name="T3">1st</text:span></text:a></text:p>
          <text:p text:style-name="P9"><text:a xlink:type="simple" xlink:href="#_hw7nviqi3yy7" text:style-name="Index_20_Link" text:visited-style-name="Index_20_Link"><text:span text:style-name="T3">5th</text:span></text:a></text:p>
          <text:p text:style-name="P9"><text:a xlink:type="simple" xlink:href="#_q9k1ccht6io2" text:style-name="Index_20_Link" text:visited-style-name="Index_20_Link"><text:span text:style-name="T3">9th</text:span></text:a></text:p>
          <text:p text:style-name="P9"><text:a xlink:type="simple" xlink:href="#_3mxm0fvzjplq" text:style-name="Index_20_Link" text:visited-style-name="Index_20_Link"><text:span text:style-name="T3">13th</text:span></text:a></text:p>
          <text:p text:style-name="P9"><text:a xlink:type="simple" xlink:href="#_kgiucfgu1hl3" text:style-name="Index_20_Link" text:visited-style-name="Index_20_Link"><text:span text:style-name="T3">17th</text:span></text:a></text:p>
          <text:p text:style-name="P7"><text:a xlink:type="simple" xlink:href="#_miv2wu2ggo0w" text:style-name="Index_20_Link" text:visited-style-name="Index_20_Link"><text:span text:style-name="T3">Draconian</text:span></text:a></text:p>
          <text:p text:style-name="P8"><text:a xlink:type="simple" xlink:href="#_qoqoqbkblh25" text:style-name="Index_20_Link" text:visited-style-name="Index_20_Link"><text:span text:style-name="T3">Features</text:span></text:a></text:p>
          <text:p text:style-name="P9"><text:a xlink:type="simple" xlink:href="#_x8ozd2g08y3b" text:style-name="Index_20_Link" text:visited-style-name="Index_20_Link"><text:span text:style-name="T3">Variations</text:span></text:a></text:p>
          <text:p text:style-name="P8"><text:a xlink:type="simple" xlink:href="#_suwvaw20robg" text:style-name="Index_20_Link" text:visited-style-name="Index_20_Link"><text:span text:style-name="T3">Species feats</text:span></text:a></text:p>
          <text:p text:style-name="P9"><text:a xlink:type="simple" xlink:href="#_gunr4k40dkci" text:style-name="Index_20_Link" text:visited-style-name="Index_20_Link"><text:span text:style-name="T3">1st</text:span></text:a></text:p>
          <text:p text:style-name="P9"><text:a xlink:type="simple" xlink:href="#_f4p6c07223cc" text:style-name="Index_20_Link" text:visited-style-name="Index_20_Link"><text:span text:style-name="T3">5th</text:span></text:a></text:p>
          <text:p text:style-name="P9"><text:a xlink:type="simple" xlink:href="#_uy8o22lc57lv" text:style-name="Index_20_Link" text:visited-style-name="Index_20_Link"><text:span text:style-name="T3">9th</text:span></text:a></text:p>
          <text:p text:style-name="P9"><text:a xlink:type="simple" xlink:href="#_f4b82075jxci" text:style-name="Index_20_Link" text:visited-style-name="Index_20_Link"><text:span text:style-name="T3">13th</text:span></text:a></text:p>
          <text:p text:style-name="P9"><text:a xlink:type="simple" xlink:href="#_y9arvpy9a0ea" text:style-name="Index_20_Link" text:visited-style-name="Index_20_Link"><text:span text:style-name="T3">17th</text:span></text:a></text:p>
          <text:p text:style-name="P7"><text:a xlink:type="simple" xlink:href="#_egk1cor8dwlg" text:style-name="Index_20_Link" text:visited-style-name="Index_20_Link"><text:span text:style-name="T3">Template</text:span></text:a></text:p>
          <text:p text:style-name="P8"><text:a xlink:type="simple" xlink:href="#_tvo0dubzme8m" text:style-name="Index_20_Link" text:visited-style-name="Index_20_Link"><text:span text:style-name="T3">Feature</text:span></text:a></text:p>
          <text:p text:style-name="P9"><text:a xlink:type="simple" xlink:href="#_i5z856day01r" text:style-name="Index_20_Link" text:visited-style-name="Index_20_Link"><text:span text:style-name="T3">Variations</text:span></text:a></text:p>
          <text:p text:style-name="P8"><text:a xlink:type="simple" xlink:href="#_x04ww1j0zcw" text:style-name="Index_20_Link" text:visited-style-name="Index_20_Link"><text:span text:style-name="T3">Species feats</text:span></text:a></text:p>
          <text:p text:style-name="P9"><text:a xlink:type="simple" xlink:href="#_agg47xr7pfn5" text:style-name="Index_20_Link" text:visited-style-name="Index_20_Link"><text:span text:style-name="T3">1st</text:span></text:a></text:p>
          <text:p text:style-name="P9"><text:a xlink:type="simple" xlink:href="#_1t8lynwj9y5t" text:style-name="Index_20_Link" text:visited-style-name="Index_20_Link"><text:span text:style-name="T3">5th</text:span></text:a></text:p>
          <text:p text:style-name="P9"><text:a xlink:type="simple" xlink:href="#_a1k7o9tz6s58" text:style-name="Index_20_Link" text:visited-style-name="Index_20_Link"><text:span text:style-name="T3">9th</text:span></text:a></text:p>
          <text:p text:style-name="P9"><text:a xlink:type="simple" xlink:href="#_dabxrilhu51o" text:style-name="Index_20_Link" text:visited-style-name="Index_20_Link"><text:span text:style-name="T3">13th</text:span></text:a></text:p>
          <text:p text:style-name="P10"><text:a xlink:type="simple" xlink:href="#_dwa0yinoksgx" text:style-name="Index_20_Link" text:visited-style-name="Index_20_Link"><text:span text:style-name="T3">17th</text:span></text:a></text:p>
        </text:index-body>
      </text:table-of-content>
      <text:p text:style-name="Standard"/>
      <text:p text:style-name="Standard"><text:soft-page-break/></text:p>
      <text:p text:style-name="P14"><text:bookmark text:name="_e8i7ce4nve5y"/>Dwarves</text:p>
      <text:p text:style-name="Standard"/>
      <text:p text:style-name="Standard">Hit points: <text:span text:style-name="T13">20</text:span></text:p>
      <text:p text:style-name="Standard">Speed: 6 meters, 4 squares</text:p>
      <text:p text:style-name="Standard"/>
      <text:p text:style-name="Standard">Ability boosts: Constitution, Wisdom, and one free</text:p>
      <text:p text:style-name="Standard">Ability flaw: Charisma</text:p>
      <text:p text:style-name="Standard"/>
      <text:p text:style-name="Standard">Communication: Sound</text:p>
      <text:p text:style-name="Standard">Languages: Common, Dwarven, language of country</text:p>
      <text:p text:style-name="Standard">Traits: Near-human</text:p>
      <text:p text:style-name="Standard">Senses: Avoidable precise color night (18 meters) vision, avoidable imprecise hearing, Unavoidable vague smell, Unavoidable precise body touch, Restricted vague taste.</text:p>
      <text:p text:style-name="Standard"/>
      <text:p text:style-name="Standard">Dwarves are a species with a well earned reputation as stoic and tough people. They typically live in underground citadels and are known throughout the world for their excellent adamantine weapons and beautiful gems. Trust from a dwarf is hard won, but once gained it is stronger than adamantine. Historically, dwarfs have fought many battles against orcs, and many dwarfs view them with resentment.</text:p>
      <text:p text:style-name="Standard"/>
      <text:p text:style-name="P2">Roleplaying a dwarf</text:p>
      <text:p text:style-name="Standard">You might:</text:p>
      <text:list xml:id="list3511673868" text:style-name="WWNum57">
        <text:list-item>
          <text:p text:style-name="P22">Strive to uphold your personal honor, no matter the situation.</text:p>
        </text:list-item>
        <text:list-item>
          <text:p text:style-name="P22">Appreciate quality engineering in all forms.</text:p>
        </text:list-item>
        <text:list-item>
          <text:p text:style-name="P22">Never back down, once you have set your mind to something.</text:p>
        </text:list-item>
      </text:list>
      <text:p text:style-name="Standard">Others probably</text:p>
      <text:list xml:id="list16568445" text:style-name="WWNum29">
        <text:list-item>
          <text:p text:style-name="P23">See you as stubborn and lacking humor.</text:p>
        </text:list-item>
        <text:list-item>
          <text:p text:style-name="P23">Assume you are an expert on metalworking and gem-cutting</text:p>
        </text:list-item>
        <text:list-item>
          <text:p text:style-name="P23">Appreciate your fierceness and gumption</text:p>
        </text:list-item>
      </text:list>
      <text:p text:style-name="P2"/>
      <text:p text:style-name="P2">Physical description</text:p>
      <text:p text:style-name="Standard">Dwarves are on average shorter and stockier than humans and stand around 1.5 meters tall. They have wide and compact bodies with burly frames. Unlike humans, dwarves of all genders can grow a beard. Most dwarves grow a long beard, as a long beard represents experience and honor. They typically braid it into intricate patterns representing their clan. Dwarves reach physical maturity around age 23, but they aren't considered adults until they reach 50 years. In the wild, dwarves typically hunted by crafting traps or chasing their prey into places where other dwarves waited.</text:p>
      <text:p text:style-name="Standard"><text:soft-page-break/></text:p>
      <text:p text:style-name="P2">History</text:p>
      <text:p text:style-name="Standard">The recorded history of dwarves begins around 50 000 years ago, with the ancient underground empires of old Burlaag. Dwarves live long and greatly value the past. This has caused the development of new technologies to advance very slowly. When human civilization started appearing around 12 000 years ago, they quickly passed the dwarves in technological advancement. This was the cause of the great dwarf-human war around 5 000 years ago. Despite great losses on each side, this conflict was solved by diplomacy. While humans forgot about the conflict a few centuries later, the dwarves recorded it in detail. The conflict was a great proof that it is possible to solve conflict through diplomacy, a lesson many dwarves have taken to heart. </text:p>
      <text:p text:style-name="Standard"/>
      <text:p text:style-name="Standard">However this sentiment only increased their hatred of orcs. Dwarves have had numerous conflicts with the mountain orcs the past millennia. Their inability to come to a peaceful solution through diplomacy, led to the conflicts never ending. This culminated with the battle of Arongal, where the dwarves united and won against the alliance of orc tribes. The orcs were thereafter forced to live in places where no one else could live, since they lost their armies and were unable to rebuild in the wasteland they came to call home.</text:p>
      <text:p text:style-name="Standard"/>
      <text:p text:style-name="P2">Society</text:p>
      <text:p text:style-name="Standard">In modern times, dwarves have traded technology with humans to be on the same level and have united under New Burlaag, a federation, in theory, run by the dwarven kings, but with a president. The different dwarf nations under Burlaag are mostly independent monarchies. Dwarves mostly still live on Agollen, since for dwarfs, 80 years is very short. There are still a few dwarves who have settled on other planets, most notably on Nidranus. Experts estimate there to be around 3 billion dwarves still on Agollen, and around 5 million on other planets or space stations. New Burlaag mostly has good ties with the other nations and they are part of the Alliance of Worlds. </text:p>
      <text:p text:style-name="Standard"/>
      <text:p text:style-name="P2">Names</text:p>
      <text:p text:style-name="Standard">Dwarven names are typically filled with harsh consonants and sound brutish to many other species. This comes from the, so called, dwarven alphabet, which contains many guttural sounds.</text:p>
      <text:p text:style-name="P24">First names:</text:p>
      <text:p text:style-name="Standard">Arganorlig, Bruenor, Brar, Dorgun, Dralf, Flint, Garlon, Grottor, Marden, Ralfen, Vorg.</text:p>
      <text:p text:style-name="P24">Last names:</text:p>
      <text:p text:style-name="Standard">Battlehammer, Brightmail, Fireforge, Frostbeard, Goldbeard, Greatback, Icehammer, Trollsmasher, Waraxe.</text:p>
      <text:p text:style-name="Standard"/>
      <text:p text:style-name="P2">Adventurers</text:p>
      <text:p text:style-name="Standard"><text:soft-page-break/>Dwarven adventurers are typically treasure hunters or sellswords. They often leave their underground citadels to enrich their homeland or regain treasure stolen from them. Dwarves have a psychology close to humans and could become adventurers for the same reasons.</text:p>
      <text:p text:style-name="Standard"/>
      <text:p text:style-name="Heading_20_2"><text:bookmark text:name="_7ddw6on0rokc"/>Features</text:p>
      <text:p text:style-name="P2">Unburdened iron</text:p>
      <text:list xml:id="list3961438491" text:style-name="WWNum19">
        <text:list-item>
          <text:p text:style-name="P25">You ignore the reduction to speed from any armor you wear.</text:p>
        </text:list-item>
      </text:list>
      <text:p text:style-name="Heading_20_3"><text:bookmark text:name="_n745hqs4rtuq"/>Variations</text:p>
      <text:p text:style-name="P2">Ancient-blooded dwarf</text:p>
      <text:p text:style-name="Standard">Dwarves have a long history of resentment against tricks. When you roll a saving throw against a trick, you can use your reaction to gain a +1 bonus. By spending 2 resolve points as a reaction, you can instead reroll the save.</text:p>
      <text:p text:style-name="P2"/>
      <text:p text:style-name="P2">Dwarf mechanic</text:p>
      <text:p text:style-name="Standard">Many dwarf lineages have a long history with a deep affinity for miracles of engineering, and you are no different. You gain one minor Trick from the artificer trick list. Use your class checks instead of a Trick check for all purposes.</text:p>
      <text:p text:style-name="Standard"/>
      <text:p text:style-name="P2">Forge dwarf</text:p>
      <text:p text:style-name="Standard">You have a remarkable adaptation to hot environments. You gain resistance to fire damage equal to half your level(minimum 1). In addition, you treat environmental heat effects as one step less severe.</text:p>
      <text:p text:style-name="Standard"/>
      <text:p text:style-name="P2">Rock dwarf</text:p>
      <text:p text:style-name="Standard">Your ancestors lived and worked underground on frequently unsteady terrain. You gain a +3 circumstance bonus to effects that would move or trip you. When an effect moves you, you move only half the distance. In addition, by spending 1 resolve point, you can use a reaction to reroll a save against being moved or tripped.</text:p>
      <text:p text:style-name="Standard"/>
      <text:p text:style-name="P2">Ship dwarf</text:p>
      <text:p text:style-name="Standard">Some dwarfs evolved on the coastline or near mountain lakes. These dwarfs are adapted to life at sea. You gain a swimming speed equal to your land speed. </text:p>
      <text:p text:style-name="P2"/>
      <text:p text:style-name="P2">Strong-blooded dwarf</text:p>
      <text:p text:style-name="Standard">Your ancestors had to frequently eat things most people wouldn’t consider food. You gain resistance to poison damage equal to half your level (minimum 1). In addition, each successful saving throw against a poison affliction reduces its stage by 2, or by 1 if it is <text:soft-page-break/>a virulent affliction. Each critical success against a poison affliction reduces its stage by 3, or by 2 if it is a virulent affliction. </text:p>
      <text:p text:style-name="Standard"/>
      <text:p text:style-name="Standard"/>
      <text:p text:style-name="Standard"/>
      <text:p text:style-name="Heading_20_2"><text:bookmark text:name="_s0rifd3iwn5l"/>Species feats</text:p>
      <text:p text:style-name="Heading_20_3"><text:bookmark text:name="_allzsdsphq0d"/>1st</text:p>
      <text:p text:style-name="P2">Adaptive vision</text:p>
      <text:list xml:id="list1031626773" text:style-name="WWNum21">
        <text:list-item>
          <text:p text:style-name="P26">After years of using gunpowder and laser weaponry in dimly lit spaces, you've become accustomed to dazzling flashes of light and sudden shifts in illumination. You gain a +1 circumstance bonus to saving throws against visual effects. If you roll a success on a saving throw against a visual effect, you get a critical success instead.</text:p>
        </text:list-item>
      </text:list>
      <text:p text:style-name="P2">Dwarven lore</text:p>
      <text:list xml:id="list2810835702" text:style-name="WWNum55">
        <text:list-item>
          <text:p text:style-name="P27">You eagerly absorbed the lore of the dwarves. You become trained in Engineering and Society. In addition, you become trained in Dwarven lore.</text:p>
        </text:list-item>
      </text:list>
      <text:p text:style-name="P2">Dwarven weapon familiarity</text:p>
      <text:list xml:id="list2404949265" text:style-name="WWNum79">
        <text:list-item>
          <text:p text:style-name="P28">You have trained with new variations of the traditional weapons of the dwarves. You become trained in the plasma ax, rocket hammer, and the heavy scattergun. You also become trained in all weapons with the dwarf tag. For the purpose of determining your proficiency rank with dwarf weapons, count advanced dwarf weapons as martial dwarf weapons, and martial dwarf weapons as simple dwarf weapons.</text:p>
        </text:list-item>
      </text:list>
      <text:p text:style-name="P2">Rock runner</text:p>
      <text:list xml:id="list2972217711" text:style-name="WWNum45">
        <text:list-item>
          <text:p text:style-name="P29">Growing up in mountains made you adept at moving across uneven terrain. You can ignore difficult terrain caused by stones or rocks. In addition, you ignore uneven ground made of stone and suffer no penalties for standing or moving on it. You also don’t require an Acrobatics check to balance on uneven ground made of stone and earth.</text:p>
        </text:list-item>
      </text:list>
      <text:p text:style-name="P2">Stonecunning</text:p>
      <text:list xml:id="list2615154872" text:style-name="WWNum2">
        <text:list-item>
          <text:p text:style-name="P30">You have a knack for noticing even small inconsistencies and craftsmanship techniques in the stonework around you. You gain a +2 circumstance bonus to Perception checks to notice unusual stonework. This bonus applies to checks to discover mechanical traps made of stone or hidden within stone.</text:p>
        </text:list-item>
      </text:list>
      <text:p text:style-name="P12">If you aren't using the<text:a xlink:type="simple" xlink:href="https://2e.aonprd.com/Actions.aspx?ID=84" text:style-name="ListLabel_20_856" text:visited-style-name="ListLabel_20_856"> </text:a><text:a xlink:type="simple" xlink:href="https://2e.aonprd.com/Actions.aspx?ID=84" text:style-name="ListLabel_20_857" text:visited-style-name="ListLabel_20_857"><text:span text:style-name="T7">Seek</text:span></text:a> action or<text:a xlink:type="simple" xlink:href="https://2e.aonprd.com/Actions.aspx?ID=519" text:style-name="ListLabel_20_856" text:visited-style-name="ListLabel_20_856"> </text:a><text:a xlink:type="simple" xlink:href="https://2e.aonprd.com/Actions.aspx?ID=519" text:style-name="ListLabel_20_857" text:visited-style-name="ListLabel_20_857"><text:span text:style-name="T7">searching</text:span></text:a>, the GM automatically rolls a<text:a xlink:type="simple" xlink:href="https://2e.aonprd.com/Traits.aspx?ID=142" text:style-name="ListLabel_20_856" text:visited-style-name="ListLabel_20_856"> </text:a><text:a xlink:type="simple" xlink:href="https://2e.aonprd.com/Traits.aspx?ID=142" text:style-name="ListLabel_20_857" text:visited-style-name="ListLabel_20_857"><text:span text:style-name="T7">secret</text:span></text:a> check for you to notice unusual stonework anyway. This check doesn't gain the circumstance bonus, and it takes a –2 circumstance penalty. </text:p>
      <text:p text:style-name="Heading_20_3"><text:bookmark text:name="_hbgtibhhm5mb"/><text:soft-page-break/>5th</text:p>
      <text:p text:style-name="P2">Boulder roll</text:p>
      <text:list xml:id="list465368150" text:style-name="WWNum94">
        <text:list-item>
          <text:p text:style-name="P31">Your dwarven build allows you to push foes around, just like a mighty boulder tumbles through a subterranean cavern. As a two action activity, take a Step into the square of a foe that is your size or smaller, and the foe must move into the empty space directly behind it. The foe must move even if doing so places it in harm's way. The foe can attempt a Fortitude saving throw against your<text:a xlink:type="simple" xlink:href="https://2e.aonprd.com/Skills.aspx?ID=3" text:style-name="ListLabel_20_856" text:visited-style-name="ListLabel_20_856"> </text:a><text:a xlink:type="simple" xlink:href="https://2e.aonprd.com/Skills.aspx?ID=3" text:style-name="ListLabel_20_857" text:visited-style-name="ListLabel_20_857"><text:span text:style-name="T7">Athletics</text:span></text:a> DC to block your Step. If the foe attempts this saving throw, unless it critically succeeds, it takes bludgeoning damage equal to twice your level plus your Strength modifier.</text:p>
        </text:list-item>
      </text:list>
      <text:p text:style-name="P12">If the foe can't move into an empty space (if it is surrounded by solid objects or other creatures, for example), your Boulder Roll has no effect. </text:p>
      <text:p text:style-name="P17">Dwarven reinforcement</text:p>
      <text:list xml:id="list1724161342" text:style-name="WWNum36">
        <text:list-item>
          <text:p text:style-name="P32"><text:span text:style-name="T5">Prerequisite</text:span><text:span text:style-name="T4">: Expert in engineering. </text:span>You can use your knowledge of engineering and metalwork to temporarily strengthen thick objects and structures. By spending 1 hour working on an item, you can give it a +1 circumstance bonus to its Hardness for 24 hours. If you're a master in Engineering, the bonus is +2, and if you're legendary, the bonus is +3. You can reinforce a portion of a structure, though 1 hour usually reinforces only a door, a few windows, or another section that fits within a 10-foot cube.</text:p>
        </text:list-item>
      </text:list>
      <text:p text:style-name="P2">Dwarven weapon cunning</text:p>
      <text:list xml:id="list3294016280" text:style-name="WWNum8">
        <text:list-item>
          <text:p text:style-name="P33">You've learned cunning techniques to get the best effects out of your dwarven weapons. Whenever you critically hit using a plasma ax, rocket hammer, heavy scattergun, or a dwarf weapon, you apply the weapon's critical specialization effect. </text:p>
        </text:list-item>
      </text:list>
      <text:p text:style-name="Heading_20_3"><text:bookmark text:name="_l6agephb3qo0"/>9th</text:p>
      <text:p text:style-name="P2">Battleforger</text:p>
      <text:list xml:id="list1271896845" text:style-name="WWNum15">
        <text:list-item>
          <text:p text:style-name="P34"><text:span text:style-name="T5">Prerequisite</text:span><text:span text:style-name="T4">: Master in crafting.</text:span> You can sharpen weapons, polish armor, and apply special techniques to temporarily gain better effects from your armaments. By spending 1 hour working on a weapon or armor, you can grant it the effects of a <text:span text:style-name="T4">+1 potency</text:span> improvement until your next daily preparations, gaining a +1 item bonus to attack rolls for a weapon or increasing armor’s item bonus to AC by 1. This has no effect if the weapon or armor already had a <text:span text:style-name="T4">potency</text:span> improvement.</text:p>
        </text:list-item>
      </text:list>
      <text:p text:style-name="P2">Mountains soutness</text:p>
      <text:list xml:id="list1367066274" text:style-name="WWNum42">
        <text:list-item>
          <text:p text:style-name="P35">Your hardiness lets you withstand more punishment than most before going down. Increase your maximum Hit Points and Stamina points by your level. When you have the dying condition, the DC of your recovery checks is equal to 9 + your dying value (instead of 10 + your dying value).</text:p>
        </text:list-item>
        <text:list-item>
          <text:p text:style-name="P35"/>
        </text:list-item>
      </text:list>
      <text:p text:style-name="P12"><text:soft-page-break/>If you also have the Toughness feat, the Hit Points gained from it and this feat are cumulative, and the DC of your recovery checks is equal to 6 + your dying value.</text:p>
      <text:p text:style-name="P17">Stone bones</text:p>
      <text:list xml:id="list3422739610" text:style-name="WWNum30">
        <text:list-item>
          <text:p text:style-name="P36">Your intractable nature can help you shrug off even the most grievous injuries. As a reaction, when hit by a physical critical hit, attempt a DC 17 flat check. If you are successful, the attack becomes a normal hit.</text:p>
        </text:list-item>
      </text:list>
      <text:p text:style-name="Heading_20_3"><text:bookmark text:name="_aqyp7w8yelw6"/>13th</text:p>
      <text:p text:style-name="P2">Dwarven weapon expertise</text:p>
      <text:list xml:id="list902192778" text:style-name="WWNum78">
        <text:list-item>
          <text:p text:style-name="P37">Your dwarven affinity blends with your training, granting you great skill with dwarven weapons. Whenever you gain a class feature that grants you expert or greater proficiency in certain weapons, you also gain that proficiency for<text:a xlink:type="simple" xlink:href="https://2e.aonprd.com/Weapons.aspx?ID=16" text:style-name="ListLabel_20_856" text:visited-style-name="ListLabel_20_856"> </text:a>plasma axes, rocket hammers, heavy scatterguns, and all dwarven weapons in which you are trained.</text:p>
        </text:list-item>
      </text:list>
      <text:p text:style-name="P2">Telluric power</text:p>
      <text:list xml:id="list3298111001" text:style-name="WWNum46">
        <text:list-item>
          <text:p text:style-name="P38">You know how to use stone surfaces to improve your blows. When making a Strike against a target who is standing on the same earth or stone surface as you are, you gain a circumstance bonus to the damage roll equal to the number of weapon damage dice.</text:p>
        </text:list-item>
      </text:list>
      <text:p text:style-name="Heading_20_3"><text:bookmark text:name="_abqoj715ct01"/>17th</text:p>
      <text:p text:style-name="P2">Stonegate</text:p>
      <text:list xml:id="list3916661472" text:style-name="WWNum51">
        <text:list-item>
          <text:p text:style-name="P39">You are an expert tunneler. While wielding a melee weapon, you gain a burrowing speed of 6 meters.</text:p>
        </text:list-item>
      </text:list>
      <text:p text:style-name="Standard"/>
      <text:p text:style-name="Standard"/>
      <text:p text:style-name="Standard"/>
      <text:p text:style-name="Standard"/>
      <text:p text:style-name="P14"><text:bookmark text:name="_7yjdhqqrv6c5"/>Humans</text:p>
      <text:p text:style-name="Standard"/>
      <text:p text:style-name="Standard">Hit points: <text:span text:style-name="T13">16</text:span></text:p>
      <text:p text:style-name="Standard">Speed: 7.5 meters, 6 squares</text:p>
      <text:p text:style-name="Standard"/>
      <text:p text:style-name="Standard">Ability boosts: Two free</text:p>
      <text:p text:style-name="Standard">Ability flaw: None</text:p>
      <text:p text:style-name="Standard"/>
      <text:p text:style-name="Standard">Communication: Sound</text:p>
      <text:p text:style-name="Standard">Languages: Common, language of country, one of your choice</text:p>
      <text:p text:style-name="Standard">Traits: Near-human, human</text:p>
      <text:p text:style-name="Standard">Senses: Avoidable precise color vision, avoidable imprecise hearing, Unavoidable vague smell, Unavoidable precise body touch, Restricted vague taste.</text:p>
      <text:p text:style-name="Standard"/>
      <text:p text:style-name="Standard">Humans, also known as Homo sapiens, are the most abundant and widespread species of primate, characterized by bipedalism and large, complex brains. This has enabled the development of advanced tools, culture, and language. Humans are highly social and tend to live in complex social structures composed of many cooperating and competing groups, from families and kinship networks to political states. Social interactions between humans have established a wide variety of values, social norms, and rituals, which bolster human society. Curiosity and the human desire to understand and influence the environment and to explain and manipulate phenomena have motivated humanity's development of science, philosophy, mythology, religion, and other fields of study.</text:p>
      <text:p text:style-name="Standard"/>
      <text:p text:style-name="P2">Roleplaying a human</text:p>
      <text:p text:style-name="Standard">You might:</text:p>
      <text:list xml:id="list122606499401935" text:continue-list="list3511673868" text:style-name="WWNum57">
        <text:list-item>
          <text:p text:style-name="P22">Seek for quick and easy answers to your questions.</text:p>
        </text:list-item>
        <text:list-item>
          <text:p text:style-name="P22">Like physical contact.</text:p>
        </text:list-item>
        <text:list-item>
          <text:p text:style-name="P22">Enjoy spending time exchanging sounds with others.</text:p>
        </text:list-item>
      </text:list>
      <text:p text:style-name="Standard">Others probably</text:p>
      <text:list xml:id="list122605860985137" text:continue-list="list16568445" text:style-name="WWNum29">
        <text:list-item>
          <text:p text:style-name="P23">See you as impatient.</text:p>
        </text:list-item>
        <text:list-item>
          <text:p text:style-name="P23">Value your curiosity and inventions</text:p>
        </text:list-item>
        <text:list-item>
          <text:p text:style-name="P23">Worry you privately look down on them,</text:p>
        </text:list-item>
      </text:list>
      <text:p text:style-name="P2"/>
      <text:p text:style-name="P2">Physical description</text:p>
      <text:p text:style-name="Standard">Humans are around 160 cm to 190 cm high. In nature, they weigh around 50 to 70 kilos, but their easy access to food and efficient food storage increases their weight to about <text:soft-page-break/>80 to 100 kilos. Humans typically wear clothes in various shapes and color to keep themselves warm and cover their reproductive organs. They also tend to drastically change their appearance to increase their chances of reproduction. Humans are sexually dimorphic with males generally being bigger and with more muscles, however, genetic modifications have rendered these differences almost non-existant. </text:p>
      <text:p text:style-name="Standard"/>
      <text:p text:style-name="P2">History</text:p>
      <text:p text:style-name="Standard">Humans evolved in the savannah from other hominids around 300 000 years ago. This was long after their split with the other near-humans 3 to 5 million years ago. Until around 12,000 years ago, all humans were hunter-gatherers. Since then their technology has greatly advanced and they have spread around the world. Human expanse has caused them to wage numerous wars, both among themselves and with other species. This has caused a strained relationship with many other species. During modern times, they have tried to improve their standings among the other species</text:p>
      <text:p text:style-name="Standard"/>
      <text:p text:style-name="Standard">When humans invented travel faster than light 80 years ago, they discovered remains of an old human empire. Scattered artifacts lay around on planets, created for unknown purposes. The remains of the empire has caused the invention and advancement of numerous technological fields and has greatly advanced science. It is widely believed that the demi-humans are genetically modified descendents of the empire, a fact most demi-humans resent as many have waged numerous wars against the humans.</text:p>
      <text:p text:style-name="P2"/>
      <text:p text:style-name="P2">Society</text:p>
      <text:p text:style-name="Standard">Human’s curiosity has led them to quickly colonize many new planets and solar systems. This has led them to become the most populous near- and demi-human. It is estimated to be around 40 billion humans around the world, 10 billions live on Agollen and the rest live on colonies and enormous space stations. Humans have historically been very religious, seeking a purpose in the world, however, scientific advancements have created substantial proof against them. Most humans therefore aren’t religious, but there are still extremists and people who refuse to accept the discoveries. </text:p>
      <text:p text:style-name="Standard"/>
      <text:p text:style-name="Standard">When the pitnacs arrived and started waging war, humans assembled with the other species and created the Alliance of Worlds. Together they managed to repel the pitnacs, but not without heavy casualties. The humans willingness to aid in the conflict has greatly improved their relationship with many other species.</text:p>
      <text:p text:style-name="Standard"/>
      <text:p text:style-name="P2">Names</text:p>
      <text:p text:style-name="Standard">Humans use sound to refer to themselves. The names are varied, but are typically a few syllables long and easy to pronounce by humans. Most humans have a personal name and one or more family names.</text:p>
      <text:p text:style-name="Standard"/>
      <text:p text:style-name="P2"><text:soft-page-break/>Adventurers</text:p>
      <text:p text:style-name="Standard">Humans typically adventure for money, excitement, to learn or to gain technology, but the reasons for adventuring are very varied.</text:p>
      <text:p text:style-name="Standard"/>
      <text:p text:style-name="Heading_20_2"><text:bookmark text:name="_t8clsglpmfx0"/>Features</text:p>
      <text:p text:style-name="P2">Stamina</text:p>
      <text:p text:style-name="Standard">While humans are relatively slow over short distances, they have great stamina and surpasses most other animals on long distances. You gain a +5 circumstance bonus to checks to avoid exhaustion.</text:p>
      <text:p text:style-name="Heading_20_3"><text:bookmark text:name="_d2epad2s03w2"/>Variations</text:p>
      <text:p text:style-name="P2">Genetic improvement</text:p>
      <text:p text:style-name="Standard">You have genetically improved yourself. You gain a 1st level genetic improvement.</text:p>
      <text:p text:style-name="P2"/>
      <text:p text:style-name="P2">Half orc</text:p>
      <text:p text:style-name="Standard">Half orcs are the offspring of humans and orcs. They are naturally sterile, but can have children with the help of genetic manipulation. Half orcs are generally negatively viewed by most humans and orcs, as they are considered dumber than humans and weaker than orcs. You gain low-light vision, the orc and half orc trait, and the ability to select human, half orc and orc feats.</text:p>
      <text:p text:style-name="Standard"/>
      <text:p text:style-name="P2">Half dwarf</text:p>
      <text:p text:style-name="Standard">Half dwarves are the offspring of humans and dwarves. They are naturally sterile, but can have children with the help of genetic manipulation. Half dwarves often have difficulty fitting into society. Most half dwarves strongly embrace one side of their parentage and typically embrace one side of their parentage. You gain low-light vision, the human and half dwarf trait, and the ability to select human, half dwarf and dwarf feats.</text:p>
      <text:p text:style-name="Standard"/>
      <text:p text:style-name="P2">Quick learner</text:p>
      <text:p text:style-name="Standard">You are a very quick learner. You gain a general feat of your choice.</text:p>
      <text:p text:style-name="P2"/>
      <text:p text:style-name="P2">Skilled</text:p>
      <text:p text:style-name="Standard">Your ingenuity allows you to learn useful skills. You become trained in one skill of your choice. At 5th level, you become an expert in the skill.</text:p>
      <text:p text:style-name="Standard"/>
      <text:p text:style-name="Heading_20_2"><text:bookmark text:name="_4us3hwd7if9p"/><text:soft-page-break/>Species feats</text:p>
      <text:p text:style-name="Heading_20_3"><text:bookmark text:name="_tsknvaxnf39b"/>1st</text:p>
      <text:p text:style-name="P2">Cooperative</text:p>
      <text:list xml:id="list2368971017" text:style-name="WWNum49">
        <text:list-item>
          <text:p text:style-name="P40">Humans are very social animals. You gain a +4 circumstance bonus to aid checks.</text:p>
        </text:list-item>
      </text:list>
      <text:p text:style-name="P2">Great skill</text:p>
      <text:list xml:id="list2814141599" text:style-name="WWNum10">
        <text:list-item>
          <text:p text:style-name="P41">You become trained in two skills of your choice.</text:p>
        </text:list-item>
      </text:list>
      <text:p text:style-name="P2">Natural ambition</text:p>
      <text:list xml:id="list3255289071" text:style-name="WWNum92">
        <text:list-item>
          <text:p text:style-name="P42">You are naturally curious and eager to learn. You gain a 1st level class feat for the class you belong to.</text:p>
        </text:list-item>
      </text:list>
      <text:p text:style-name="P2">Trick learner</text:p>
      <text:list xml:id="list3321567861" text:style-name="WWNum9">
        <text:list-item>
          <text:p text:style-name="P43">You learn a 1st level trick. You can perform it once per day. By spending 1 resolve point, you can re perform the trick.</text:p>
        </text:list-item>
      </text:list>
      <text:p text:style-name="P2">Unconventional weaponry</text:p>
      <text:list xml:id="list451124958" text:style-name="WWNum84">
        <text:list-item>
          <text:p text:style-name="P44">You've familiarized yourself with a particular weapon, potentially from another species or culture. Choose an uncommon simple or martial weapon with a trait corresponding to a species (such as dwarf, or orc) or that is common in another culture. You gain access to that weapon, and for the purpose of determining your proficiency, that weapon is a simple weapon. The weapon you choose must be one you are capable of wielding. </text:p>
        </text:list-item>
      </text:list>
      <text:p text:style-name="P12">If you are trained in all martial weapons, you can choose an uncommon advanced weapon with such a trait. You gain access to that weapon, and for the purpose of determining your proficiency, that weapon is a martial weapon. </text:p>
      <text:p text:style-name="Heading_20_3"><text:bookmark text:name="_6d8z6aginpk6"/>5th</text:p>
      <text:p text:style-name="P2">Clever improviser</text:p>
      <text:list xml:id="list417593445" text:style-name="WWNum43">
        <text:list-item>
          <text:p text:style-name="P45">You’ve learned how to handle situations when you’re out of your depth. You gain the Untrained Improvisation general feat. In addition, you can attempt skill actions that normally require you to be trained, even if you are untrained.</text:p>
        </text:list-item>
      </text:list>
      <text:p text:style-name="P2">Sense allies</text:p>
      <text:list xml:id="list2355550371" text:style-name="WWNum16">
        <text:list-item>
          <text:p text:style-name="P46">Like many humans raised in a close-knit community, you have always been strongly attuned to the presence of others. Willing allies that you are aware of within 60 feet that would otherwise be undetected by you are instead hidden from you. The flat check for you to target willing allies within 60 feet that are hidden from you is 5 instead of 11.</text:p>
        </text:list-item>
      </text:list>
      <text:p text:style-name="Heading_20_3"><text:bookmark text:name="_3gjv69efr2fw"/>9th</text:p>
      <text:p text:style-name="P2">Greater cooperation</text:p>
      <text:list xml:id="list1497008551" text:style-name="WWNum28">
        <text:list-item>
          <text:p text:style-name="P47"><text:span text:style-name="T5">Prerequisite</text:span><text:span text:style-name="T4">: Cooperative nature</text:span>. If you are at least an expert in the skill you are<text:a xlink:type="simple" xlink:href="https://2e.aonprd.com/Actions.aspx?ID=75" text:style-name="ListLabel_20_856" text:visited-style-name="ListLabel_20_856"> </text:a><text:soft-page-break/><text:a xlink:type="simple" xlink:href="https://2e.aonprd.com/Actions.aspx?ID=75" text:style-name="ListLabel_20_857" text:visited-style-name="ListLabel_20_857"><text:span text:style-name="T7">Aiding</text:span></text:a>, you get a success on any outcome rolled to Aid other than a critical success. </text:p>
        </text:list-item>
      </text:list>
      <text:p text:style-name="P2">Incredible improvisation</text:p>
      <text:list xml:id="list3467595534" text:style-name="WWNum52">
        <text:list-item>
          <text:p text:style-name="P48"><text:span text:style-name="T4">Prerequisite: Clever improviser</text:span>. You remember something related to your situation. As a free action when you attempt a skill in which you are trained in, you gain a +4 circumstance bonus to the check. You can only do this once per day, unless you spend a resolve point to use it again.</text:p>
        </text:list-item>
      </text:list>
      <text:p text:style-name="Heading_20_3"><text:bookmark text:name="_wx142thwwdi6"/>13th</text:p>
      <text:p text:style-name="P2">Unconventional expertise</text:p>
      <text:list xml:id="list1354257374" text:style-name="WWNum26">
        <text:list-item>
          <text:p text:style-name="P49"><text:span text:style-name="T4">Prerequisite: Unconventional expertise.</text:span> You’ve continued to advance your powers using your unconventional weapon. Whenever you gain a class feature that grants you expert or greater proficiency in certain weapons, you also gain that proficiency in the weapon you chose for Unconventional Weaponry.</text:p>
        </text:list-item>
      </text:list>
      <text:p text:style-name="Heading_20_3"><text:bookmark text:name="_s94358upu6g2"/>17th</text:p>
      <text:p text:style-name="Standard"/>
      <text:p text:style-name="Standard"/>
      <text:p text:style-name="P14"><text:bookmark text:name="_cwse6sir7ewl"/>Orcs</text:p>
      <text:p text:style-name="Standard"/>
      <text:p text:style-name="Standard">Hit points: <text:span text:style-name="T13">20</text:span></text:p>
      <text:p text:style-name="Standard">Speed: 7.5 meters, 5 squares</text:p>
      <text:p text:style-name="Standard"/>
      <text:p text:style-name="Standard">Ability boosts: Strength, constitution, and one free</text:p>
      <text:p text:style-name="Standard">Ability flaw: Intelligence</text:p>
      <text:p text:style-name="Standard"/>
      <text:p text:style-name="Standard">Communication: Sound</text:p>
      <text:p text:style-name="Standard">Languages: Common, Orc, language of country</text:p>
      <text:p text:style-name="Standard">Traits: Near-human, Orc</text:p>
      <text:p text:style-name="Standard">Senses: Avoidable precise color night vision, avoidable imprecise hearing, Unavoidable vague smell, Unavoidable precise body touch, Restricted vague taste.</text:p>
      <text:p text:style-name="Standard"/>
      <text:p text:style-name="Standard">Orcs are burly, green hominids with tusks. </text:p>
      <text:p text:style-name="Standard"/>
      <text:p text:style-name="P2">Roleplaying advice</text:p>
      <text:p text:style-name="Standard">You might:</text:p>
      <text:list xml:id="list122605960342234" text:continue-list="list122606499401935" text:style-name="WWNum57">
        <text:list-item>
          <text:p text:style-name="P22">1</text:p>
        </text:list-item>
        <text:list-item>
          <text:p text:style-name="P22">2</text:p>
        </text:list-item>
        <text:list-item>
          <text:p text:style-name="P22">3</text:p>
        </text:list-item>
      </text:list>
      <text:p text:style-name="Standard">Others probably</text:p>
      <text:list xml:id="list122607118096739" text:continue-list="list122605860985137" text:style-name="WWNum29">
        <text:list-item>
          <text:p text:style-name="P23">1</text:p>
        </text:list-item>
        <text:list-item>
          <text:p text:style-name="P23">2</text:p>
        </text:list-item>
        <text:list-item>
          <text:p text:style-name="P23">3</text:p>
        </text:list-item>
      </text:list>
      <text:p text:style-name="P2"/>
      <text:p text:style-name="P2">Physical description</text:p>
      <text:p text:style-name="Standard">Size, how their senses work, range of traits, age, cultural differences</text:p>
      <text:p text:style-name="Standard"/>
      <text:p text:style-name="P2">History</text:p>
      <text:p text:style-name="Standard">History</text:p>
      <text:p text:style-name="P2"/>
      <text:p text:style-name="P2">Society</text:p>
      <text:p text:style-name="Standard">Numbers, history, spread, religion, ties, relashionships</text:p>
      <text:p text:style-name="Standard"/>
      <text:p text:style-name="P2">Names</text:p>
      <text:p text:style-name="Standard">List, general information</text:p>
      <text:p text:style-name="Standard"/>
      <text:p text:style-name="P2"><text:soft-page-break/>Adventurers</text:p>
      <text:p text:style-name="Standard">Reason</text:p>
      <text:p text:style-name="Standard"/>
      <text:p text:style-name="Heading_20_2"><text:bookmark text:name="_7iq3agm71dzq"/>Feature</text:p>
      <text:p text:style-name="P2">Great smell</text:p>
      <text:p text:style-name="Standard">Orcs have a great smell compared to humans. You gain a +1 circumstance bonus to perception checks related to smell, including tracking.</text:p>
      <text:p text:style-name="Standard"/>
      <text:p text:style-name="Heading_20_3"><text:bookmark text:name="_v6wtvyf8bq8v"/>Variations</text:p>
      <text:p text:style-name="P2">Badlands orc</text:p>
      <text:p text:style-name="Standard">You come from sun-scorched badlands, where long legs and an ability to withstand the elements helped you thrive. You can<text:a xlink:type="simple" xlink:href="https://2e.aonprd.com/Actions.aspx?ID=515" text:style-name="ListLabel_20_856" text:visited-style-name="ListLabel_20_856"> </text:a><text:a xlink:type="simple" xlink:href="https://2e.aonprd.com/Actions.aspx?ID=515" text:style-name="ListLabel_20_857" text:visited-style-name="ListLabel_20_857"><text:span text:style-name="T7">Hustle</text:span></text:a> twice as long while exploring before you have to stop, and you treat<text:a xlink:type="simple" xlink:href="https://2e.aonprd.com/Rules.aspx?ID=642" text:style-name="ListLabel_20_856" text:visited-style-name="ListLabel_20_856"> </text:a><text:a xlink:type="simple" xlink:href="https://2e.aonprd.com/Rules.aspx?ID=642" text:style-name="ListLabel_20_857" text:visited-style-name="ListLabel_20_857"><text:span text:style-name="T7">environmental heat effects</text:span></text:a> as if they were one step less extreme (incredible heat becomes extreme, extreme heat becomes severe, and so on).</text:p>
      <text:p text:style-name="Standard"/>
      <text:p text:style-name="P2">Battle-ready orc</text:p>
      <text:p text:style-name="Standard">You descend from a line of terrifying battlefield commanders. You become trained in<text:a xlink:type="simple" xlink:href="https://2e.aonprd.com/Skills.aspx?ID=7" text:style-name="ListLabel_20_856" text:visited-style-name="ListLabel_20_856"> </text:a><text:a xlink:type="simple" xlink:href="https://2e.aonprd.com/Skills.aspx?ID=7" text:style-name="ListLabel_20_857" text:visited-style-name="ListLabel_20_857"><text:span text:style-name="T7">Intimidation</text:span></text:a>, and you gain the<text:a xlink:type="simple" xlink:href="https://2e.aonprd.com/Feats.aspx?ID=796" text:style-name="ListLabel_20_856" text:visited-style-name="ListLabel_20_856"> </text:a><text:a xlink:type="simple" xlink:href="https://2e.aonprd.com/Feats.aspx?ID=796" text:style-name="ListLabel_20_857" text:visited-style-name="ListLabel_20_857"><text:span text:style-name="T7">Intimidating Glare</text:span></text:a> skill feat.</text:p>
      <text:p text:style-name="Standard"/>
      <text:p text:style-name="P2">Deep orc</text:p>
      <text:p text:style-name="Standard">Your calloused hands and red eyes speak to a life spent in the deep darkness of mountain caverns, where you learned to battle on rocky cliffs and survive with minimal resources. You gain the<text:a xlink:type="simple" xlink:href="https://2e.aonprd.com/Feats.aspx?ID=851" text:style-name="ListLabel_20_856" text:visited-style-name="ListLabel_20_856"> </text:a><text:a xlink:type="simple" xlink:href="https://2e.aonprd.com/Feats.aspx?ID=851" text:style-name="ListLabel_20_857" text:visited-style-name="ListLabel_20_857"><text:span text:style-name="T7">Terrain Expertise</text:span></text:a> skill feat for underground terrain and the<text:a xlink:type="simple" xlink:href="https://2e.aonprd.com/Feats.aspx?ID=768" text:style-name="ListLabel_20_856" text:visited-style-name="ListLabel_20_856"> </text:a><text:a xlink:type="simple" xlink:href="https://2e.aonprd.com/Feats.aspx?ID=768" text:style-name="ListLabel_20_857" text:visited-style-name="ListLabel_20_857"><text:span text:style-name="T7">Combat Climber</text:span></text:a> skill feat.</text:p>
      <text:p text:style-name="Standard"/>
      <text:p text:style-name="P2">Hold-scarred orc</text:p>
      <text:p text:style-name="Standard">You are part of an orc community that participates in ritual scarification or tattooing. The marks on your skin show your exceptional hardiness and vitality. You gain <text:span text:style-name="T13">24</text:span> Hit Points from your ancestry instead of <text:span text:style-name="T13">20</text:span>. You also gain the<text:a xlink:type="simple" xlink:href="https://2e.aonprd.com/Feats.aspx?ID=774" text:style-name="ListLabel_20_856" text:visited-style-name="ListLabel_20_856"> </text:a><text:a xlink:type="simple" xlink:href="https://2e.aonprd.com/Feats.aspx?ID=774" text:style-name="ListLabel_20_857" text:visited-style-name="ListLabel_20_857"><text:span text:style-name="T7">Diehard</text:span></text:a> feat.</text:p>
      <text:p text:style-name="Standard"/>
      <text:p text:style-name="P2">Rainfall orc</text:p>
      <text:p text:style-name="Standard">You were born in a rain forest with only tangles of trees providing protection from torrential rainstorms and flash floods. You've learned to move adeptly through jungle terrain and resist the various ailments common in humid environs. You gain a +2 circumstance bonus to<text:a xlink:type="simple" xlink:href="https://2e.aonprd.com/Skills.aspx?ID=3" text:style-name="ListLabel_20_856" text:visited-style-name="ListLabel_20_856"> </text:a><text:a xlink:type="simple" xlink:href="https://2e.aonprd.com/Skills.aspx?ID=3" text:style-name="ListLabel_20_857" text:visited-style-name="ListLabel_20_857"><text:span text:style-name="T7">Athletics</text:span></text:a> checks to<text:a xlink:type="simple" xlink:href="https://2e.aonprd.com/Actions.aspx?ID=33" text:style-name="ListLabel_20_856" text:visited-style-name="ListLabel_20_856"> </text:a><text:a xlink:type="simple" xlink:href="https://2e.aonprd.com/Actions.aspx?ID=33" text:style-name="ListLabel_20_857" text:visited-style-name="ListLabel_20_857"><text:span text:style-name="T7">Climb</text:span></text:a> or<text:a xlink:type="simple" xlink:href="https://2e.aonprd.com/Actions.aspx?ID=39" text:style-name="ListLabel_20_856" text:visited-style-name="ListLabel_20_856"> </text:a><text:a xlink:type="simple" xlink:href="https://2e.aonprd.com/Actions.aspx?ID=39" text:style-name="ListLabel_20_857" text:visited-style-name="ListLabel_20_857"><text:span text:style-name="T7">Swim</text:span></text:a> and a +1 circumstance bonus to saving throws against<text:a xlink:type="simple" xlink:href="https://2e.aonprd.com/Traits.aspx?ID=46" text:style-name="ListLabel_20_856" text:visited-style-name="ListLabel_20_856"> </text:a><text:a xlink:type="simple" xlink:href="https://2e.aonprd.com/Traits.aspx?ID=46" text:style-name="ListLabel_20_857" text:visited-style-name="ListLabel_20_857"><text:span text:style-name="T7">diseases</text:span></text:a>.</text:p>
      <text:p text:style-name="Standard"/>
      <text:p text:style-name="P2">Winter orc</text:p>
      <text:p text:style-name="Standard"><text:soft-page-break/>Your ancestors survived in cold climates. You become trained in<text:a xlink:type="simple" xlink:href="https://2e.aonprd.com/Skills.aspx?ID=16" text:style-name="ListLabel_20_856" text:visited-style-name="ListLabel_20_856"> </text:a><text:a xlink:type="simple" xlink:href="https://2e.aonprd.com/Skills.aspx?ID=16" text:style-name="ListLabel_20_857" text:visited-style-name="ListLabel_20_857"><text:span text:style-name="T7">Survival</text:span></text:a>, and you treat<text:a xlink:type="simple" xlink:href="https://2e.aonprd.com/Rules.aspx?ID=642" text:style-name="ListLabel_20_856" text:visited-style-name="ListLabel_20_856"> </text:a><text:a xlink:type="simple" xlink:href="https://2e.aonprd.com/Rules.aspx?ID=642" text:style-name="ListLabel_20_857" text:visited-style-name="ListLabel_20_857"><text:span text:style-name="T7">environmental cold effects</text:span></text:a> as if they were one step less extreme (incredible cold becomes extreme, extreme cold becomes severe, and so on).</text:p>
      <text:p text:style-name="Standard"/>
      <text:p text:style-name="Heading_20_2"><text:bookmark text:name="_zbpujm6eqfxp"/>Species feats</text:p>
      <text:p text:style-name="Heading_20_3"><text:bookmark text:name="_vsgjj3myspwj"/>1st</text:p>
      <text:p text:style-name="P2">Beast trainer</text:p>
      <text:list xml:id="list1393037981" text:style-name="WWNum72">
        <text:list-item>
          <text:p text:style-name="P50">You have an impressive innate ability to tame and command ferocious beasts. You become trained in the<text:a xlink:type="simple" xlink:href="https://2e.aonprd.com/Skills.aspx?ID=10" text:style-name="ListLabel_20_856" text:visited-style-name="ListLabel_20_856"> </text:a><text:a xlink:type="simple" xlink:href="https://2e.aonprd.com/Skills.aspx?ID=10" text:style-name="ListLabel_20_857" text:visited-style-name="ListLabel_20_857"><text:span text:style-name="T7">Nature</text:span></text:a> skill and gain the<text:a xlink:type="simple" xlink:href="https://2e.aonprd.com/Feats.aspx?ID=856" text:style-name="ListLabel_20_856" text:visited-style-name="ListLabel_20_856"> </text:a><text:a xlink:type="simple" xlink:href="https://2e.aonprd.com/Feats.aspx?ID=856" text:style-name="ListLabel_20_857" text:visited-style-name="ListLabel_20_857"><text:span text:style-name="T7">Train Animal</text:span></text:a> skill feat.</text:p>
        </text:list-item>
      </text:list>
      <text:p text:style-name="P11">Same as pathfinder orc</text:p>
      <text:p text:style-name="P11"><text:a xlink:type="simple" xlink:href="https://2e.aonprd.com/Feats.aspx?Traits=124" text:style-name="ListLabel_20_857" text:visited-style-name="ListLabel_20_857"><text:span text:style-name="T7">https://2e.aonprd.com/Feats.aspx?Traits=124</text:span></text:a></text:p>
      <text:p text:style-name="Standard"/>
      <text:p text:style-name="Heading_20_3"><text:bookmark text:name="_hx23d4xjdsg1"/>5th</text:p>
      <text:p text:style-name="Standard"/>
      <text:p text:style-name="Heading_20_3"><text:bookmark text:name="_ryhbtz3kuk2a"/>9th</text:p>
      <text:p text:style-name="Standard"/>
      <text:p text:style-name="Heading_20_3"><text:bookmark text:name="_p36enaxhhj4n"/>13th</text:p>
      <text:p text:style-name="Standard"/>
      <text:p text:style-name="Heading_20_3"><text:bookmark text:name="_mqtuuss1qku"/>17th</text:p>
      <text:p text:style-name="Standard"/>
      <text:p text:style-name="Standard"/>
      <text:p text:style-name="Standard"/>
      <text:p text:style-name="Standard"/>
      <text:p text:style-name="P13"/>
      <text:p text:style-name="Heading_20_1"><text:bookmark text:name="_lgh3zedthdlq"/></text:p>
      <text:p text:style-name="P14"><text:bookmark text:name="_532pardhsdou"/>Bugbear</text:p>
      <text:p text:style-name="Standard"/>
      <text:p text:style-name="Standard">Hit points: <text:span text:style-name="T13">20</text:span></text:p>
      <text:p text:style-name="Standard">Speed: 7.5 meters, 5 squares</text:p>
      <text:p text:style-name="Standard"/>
      <text:p text:style-name="Standard">Ability boosts: Strength, Dexterity, and one free</text:p>
      <text:p text:style-name="Standard">Ability flaw: Intelligence</text:p>
      <text:p text:style-name="Standard"/>
      <text:p text:style-name="Standard">Communication: Sound</text:p>
      <text:p text:style-name="Standard">Languages: Common, Bugbear, language of country (Typically goblinoid)</text:p>
      <text:p text:style-name="Standard">Traits: Demi-human, Bugbear</text:p>
      <text:p text:style-name="Standard">Senses: Avoidable precise color night vision, avoidable imprecise hearing, Unavoidable imprecise smell, Unavoidable precise body touch, Restricted vague taste.</text:p>
      <text:p text:style-name="Standard">Size: Large</text:p>
      <text:p text:style-name="Standard"/>
      <text:p text:style-name="Standard">Bugbears are large creatures that rely on stealth and strength to attack, preferring to operate at night. When they're not in battle, bugbears spend much of their time resting or dozing, and bully weaker creatures into doing their bidding. They got their common name for their superficial resemblance to the bears on Agollen and have surprisingly created a strong alliance with hobgoblins and goblins, called the Goblinois alliance. </text:p>
      <text:p text:style-name="Standard"/>
      <text:p text:style-name="Standard"/>
      <text:p text:style-name="P2">Roleplaying advice</text:p>
      <text:p text:style-name="Standard">You might:</text:p>
      <text:list xml:id="list122607039659061" text:continue-list="list122605960342234" text:style-name="WWNum57">
        <text:list-item>
          <text:p text:style-name="P22">Intimidate others into doing minor tasks for you. </text:p>
        </text:list-item>
        <text:list-item>
          <text:p text:style-name="P22">Be found of setting ambushes</text:p>
        </text:list-item>
        <text:list-item>
          <text:p text:style-name="P22">Be very physically demonstrative—often hugging, punching, or licking your friends.</text:p>
        </text:list-item>
      </text:list>
      <text:p text:style-name="Standard">Others probably</text:p>
      <text:list xml:id="list122607411034259" text:continue-list="list122607118096739" text:style-name="WWNum29">
        <text:list-item>
          <text:p text:style-name="P23">Are intimidated by your size, teeth, and eerie laugh.</text:p>
        </text:list-item>
        <text:list-item>
          <text:p text:style-name="P23">Assume that you are dishonorable or worse.</text:p>
        </text:list-item>
        <text:list-item>
          <text:p text:style-name="P23">Respect the brutal efficiency of your fighting style.</text:p>
        </text:list-item>
      </text:list>
      <text:p text:style-name="P2"/>
      <text:p text:style-name="P2">Physical description</text:p>
      <text:p text:style-name="Standard">Bugbears are very large compared to most other playable species. They stand around 2.5 meters tall and weigh between 200 - 300 kilos. They are covered in fur and have a nose and claws resembling that of a bear. Since they are entirely covered in fur, few bugbears use clothes. Their fur ranges in color from light orange to black. A typical <text:soft-page-break/>bugbear can naturally live up to 80 years. </text:p>
      <text:p text:style-name="P2">History</text:p>
      <text:p text:style-name="Standard">Bugbears originated on the planet Berthan together with the hobgoblins, which they are distantly related to. Their unorganized tribes were very deadly hunters, but made them easy targets when the hobgoblins enslaved them. Bugbears remained hogblin slaves until a 1000 years ago when a group of bugbears rebelled and demanded equality, which they surprisingly got. Why the hobgoblin nation accepted the deal confounds many historians, some think hobgoblins did it out of goodness, but others think they realized an equal partnership would benefit them more. Regardless of the reason, their ancient enmity is now forgotten and they have created a strong alliance together. </text:p>
      <text:p text:style-name="P2"/>
      <text:p text:style-name="P2">Society</text:p>
      <text:p text:style-name="Standard">Modern goblinoid society is very organized and deadly efficient. Each of the three separate species work at jobs they excel in, and the variety of the three species greatly helps the alliance. It is estimated to exist around 20 million bugbears. 5 billion live on Berthan and most of the rest live on colonies created by the Goblinois alliance. The Goblinoids have generally great ties with the other alliances, but their military might raise suspicion from the others. </text:p>
      <text:p text:style-name="Standard"/>
      <text:p text:style-name="P2">Names</text:p>
      <text:p text:style-name="Standard">Bugbears' names typically feature drawn out vowel sounds and some guttural sounds.</text:p>
      <text:p text:style-name="Standard"/>
      <text:p text:style-name="Standard">Aruget, Aaspar, Chetiin, Dabrak, Graal, Krakuul, Shedrror, Tariic, Taruuzh, Valii, Wuun</text:p>
      <text:p text:style-name="Standard"/>
      <text:p text:style-name="P2">Adventurers</text:p>
      <text:p text:style-name="Standard">Reason</text:p>
      <text:p text:style-name="Standard"/>
      <text:p text:style-name="Heading_20_2"><text:bookmark text:name="_i0p0k1e2rs5i"/>Feature</text:p>
      <text:p text:style-name="Standard"/>
      <text:p text:style-name="Heading_20_3"><text:bookmark text:name="_cla5ffs5f9vl"/>Variations</text:p>
      <text:p text:style-name="P2">Great bugbear</text:p>
      <text:p text:style-name="Standard">You're a large, powerful bugbear, with tawny fur and brown spots on your hide. You gain <text:span text:style-name="T13">24</text:span> Hit Points from your ancestry instead of <text:span text:style-name="T13">20</text:span> and gain a +1 circumstance bonus to<text:a xlink:type="simple" xlink:href="https://2e.aonprd.com/Skills.aspx?ID=3" text:style-name="ListLabel_20_856" text:visited-style-name="ListLabel_20_856"> </text:a><text:a xlink:type="simple" xlink:href="https://2e.aonprd.com/Skills.aspx?ID=3" text:style-name="ListLabel_20_857" text:visited-style-name="ListLabel_20_857"><text:span text:style-name="T7">Athletics</text:span></text:a> checks to<text:a xlink:type="simple" xlink:href="https://2e.aonprd.com/Actions.aspx?ID=38" text:style-name="ListLabel_20_856" text:visited-style-name="ListLabel_20_856"> </text:a><text:a xlink:type="simple" xlink:href="https://2e.aonprd.com/Actions.aspx?ID=38" text:style-name="ListLabel_20_857" text:visited-style-name="ListLabel_20_857"><text:span text:style-name="T7">Shove</text:span></text:a> or<text:a xlink:type="simple" xlink:href="https://2e.aonprd.com/Actions.aspx?ID=40" text:style-name="ListLabel_20_856" text:visited-style-name="ListLabel_20_856"> </text:a><text:a xlink:type="simple" xlink:href="https://2e.aonprd.com/Actions.aspx?ID=40" text:style-name="ListLabel_20_857" text:visited-style-name="ListLabel_20_857"><text:span text:style-name="T7">Trip</text:span></text:a> foes.</text:p>
      <text:p text:style-name="Standard"/>
      <text:p text:style-name="P2">2</text:p>
      <text:p text:style-name="Standard">Tough</text:p>
      <text:p text:style-name="Standard"/>
      <text:p text:style-name="P2"><text:soft-page-break/>3</text:p>
      <text:p text:style-name="Standard">Fishy</text:p>
      <text:p text:style-name="Standard"/>
      <text:p text:style-name="P2">4</text:p>
      <text:p text:style-name="Standard">Creative</text:p>
      <text:p text:style-name="Standard"/>
      <text:p text:style-name="P2">5</text:p>
      <text:p text:style-name="Standard">Idiot</text:p>
      <text:p text:style-name="Standard"/>
      <text:p text:style-name="P2">6</text:p>
      <text:p text:style-name="Standard">Wings</text:p>
      <text:p text:style-name="Standard"/>
      <text:p text:style-name="Heading_20_2"><text:bookmark text:name="_ebax8fn4dbqu"/>Species feats</text:p>
      <text:p text:style-name="Heading_20_3"><text:bookmark text:name="_o5hcbtyj1yp5"/>1st</text:p>
      <text:p text:style-name="Standard"/>
      <text:p text:style-name="Heading_20_3"><text:bookmark text:name="_3i6sy01ih352"/>5th</text:p>
      <text:p text:style-name="Standard"/>
      <text:p text:style-name="Heading_20_3"><text:bookmark text:name="_dhbd3qu02puy"/>9th</text:p>
      <text:p text:style-name="Standard"/>
      <text:p text:style-name="Heading_20_3"><text:bookmark text:name="_dldrex97k3y9"/>13th</text:p>
      <text:p text:style-name="Standard"/>
      <text:p text:style-name="Heading_20_3"><text:bookmark text:name="_umfgf8x0hbmz"/>17th</text:p>
      <text:p text:style-name="Standard"/>
      <text:p text:style-name="Standard"/>
      <text:p text:style-name="Standard"/>
      <text:p text:style-name="Heading_20_1"><text:bookmark text:name="_poog3lpxpwsa"/></text:p>
      <text:p text:style-name="P14"><text:bookmark text:name="_jyz1re5h0tqr"/>Goblin</text:p>
      <text:p text:style-name="Standard"/>
      <text:p text:style-name="Standard">Hit points: <text:span text:style-name="T13">12</text:span></text:p>
      <text:p text:style-name="Standard">Speed: 7.5 meters, 5 squares</text:p>
      <text:p text:style-name="Standard"/>
      <text:p text:style-name="Standard">Ability boosts: Dexterity, Charisma, and one free</text:p>
      <text:p text:style-name="Standard">Ability flaw: Wisdom</text:p>
      <text:p text:style-name="Standard"/>
      <text:p text:style-name="Standard">Communication: Sound</text:p>
      <text:p text:style-name="Standard">Languages: Common, Goblin, language of country</text:p>
      <text:p text:style-name="Standard">Traits: Demi-human, Goblin</text:p>
      <text:p text:style-name="Standard">Senses: Avoidable precise color night vision, avoidable imprecise hearing, Unavoidable vague smell, Unavoidable precise body touch, Restricted vague taste.</text:p>
      <text:p text:style-name="Standard"/>
      <text:p text:style-name="Standard">The convoluted histories other people cling to don’t interest goblins. These small folk live in the moment, and they prefer tall tales over factual records. The wars of a few decades ago might as well be from the ancient past. Misunderstood by other people, goblins are happy how they are. Goblin virtues are about being present, creative, and honest. They strive to lead fulfilled lives, rather than worrying about how their journeys will end. To tell stories, not nitpick the facts. To be small, but dream big.</text:p>
      <text:p text:style-name="Standard"/>
      <text:p text:style-name="Standard">Goblins have a reputation as simple creatures who love songs, fire, and eating disgusting things and who hate reading, dogs, and horses—and there are a great many for whom this description fits perfectly. However, great changes have come to goblinkind, and more and more goblins resist conformity to these stereotypes. Even among goblins that are more worldly, many still exemplify their old ways in some small manner, just to a more sensible degree. Some goblins remain deeply fascinated with fire or fearlessly devour a meal that might turn others’ stomachs. Others are endless tinkerers and view their companions’ trash as the components of gadgets yet to be made.</text:p>
      <text:p text:style-name="Standard"/>
      <text:p text:style-name="P2">Roleplaying advice</text:p>
      <text:p text:style-name="Standard">You might:</text:p>
      <text:list xml:id="list122606587830903" text:continue-list="list122607039659061" text:style-name="WWNum57">
        <text:list-item>
          <text:p text:style-name="P22">Strive to prove that you have a place among other civilized peoples, perhaps even to yourself.</text:p>
        </text:list-item>
        <text:list-item>
          <text:p text:style-name="P22">Fight tooth and nail—sometimes literally—to protect yourself and your friends from danger.</text:p>
        </text:list-item>
        <text:list-item>
          <text:p text:style-name="P22">Lighten the heavy emotional burdens others carry (and amuse yourself) with <text:soft-page-break/>antics and pranks.</text:p>
        </text:list-item>
      </text:list>
      <text:p text:style-name="Standard">Others probably</text:p>
      <text:list xml:id="list122607287154870" text:continue-list="list122607411034259" text:style-name="WWNum29">
        <text:list-item>
          <text:p text:style-name="P23">Work to ensure you don’t accidentally (or intentionally) set too many things on fire</text:p>
        </text:list-item>
        <text:list-item>
          <text:p text:style-name="P23">Assume you can’t—or won’t—read</text:p>
        </text:list-item>
        <text:list-item>
          <text:p text:style-name="P23">Wonder how you survive given your species’ typical gastronomic choices, reckless behavior, and love of fire</text:p>
        </text:list-item>
      </text:list>
      <text:p text:style-name="P2"/>
      <text:p text:style-name="P2">Physical description</text:p>
      <text:p text:style-name="Standard">Goblins are small green demi-humans with an abnormally large head and long pointy ears. They have completely red eyes, with a small dark pupil. A wild goblin can live for up to 40 years, but often died long before. They reproduce quickly and often have at least 20 children, leading them to become a very populous species. In addition, they are very hardy survivors, allowing them to inhabit a wide range of different planets.</text:p>
      <text:p text:style-name="Standard"/>
      <text:p text:style-name="P2">History</text:p>
      <text:p text:style-name="Standard">Goblins are native to the planet Dangor, where countless predators roam in the jungles that cover almost the entire planet, except for the rocky continent Caneris located at the North pole. As goblins are generally chaotic and unorganized, they didn’t develop space travel until a bugbear ship crashed on their planet 120 years ago. By reverse engineering the ship, they quickly spread to the rest of the solar system, where they met the bugbears. After a short conflict, they combatants realized they could benefit from an alliance. Together with the hobgoblins, they formed the Goblinoid alliance. </text:p>
      <text:p text:style-name="P2"/>
      <text:p text:style-name="P2">Society</text:p>
      <text:p text:style-name="Standard">As goblins reproduce quickly, and are hardy survivors, they have spread to almost every inhabited planet and space station. How many goblins there are is generally unknown, but some scientists assume there are 15 billion goblins on their home planet, and over 80 billion on other planets and space stations. Many goblins live in small societies hidden in the slums where they eat whatever they find. This has led to many negative stereotypes of goblins, but few who have spent some time near an energetic goblin remain with these assumptions.</text:p>
      <text:p text:style-name="Standard"/>
      <text:p text:style-name="P2">Names</text:p>
      <text:p text:style-name="Standard">Goblins keep their names simple. A good name should be easy to pronounce, short enough to shout without getting winded, and taste good to say. The namer often picks a word that rhymes with something they like so that writing songs is easier. Since there aren’t any real traditions regarding naming in goblin culture, children often name themselves once they’re old enough to do something resembling talking.</text:p>
      <text:p text:style-name="Standard"/>
      <text:p text:style-name="Standard">Ak, Bokker, Frum, Guzmuk, Krobby, Loohi, Mazmord, Neeka, Omgot, Ranzak, Rickle, <text:soft-page-break/>Tup, Wakla, Yonk, Zibini</text:p>
      <text:p text:style-name="Standard"/>
      <text:p text:style-name="P2">Adventurers</text:p>
      <text:p text:style-name="Standard">Goblin adventurers are pretty common and often act as the heart of their party. Many goblins already live on the edge of society, hunting for treasures and exploring in a small tribe and adventuring is therefore as simple as temporarily changing tribe.</text:p>
      <text:p text:style-name="Standard"/>
      <text:p text:style-name="Standard">Spacebattles goblin is exactly the same as pathfinder goblin.</text:p>
      <text:p text:style-name="Standard"><text:a xlink:type="simple" xlink:href="https://2e.aonprd.com/Ancestries.aspx?ID=4" text:style-name="ListLabel_20_857" text:visited-style-name="ListLabel_20_857"><text:span text:style-name="T7">https://2e.aonprd.com/Ancestries.aspx?ID=4</text:span></text:a></text:p>
      <text:p text:style-name="Standard"/>
      <text:p text:style-name="Heading_20_2"><text:bookmark text:name="_qh04sbmmzln3"/>Feature</text:p>
      <text:p text:style-name="Standard"/>
      <text:p text:style-name="Heading_20_3"><text:bookmark text:name="_bb2yxbzgebuv"/>Variations</text:p>
      <text:p text:style-name="P2">1</text:p>
      <text:p text:style-name="Standard">Smart</text:p>
      <text:p text:style-name="Standard"/>
      <text:p text:style-name="P2">2</text:p>
      <text:p text:style-name="Standard">Tough</text:p>
      <text:p text:style-name="Standard"/>
      <text:p text:style-name="P2">3</text:p>
      <text:p text:style-name="Standard">Fishy</text:p>
      <text:p text:style-name="Standard"/>
      <text:p text:style-name="P2">4</text:p>
      <text:p text:style-name="Standard">Creative</text:p>
      <text:p text:style-name="Standard"/>
      <text:p text:style-name="P2">5</text:p>
      <text:p text:style-name="Standard">Idiot</text:p>
      <text:p text:style-name="Standard"/>
      <text:p text:style-name="P2">6</text:p>
      <text:p text:style-name="Standard">Wings</text:p>
      <text:p text:style-name="Standard"/>
      <text:p text:style-name="Heading_20_2"><text:bookmark text:name="_ok1xen28e1xs"/>Species feats</text:p>
      <text:p text:style-name="Heading_20_3"><text:bookmark text:name="_4hq0bp6o5aim"/>1st</text:p>
      <text:p text:style-name="Standard"/>
      <text:p text:style-name="Heading_20_3"><text:bookmark text:name="_rnc9w4pr02t7"/><text:soft-page-break/>5th</text:p>
      <text:p text:style-name="Standard"/>
      <text:p text:style-name="Heading_20_3"><text:bookmark text:name="_wxomjjz5q5kj"/>9th</text:p>
      <text:p text:style-name="Standard"/>
      <text:p text:style-name="Heading_20_3"><text:bookmark text:name="_jq1coclfvy3h"/>13th</text:p>
      <text:p text:style-name="Standard"/>
      <text:p text:style-name="Heading_20_3"><text:bookmark text:name="_ynnjxc1v47r7"/>17th</text:p>
      <text:p text:style-name="Standard"/>
      <text:p text:style-name="Standard"/>
      <text:p text:style-name="Heading_20_1"><text:bookmark text:name="_9h0bx8mcbp5i"/></text:p>
      <text:p text:style-name="P14"><text:bookmark text:name="_on3p1jo5ms8l"/>Windling</text:p>
      <text:p text:style-name="Standard"/>
      <text:p text:style-name="Standard">Hit points: <text:span text:style-name="T13">12</text:span></text:p>
      <text:p text:style-name="Standard">Speed: 6 meters, 4 squares, flight 12 meters, (8 squares)</text:p>
      <text:p text:style-name="Standard"/>
      <text:p text:style-name="Standard">Ability boosts: Dexterity, wisdom, and one free</text:p>
      <text:p text:style-name="Standard">Ability flaw: Strength</text:p>
      <text:p text:style-name="Standard"/>
      <text:p text:style-name="Standard">Communication: Sound</text:p>
      <text:p text:style-name="Standard">Languages: Common, language of country</text:p>
      <text:p text:style-name="Standard">Traits: Demi-human, windling</text:p>
      <text:p text:style-name="Standard">Senses: Avoidable precise low-light vision, avoidable imprecise hearing, Unavoidable vague smell, Unavoidable precise body touch, Restricted vague taste.</text:p>
      <text:p text:style-name="Standard"/>
      <text:p text:style-name="Standard">Sequestered in high mountains atop tall trees, the windlings, sometimes called birdfolk, evoke fear and wonder. Windling lives on the mountainous planet of Senarion where <text:s/>the sky is filled <text:s/>with these avian creatures. Nowhere are the aarakocra more comfortable than in the sky. They can spend hours in the air, and some go as long as days, locking their wings in place and letting the thermals hold them aloft. In battle, they prove dynamic and acrobatic fliers, moving with remarkable speed and grace, diving to lash opponents with weapons or talons before turning and flying away.</text:p>
      <text:p text:style-name="Standard"/>
      <text:p text:style-name="P4">Once airborne, a windling leaves the sky with reluctance. On their native planet, they can fly for days or months, landing only to lay their eggs and feed their young before launching themselves back into the air. They sometimes forget or ignore vertical distances, and they have nothing but pity for those earthbound people forced to live and toil on the ground<text:span text:style-name="T8">.</text:span></text:p>
      <text:p text:style-name="P5"/>
      <text:p text:style-name="Standard"/>
      <text:p text:style-name="P2">Roleplaying advice</text:p>
      <text:p text:style-name="Standard">You might:</text:p>
      <text:list xml:id="list122607414149097" text:continue-list="list122606587830903" text:style-name="WWNum57">
        <text:list-item>
          <text:p text:style-name="P22">Be fastidious about your plumage, frequently tending your feathers, cleaning and scratching away any tiny passengers they might have picked up</text:p>
        </text:list-item>
        <text:list-item>
          <text:p text:style-name="P22">Find the idea of ownership baffling. After all, who owns the sky?</text:p>
        </text:list-item>
        <text:list-item>
          <text:p text:style-name="P22">Be terrified of confinement</text:p>
        </text:list-item>
      </text:list>
      <text:p text:style-name="Standard">Others probably</text:p>
      <text:list xml:id="list122607381044444" text:continue-list="list122607287154870" text:style-name="WWNum29">
        <text:list-item>
          <text:p text:style-name="P23">Become frustrated by your constant movement</text:p>
        </text:list-item>
        <text:list-item>
          <text:p text:style-name="P23"><text:soft-page-break/>Find your behavior humorous </text:p>
        </text:list-item>
        <text:list-item>
          <text:p text:style-name="P23">Fail to pick up the nuances in your speech created by your chirps.</text:p>
        </text:list-item>
      </text:list>
      <text:p text:style-name="P2"/>
      <text:p text:style-name="P2">Physical description</text:p>
      <text:p text:style-name="P3">From below, aarakocra look much like large birds. Only when they descend to roost on a branch or walk across the ground does their humanoid appearance reveal itself. Standing upright, aarakocra might reach 5 feet tall, and they have long, narrow legs that taper to sharp talons. They typically weigh between 20 and 45 kilos, and have a wingspan of around 6 meters. Feathers cover their bodies. Their plumage typically denotes membership in a tribe. Males are brightly colored, with feathers of red, orange, or yellow. Females have more subdued colors, usually brown or gray. Their heads complete the avian appearance, being something like a parrot or eagle with distinct tribal and geographical variations. </text:p>
      <text:p text:style-name="Standard"/>
      <text:p text:style-name="P2">History</text:p>
      <text:p text:style-name="Standard">The origin of windlings are shrouded in mystery. They share a striking resemblance to the birds on Agollen, but they also seem to have some human genes, and they live in a different solar system from both species, more than 20,000 light years away. Unlike birds, windlings have 6 limbs: two feet, two arms, and two wings. Windlings value on freedom has led to them slowly developing new technologies and only invented FTL travel 221 years ago, despite evidence of metal forges over a million years ago. </text:p>
      <text:p text:style-name="P2"/>
      <text:p text:style-name="P2">Society</text:p>
      <text:p text:style-name="Standard">Windling are numerous on their home planet, as the planet greatly supports life. It is estimated there are 6 billion windling on Agollen and 2 billion on other worlds. Windling typically organized in loose tribes to guard their eggs and for protection. During modern times, windlings have tried to keep a peaceful relationship with most nations and have entered the Alliance of worlds.</text:p>
      <text:p text:style-name="Standard"/>
      <text:p text:style-name="P2">Names</text:p>
      <text:p text:style-name="P3">As with much of their speech, windlings’ names include clicks, trills, and whistles to the point that other peoples have a difficult time pronouncing them. Typically, a name has two to four syllables with the sounds acting as connectors. When interacting with other species, windlings may use nicknames gained from people they meet or shortened forms of their full names. </text:p>
      <text:p text:style-name="Standard">A windling of either gender may have one of these short names: Aera, Aial, Aur, Deekek, Errk, Heehk, Ikki, Kleeck, Oorr, Ouss, Quaf, Quierk, Salleek, Urreek, or Zeed. </text:p>
      <text:p text:style-name="Standard"/>
      <text:p text:style-name="Standard"/>
      <text:p text:style-name="P2">Adventurers</text:p>
      <text:p text:style-name="P5">Aarakocra enjoy peace and solitude. Most of them have little interest in <text:soft-page-break/>dealing with other peoples and less interest in spending time on the ground. For this reason, it takes an exceptional circumstance for an aarakocra to leave his or her tribe and undertake the adventurer’s life. Neither treasure nor glory is enough to lure them from their tribes; a dire threat to their people, a mission of vengeance, or a catastrophe typically lies at the heart of the aarakocra adventurer’s chosen path.</text:p>
      <text:p text:style-name="Standard"/>
      <text:p text:style-name="Heading_20_2"><text:bookmark text:name="_mye0vdx2vnr3"/>Features</text:p>
      <text:p text:style-name="P2">Exceptional eyesight</text:p>
      <text:p text:style-name="Standard">You gain a +1 circumstance bonus to skill <text:s/>checks related to vision, or where great vision might aid.</text:p>
      <text:p text:style-name="Heading_20_3"><text:bookmark text:name="_x5x0iszfox6b"/>Variations</text:p>
      <text:p text:style-name="P2">Nightglider</text:p>
      <text:p text:style-name="Standard">Nightgliders have eyesight specialized for seeing in darkness. Your vision gains the night tag instead of the low-light tag.</text:p>
      <text:p text:style-name="Standard"/>
      <text:p text:style-name="P2">Height-adaption</text:p>
      <text:p text:style-name="Standard">You are adapted to flying at high altitudes. You can survive in environments with thin air and gain resistance to cold damage equal to half your level. In addition, you treat environmental cold effects as one step less severe.</text:p>
      <text:p text:style-name="Standard"/>
      <text:p text:style-name="P2">Scavenger</text:p>
      <text:p text:style-name="Standard">Your ancestors originated from a land where food was scarce and threats were many. You are trained in Survival. You gain the Forager skill feat as a bonus feat. Your thoroughness when gathering food provides you a +1 circumstance bonus to Survival checks to Subsist.</text:p>
      <text:p text:style-name="Standard"/>
      <text:p text:style-name="P2">Shoreline windling</text:p>
      <text:p text:style-name="Standard">You're the descendant of windlings who live by the coast. Your feathers are especially water-repellent and sleekly angled for diving, allowing you to catch fish and other prey in the shallows. You are trained in Athletics, and you gain the Underwater Marauder skill feat as a bonus skill feat.</text:p>
      <text:p text:style-name="Standard"/>
      <text:p text:style-name="P2">Songbird windling</text:p>
      <text:p text:style-name="Standard">From the highest mountains and purest landscapes where your lungs fill with glorious clean air, you trill, whistle, and croon sweet songs. While natural sounds make you predisposed to sing, voices make you predisposed to mimicry. You receive a +1 <text:soft-page-break/>circumstance bonus on Deception checks to Impersonate a mimicked voice, where the sound of the voice is the only factor; if you are a master in Deception, you gain a +2 circumstance bonus instead. You also gain a +1 circumstance bonus on Performance checks to sing; if you are a master in Performance, you gain a +2 circumstance bonus instead.</text:p>
      <text:p text:style-name="Heading_20_2"><text:bookmark text:name="_h7g0drywhdpp"/>Species feats</text:p>
      <text:p text:style-name="Heading_20_3"><text:bookmark text:name="_wxfe75vwfpdu"/>1st</text:p>
      <text:p text:style-name="P2">Bird of prey</text:p>
      <text:list xml:id="list2355690287" text:style-name="WWNum33">
        <text:list-item>
          <text:p text:style-name="P52">You have razor sharp talons, used to kill prey. You gain a special unarmed attack that deals 1d6 damage and has the finesse and agile traits. </text:p>
        </text:list-item>
      </text:list>
      <text:p text:style-name="P2">Find shiny</text:p>
      <text:list xml:id="list221500366" text:style-name="WWNum11">
        <text:list-item>
          <text:p text:style-name="P53">You're always on the lookout for supplies and valuables. Each time you use the Seek action to search for objects (including secret doors and hazards), you can search for objects in your choice of a 10-foot emanation around you or an adjacent 15-foot-by-15-foot area, rather than a single adjacent 10-foot-by-10-foot area. </text:p>
        </text:list-item>
      </text:list>
      <text:p text:style-name="P2">Story crooner</text:p>
      <text:list xml:id="list323607835" text:style-name="WWNum53">
        <text:list-item>
          <text:p text:style-name="P54">You're a talented story weaver and use your voice effectively. You are trained in<text:a xlink:type="simple" xlink:href="https://2e.aonprd.com/Skills.aspx?ID=12" text:style-name="ListLabel_20_856" text:visited-style-name="ListLabel_20_856"> </text:a><text:a xlink:type="simple" xlink:href="https://2e.aonprd.com/Skills.aspx?ID=12" text:style-name="ListLabel_20_857" text:visited-style-name="ListLabel_20_857"><text:span text:style-name="T7">Performance</text:span></text:a>. If you would automatically become trained in Performance, you instead become trained in a skill of your choice. You also gain the Impressive Performance skill feat and gain a +1 circumstance bonus when Performing for an audience of windlings. If you are a Songbird, bonus increases to +2, or +3 if you are master in Performance.</text:p>
        </text:list-item>
      </text:list>
      <text:p text:style-name="P2">Swooping strike</text:p>
      <text:list xml:id="list801496533" text:style-name="WWNum1">
        <text:list-item>
          <text:p text:style-name="P55">You are adept at swooping down on foes from above. As a two action activity, you can voluntarily fall up to 150 meters (100 squares) and then make a melee Strike with a +2 circumstance bonus. If the Strike hits, and you fell more than 9 meters (6 squares), you gain a circumstance bonus to the damage equal to the number of damage die you deal with weapons.</text:p>
        </text:list-item>
      </text:list>
      <text:p text:style-name="P2">Waxed feathers</text:p>
      <text:list xml:id="list927302647" text:style-name="WWNum25">
        <text:list-item>
          <text:p text:style-name="P56"><text:span text:style-name="T5">Prerequisite</text:span><text:span text:style-name="T4">: Shoreline windling</text:span>. Your feathers are coated in a waxy substance that repels water. You gain a +1 circumstance bonus to saving throws against effects that have the<text:a xlink:type="simple" xlink:href="https://2e.aonprd.com/Traits.aspx?ID=165" text:style-name="ListLabel_20_856" text:visited-style-name="ListLabel_20_856"> </text:a><text:a xlink:type="simple" xlink:href="https://2e.aonprd.com/Traits.aspx?ID=165" text:style-name="ListLabel_20_857" text:visited-style-name="ListLabel_20_857"><text:span text:style-name="T7">water</text:span></text:a> trait. So long as you're in a dry place, you can spend one action to shake off any water that clings to your clothing and feathers to instantly become dry.</text:p>
        </text:list-item>
      </text:list>
      <text:p text:style-name="P2">Windling lore</text:p>
      <text:list xml:id="list2833798279" text:style-name="WWNum44">
        <text:list-item>
          <text:p text:style-name="P57">You have studied the lore of the windlings and learned about the land and techniques of graceful movement. You gain the trained proficiency rank in <text:soft-page-break/>Acrobatics and Nature. If you would automatically become trained in one of those skills (from your background or class, for example), you instead become trained in a skill of your choice. You also become trained in Windling Lore.</text:p>
        </text:list-item>
      </text:list>
      <text:p text:style-name="P2">Windling weapon familiarity</text:p>
      <text:list xml:id="list326427033" text:style-name="WWNum80">
        <text:list-item>
          <text:p text:style-name="P58">You have trained with improved variations of the traditional weapons of the windlings. You become trained in something… . You also become trained in all weapons with the windling tag. For the purpose of determining your proficiency rank with windling weapons, count advanced windling weapons as martial windling weapons, and martial windling weapons as simple windling weapons.</text:p>
        </text:list-item>
      </text:list>
      <text:p text:style-name="Heading_20_3"><text:bookmark text:name="_9szjq7me5b4v"/>5th</text:p>
      <text:p text:style-name="P2">Break fall</text:p>
      <text:list xml:id="list1348368942" text:style-name="WWNum50">
        <text:list-item>
          <text:p text:style-name="P59">You can use your wings to stop falling. If you start falling, or if you start your turn falling, you can use a reaction to make an acrobatics check with a simple DC for your level. On a success you immediately descend 3 meters and then stop falling.</text:p>
        </text:list-item>
      </text:list>
      <text:p text:style-name="P2">Hit and fly</text:p>
      <text:list xml:id="list1062984820" text:style-name="WWNum61">
        <text:list-item>
          <text:p text:style-name="P60"><text:span text:style-name="T5">Prerequisite</text:span><text:span text:style-name="T4">: Swooping strike</text:span>. You are a fast and nimble flier. Immediately after using Swooping strike, you can use a free action to step up to 10 feet.</text:p>
        </text:list-item>
      </text:list>
      <text:p text:style-name="P2">Magpie snatch</text:p>
      <text:list xml:id="list488210209" text:style-name="WWNum62">
        <text:list-item>
          <text:p text:style-name="P61">You move quickly, snatching a shiny item that catches your eye. As a two action activity, Stride twice, and you can Interact to grab an unattended object at any point during your movement.</text:p>
        </text:list-item>
      </text:list>
      <text:p text:style-name="P2">Windling weapon adept</text:p>
      <text:list xml:id="list914408161" text:style-name="WWNum75">
        <text:list-item>
          <text:p text:style-name="P62">You've learned cunning techniques to get the best effects out of the traditional dwindling weapons. Whenever you critically hit using a something…, or a windling weapon, you apply the weapon's critical specialization effect.</text:p>
        </text:list-item>
      </text:list>
      <text:p text:style-name="Heading_20_3"><text:bookmark text:name="_361xovp6xlrr"/>9th</text:p>
      <text:p text:style-name="P2">Wing defense</text:p>
      <text:list xml:id="list531026534" text:style-name="WWNum85">
        <text:list-item>
          <text:p text:style-name="P63">Your wings are reinforced with adamantium allowing you to use them to deflect attacks. As a reaction when hit by an attack, you can give yourself a +1 circumstance bonus to AC against the attack. If you are flying when using this feat, you immediately descend 6 meters (4 squares).</text:p>
        </text:list-item>
      </text:list>
      <text:p text:style-name="P2">Wind step</text:p>
      <text:list xml:id="list1270328142" text:style-name="WWNum76">
        <text:list-item>
          <text:p text:style-name="P64">With a sharp flap of your wings, you stay light on your feet as you move. As an action, you can Step 5 feet twice.</text:p>
        </text:list-item>
      </text:list>
      <text:p text:style-name="Heading_20_3"><text:bookmark text:name="_jlh70qnwp68n"/>13th</text:p>
      <text:p text:style-name="P2">Slip the grasp</text:p>
      <text:list xml:id="list1480706617" text:style-name="WWNum5">
        <text:list-item>
          <text:p text:style-name="P65"><text:soft-page-break/>Flourish. You are extraordinarily agile and have learned a special trick to slip through an enemy’s grasp. As an action, Attempt a check to Escape. If you succeed, you can Stride, Step, or make a Strike with a melee unarmed attack targeting the creature you Escaped from. If you fail, you instead attempt to Escape a second time. You increase your multiple attack penalty as appropriate for the actions you took, but only after completing both actions.</text:p>
        </text:list-item>
      </text:list>
      <text:p text:style-name="P2">Windling weapon expertise</text:p>
      <text:list xml:id="list901991842" text:style-name="WWNum24">
        <text:list-item>
          <text:p text:style-name="P66">Your biology greatly reinforces your training, granting you great skill with windling weapons. Whenever you gain a class feature that grants you expert or greater proficiency in certain weapons, you also gain that proficiency for<text:a xlink:type="simple" xlink:href="https://2e.aonprd.com/Weapons.aspx?ID=16" text:style-name="ListLabel_20_856" text:visited-style-name="ListLabel_20_856"> </text:a>something…, and all windling weapons in which you are trained.</text:p>
        </text:list-item>
      </text:list>
      <text:p text:style-name="Heading_20_3"><text:bookmark text:name="_s1hq3gmjlz72"/>17th</text:p>
      <text:p text:style-name="P2">Greater hit and fly</text:p>
      <text:list xml:id="list1079815363" text:style-name="WWNum38">
        <text:list-item>
          <text:p text:style-name="P67"><text:span text:style-name="T5">Prerequisite</text:span><text:span text:style-name="T4">: Hit and fly.</text:span> When you use the free action provided by the hit and fly feat, you can step up to your flying speed.</text:p>
        </text:list-item>
      </text:list>
      <text:p text:style-name="P2">Improved slip the grasp</text:p>
      <text:list xml:id="list1960962188" text:style-name="WWNum93">
        <text:list-item>
          <text:p text:style-name="P68">Slip the grasp no longer has the flourish trait for you.</text:p>
        </text:list-item>
      </text:list>
      <text:p text:style-name="Standard"/>
      <text:p text:style-name="Heading_20_1"><text:bookmark text:name="_8yesx6gqu6ar"/></text:p>
      <text:p text:style-name="P14"><text:bookmark text:name="_m96ttb8yxqq2"/>Warforged</text:p>
      <text:p text:style-name="Standard"/>
      <text:p text:style-name="Standard">Hit points: <text:span text:style-name="T13">20</text:span></text:p>
      <text:p text:style-name="Standard">Speed: 7.5 meters, 5 squares</text:p>
      <text:p text:style-name="Standard"/>
      <text:p text:style-name="Standard">Ability boosts: Strength, Intelligence, and one free</text:p>
      <text:p text:style-name="Standard">Ability flaw: Charisma</text:p>
      <text:p text:style-name="Standard"/>
      <text:p text:style-name="Standard">Communication: Sound</text:p>
      <text:p text:style-name="Standard">Languages: Common, One free, language of country</text:p>
      <text:p text:style-name="Standard">Traits: Warforged, Construct</text:p>
      <text:p text:style-name="Standard">Senses: Avoidable precise color low-light vision, avoidable imprecise hearing, Unavoidable precise body touch.</text:p>
      <text:p text:style-name="Standard">Size: Small, Medium, or Large</text:p>
      <text:p text:style-name="Standard"/>
      <text:p text:style-name="Standard">Warforgeds are powerful constructs created with ancient technology from past human civilisations. They take on a variety of different forms, ranging from almost human to a tank with retractable pincers. Their strength, cunning, and versatility make them extraordinarily great combatants, and many nations have therefore created squadrons of these robots, despite their elevated cost. </text:p>
      <text:p text:style-name="Standard"/>
      <text:p text:style-name="P2">Roleplaying advice</text:p>
      <text:p text:style-name="Standard">You might:</text:p>
      <text:list xml:id="list122605908810585" text:continue-list="list122607414149097" text:style-name="WWNum57">
        <text:list-item>
          <text:p text:style-name="P22">Plan ahead, preparing multiple contingencies for even simple tasks.</text:p>
        </text:list-item>
        <text:list-item>
          <text:p text:style-name="P22">Calculate the repercussions of your actions, inventions, and thoughts before sharing them.</text:p>
        </text:list-item>
        <text:list-item>
          <text:p text:style-name="P22">See the logical value of everything</text:p>
        </text:list-item>
      </text:list>
      <text:p text:style-name="Standard">Others probably</text:p>
      <text:list xml:id="list122607327988082" text:continue-list="list122607381044444" text:style-name="WWNum29">
        <text:list-item>
          <text:p text:style-name="P23">See you a only fit for war</text:p>
        </text:list-item>
        <text:list-item>
          <text:p text:style-name="P23">Think you are a technology wonder</text:p>
        </text:list-item>
        <text:list-item>
          <text:p text:style-name="P23">View you as any other machine</text:p>
        </text:list-item>
      </text:list>
      <text:p text:style-name="P2"/>
      <text:p text:style-name="P2">Physical description</text:p>
      <text:p text:style-name="Standard">Warforged are adamantine-covered and therefore naturally have a shiny, black appearance, but they are often colored by themselves or their creators. Warforgeds heights tend to vary. Some barely reach the waist of a human, while others stand over 5 meters tall. They are generally very heavy for their size, weighing between 100 kilos and multiple tons. </text:p>
      <text:p text:style-name="Standard"><text:soft-page-break/></text:p>
      <text:p text:style-name="Standard">Warforged are created to have similar senses to most demi- and near-humans. They can detect light, sound, and have many touch detectors located on their bodies. Since warforged are constructs, they are immune to dying of old age and can theoretically live forever with constant repairs.</text:p>
      <text:p text:style-name="Standard"/>
      <text:p text:style-name="P2">History</text:p>
      <text:p text:style-name="Standard">Around 30 years ago, a group of explorers discovered what looked like an ancient battlefield littered with millions of partly destroyed robots. The technology used in constructing these robots had been partially preserved by their adamantine shells. By reverse-engineering these robots, the Alliance of worlds were able to create the warforgeds. Shortly after being built, they were implemented into almost all nations’ armies and managed to drive the pitnarcs away from Near space.</text:p>
      <text:p text:style-name="P2"/>
      <text:p text:style-name="P2">Society</text:p>
      <text:p text:style-name="Standard">Warforged have no society on their own as most live as soldiers in service to different nations, or organizations. Some warforgeds also work as bounty hunters, or have gained independence when their creator or employer died. It is estimated to be around 50 million warforged around the world.</text:p>
      <text:p text:style-name="Standard"/>
      <text:p text:style-name="P2">Names</text:p>
      <text:p text:style-name="Standard">Most warforged are simply assigned a number, but they sometimes are given names by their comrades or to blend into society. Warforged names range from common names from any species, to more menacing sounding names.</text:p>
      <text:p text:style-name="Standard">AT-5437, Blue-12, Bonebreaker, Goldfire, Stonecrusher, Silverclaw, Warsmasher.</text:p>
      <text:p text:style-name="Standard"/>
      <text:p text:style-name="P2">Adventurers</text:p>
      <text:p text:style-name="Standard">While most warforged are soldiers, some are created for special operations, while others have become independent. They typically adventure under direct assignment of a military, but some are specifically created to do good and save lives.</text:p>
      <text:p text:style-name="Standard"/>
      <text:p text:style-name="Heading_20_2"><text:bookmark text:name="_ipx971wrioo8"/>Features</text:p>
      <text:p text:style-name="P2">Constructed anatomy</text:p>
      <text:p text:style-name="Standard">Thanks to your robotic anatomy, you are immune to poison, d<text:span text:style-name="T9">isease, emotion, sickened, as well as to saving throws against effects that would give you the drained, paralyzed, or sickened conditions.</text:span> You also don’t need to eat or drink and are immune to effects that would put you to sleep. To rest, you must spend 6 hours in an inert <text:s/>state, though you remain conscious.</text:p>
      <text:p text:style-name="Standard"/>
      <text:p text:style-name="P2"><text:soft-page-break/>Damage control</text:p>
      <text:p text:style-name="Standard">You are immune to the dying condition. Unlike most constructs, when reduced to 0 hit points, you become unconscious, but are automatically stabilized(you are still subject to the rules for instant death, such as death effects, and taking more damage than your hit point maximum + your current hit points) If a creature uses a three-action activity to repair you and succeeds at a DC 15 engineering check, you regain 1 hit point. If you remain unconscious for 1d4+1 hours, you regain 1 hit point. Keep track of <text:s/>the damage taken while at 0 hit points. If, at any point, the total damage taken is greater than your hit points maximum, you automatically die and are destroyed.</text:p>
      <text:p text:style-name="Standard"/>
      <text:p text:style-name="P2">Electricity vulnerability</text:p>
      <text:p text:style-name="Standard">Due to your constructed nature you gain weakness to electricity equal to one third your <text:s/>level (minimum 1).</text:p>
      <text:p text:style-name="Standard"/>
      <text:p text:style-name="P2">Equipment integration</text:p>
      <text:p text:style-name="Standard">You can integrate weapons or armor into your body. To integrate an item, you must spend 1 hour working with the item in your possession. An integrated weapon uses the normal amount of arms a weapon of that type would, but it can’t be disarmed and requires 1 hour of work to take off or on. An integrated armor is melded to your body and can’t be removed by anyone else and it requires 1 hour of work for you to take it off or on. You can sleep in your integrated armor without suffering any penalties.</text:p>
      <text:p text:style-name="Standard"/>
      <text:p text:style-name="Heading_20_3"><text:bookmark text:name="_r7nxfvhv5cd6"/>Variations</text:p>
      <text:p text:style-name="P2">Amphibious adaption</text:p>
      <text:p text:style-name="Standard">You have been modified to go underwater. You gain a swimming speed equal to your walking speed.</text:p>
      <text:p text:style-name="Standard"/>
      <text:p text:style-name="P2">Impersonator</text:p>
      <text:p text:style-name="Standard">Your body was augmented with processes and an appearance intended to blend in with humans more easily. You become trained in Deception (or another skill if you're already trained in Deception). You don't require a disguise kit when attempting Deception checks to Impersonate a human. In addition, you gain a +4 circumstance bonus to Impersonate checks to pretend that you're a human version of yourself, rather than a warforged. This bonus doesn't apply to other checks to Impersonate humans.</text:p>
      <text:p text:style-name="Standard"/>
      <text:p text:style-name="P2">Increased speed</text:p>
      <text:p text:style-name="Standard">You are exceptionally fast. Your speeds increases by 1.5 meters (1 square).</text:p>
      <text:p text:style-name="Standard"/>
      <text:p text:style-name="P2">Metallic body</text:p>
      <text:p text:style-name="Standard"><text:soft-page-break/>The materials you are composed of resists ailments that attack the flesh. You gain a +1 circumstance bonus against being paralyzed, mind effects, dazzled, deafened and fatigue.</text:p>
      <text:p text:style-name="Standard"/>
      <text:p text:style-name="P2">Robotic mind</text:p>
      <text:p text:style-name="Standard">You have a computer integrated into your neural circuits. The computer has a level equal to half your level and it can perform all tasks a normal computer can. The computer can only be removed by opening you up and can’t be done while you are conscious. Using your computer requires no action when performing basic tasks such as calculation, but other tasks still take the number of actions it would have taken normally.</text:p>
      <text:p text:style-name="Standard"/>
      <text:p text:style-name="P2">Worker warforged</text:p>
      <text:p text:style-name="Standard">Your body is adapted to endure physical hardships or perform hard labor for long periods of time. You become trained in Athletics (or another skill if you're already trained in Athletics), and you gain the Hefty Hauler skill feat.</text:p>
      <text:p text:style-name="Standard"/>
      <text:p text:style-name="Heading_20_2"><text:bookmark text:name="_fyku69g2rx3t"/>Species feats</text:p>
      <text:p text:style-name="Heading_20_3"><text:bookmark text:name="_56mkap6og9br"/>1st</text:p>
      <text:p text:style-name="P2">Construct communication</text:p>
      <text:list xml:id="list162676511" text:style-name="WWNum48">
        <text:list-item>
          <text:p text:style-name="P69">You can communicate instantaneously with constructs up to 1 kilometer away. You also have an integrated radio and can use an action to send signals which travels at a speed of 250 kilometers per second (1,500 kilometers per round).</text:p>
        </text:list-item>
      </text:list>
      <text:p text:style-name="P2">Dual form</text:p>
      <text:list xml:id="list3335058909" text:style-name="WWNum67">
        <text:list-item>
          <text:p text:style-name="P70">Your body is specifically modified to being able to change into two different forms. You can use a three-action activity to change your shape into a vehicle, or to change back. While in your vehicle form, your walking speed increases by 6 meters (4 squares), but you can only take actions with the move trait and can’t wield weapons. When you transform, you can choose to have your worn equipment be placed in a compartment inside your vehicle form, or to still be worn. </text:p>
        </text:list-item>
      </text:list>
      <text:p text:style-name="P2">Glider wings</text:p>
      <text:list xml:id="list1040130813" text:style-name="WWNum64">
        <text:list-item>
          <text:p text:style-name="P71">You have small wings you can use to glide. This allows you to move while falling, using your walking speed, and you descend at a rate of 9 meters (6 squares) per round. In addition you don’t take damage from any fall as long as you are conscious.</text:p>
        </text:list-item>
      </text:list>
      <text:p text:style-name="P2">Integrate equipment</text:p>
      <text:list xml:id="list719857807" text:style-name="WWNum56">
        <text:list-item>
          <text:p text:style-name="P72">You have learned how to integrate Adventuring gear(See Equipment; <text:soft-page-break/>adventuring gear) into your body. To integrate an item, you must spend 1 hour working with the item in your possession. Any integrated gear can’t be disarmed, requires 1 hour of work to take off or on, and doesn’t occupy any hands. It still takes the normal amount of time or actions to manipulate.</text:p>
        </text:list-item>
      </text:list>
      <text:p text:style-name="P2">Night Vision adapters</text:p>
      <text:list xml:id="list1645036228" text:style-name="WWNum3">
        <text:list-item>
          <text:p text:style-name="P73">You have augmented visual processing abilities. Your vision gains the Night tag. </text:p>
        </text:list-item>
      </text:list>
      <text:p text:style-name="P2">Multipurpose</text:p>
      <text:list xml:id="list1199709262" text:style-name="WWNum65">
        <text:list-item>
          <text:p text:style-name="P74">You were created for multiple purposes. You gain a second heritage. You are treated as having the heritage for all purposes.</text:p>
        </text:list-item>
      </text:list>
      <text:p text:style-name="P2">Proximity alert</text:p>
      <text:list xml:id="list4218091520" text:style-name="WWNum87">
        <text:list-item>
          <text:p text:style-name="P75">You're unnaturally in tune with your surroundings and react instinctively to danger. You gain a +2 circumstance bonus to Perception checks made as initiative rolls.</text:p>
        </text:list-item>
      </text:list>
      <text:p text:style-name="P17">Smugglers compartment</text:p>
      <text:list xml:id="list1021311739" text:style-name="WWNum12">
        <text:list-item>
          <text:p text:style-name="P76">You have a small compartment you can use to hide equipment. You can hide a small object of up to light Bulk inside a hollow cavity on one of your forearms. It takes three Interact actions to store an object in this way. You gain a +4 circumstance bonus to the DCs of checks for others to <text:a xlink:type="simple" xlink:href="https://2e.aonprd.com/Actions.aspx?ID=84" text:style-name="ListLabel_20_857" text:visited-style-name="ListLabel_20_857"><text:span text:style-name="T7">Seek</text:span></text:a> or <text:a xlink:type="simple" xlink:href="https://2e.aonprd.com/Actions.aspx?ID=68" text:style-name="ListLabel_20_857" text:visited-style-name="ListLabel_20_857"><text:span text:style-name="T7">Steal</text:span></text:a> objects stored inside your arm. If you store a weapon in your arm, you can use a single action to Interact to draw the weapon into the hand corresponding to your internal cavity, then Strike with the weapon.</text:p>
        </text:list-item>
      </text:list>
      <text:p text:style-name="P2">Warforged lore</text:p>
      <text:list xml:id="list570959574" text:style-name="WWNum63">
        <text:list-item>
          <text:p text:style-name="P77">You have studied or were implanted with the knowledge of warforged, their creation process, and their advantages. You become trained in Warforged lore, Crafting, and Athletics.</text:p>
        </text:list-item>
      </text:list>
      <text:p text:style-name="Heading_20_3"><text:bookmark text:name="_4uuxw460cf9u"/>5th</text:p>
      <text:p text:style-name="P2">Advanced targeting system</text:p>
      <text:list xml:id="list1121023108" text:style-name="WWNum14">
        <text:list-item>
          <text:p text:style-name="P78">Your robotic circuits process tactical information at an extraordinary rate. You can perform the <text:span text:style-name="T4">Calculate weakness</text:span><text:span text:style-name="T6"> </text:span>trick once per day as an innate trick. Intelligence is your trick ability modifier. And you can re-perform the trick by spending 1 resolve point.</text:p>
        </text:list-item>
      </text:list>
      <text:p text:style-name="P2">Anti-hacking measures</text:p>
      <text:list xml:id="list3753020460" text:style-name="WWNum89">
        <text:list-item>
          <text:p text:style-name="P79">You are equipped with hacking countermeasures. You gain a + 4 circumstance bonus against being hacked, including to the DC against being hacked.</text:p>
        </text:list-item>
      </text:list>
      <text:p text:style-name="P17">Improved glider wings</text:p>
      <text:list xml:id="list925967686" text:style-name="WWNum69">
        <text:list-item>
          <text:p text:style-name="P80"><text:span text:style-name="T5">Prerequisite</text:span><text:span text:style-name="T4">: Glider wings. </text:span>You gain a flying speed of 15 feet.</text:p>
        </text:list-item>
      </text:list>
      <text:p text:style-name="P2">Vacuum climber</text:p>
      <text:list xml:id="list1594740440" text:style-name="WWNum77">
        <text:list-item>
          <text:p text:style-name="P81">You can create a vacuum under your feet, wheels, or tracks. This grants you a climbing speed equal to your walking speed and the Spider climb ability, allowing <text:soft-page-break/>you to climb on upside-down ceilings. You also gain a +2 circumstance bonus against being moved and knocked prone.</text:p>
        </text:list-item>
      </text:list>
      <text:p text:style-name="Heading_20_3"><text:bookmark text:name="_a5e4lw3qwk9c"/>9th</text:p>
      <text:p text:style-name="P2">Linguistic module</text:p>
      <text:list xml:id="list2172396188" text:style-name="WWNum22">
        <text:list-item>
          <text:p text:style-name="P82">Powerful processors provide you with exceptional language mastery. You learn every language known to the Alliance of worlds, or a country or organization of your choice. In addition, your mastery of languages allows your allies to use language-dependent abilities, including skill checks, on every creature which speaks a language known to you.</text:p>
        </text:list-item>
      </text:list>
      <text:p text:style-name="P2">Overcharge</text:p>
      <text:list xml:id="list2021069501" text:style-name="WWNum81">
        <text:list-item>
          <text:p text:style-name="P83">You can overcharge your body for a short period of time. You can perform <text:span text:style-name="T4">Haste </text:span>on yourself as an innate trick, using intelligence as your spellcasting ability.</text:p>
        </text:list-item>
      </text:list>
      <text:p text:style-name="P2">Rain of bolts</text:p>
      <text:list xml:id="list508653921" text:style-name="WWNum86">
        <text:list-item>
          <text:p text:style-name="P84">Throughout the day, your body produces powerful projectiles within your chassis. You fire them all at once in either a 30-foot cone or a 10-foot emanation. Foes in the area take 6d6 piercing damage. This increases to 7d6 at 12th level, 8d6 at 15th level, and 9d6 at 18th level. You can spend 3 resolve points to use this ability again, if you normally couldn’t.</text:p>
        </text:list-item>
      </text:list>
      <text:p text:style-name="Heading_20_3"><text:bookmark text:name="_42t16s5ml3dz"/>13th</text:p>
      <text:p text:style-name="P2">Enlarged chassis</text:p>
      <text:list xml:id="list1290774587" text:style-name="WWNum17">
        <text:list-item>
          <text:p text:style-name="P85">By adding parts on yourself, you have increased in size. You size increases by one step (small-&gt;medium, medium-&gt;large, and so on) and your reach increases by 1.5 meters (1 square)</text:p>
        </text:list-item>
      </text:list>
      <text:p text:style-name="P2">Improved rain of bolts</text:p>
      <text:list xml:id="list2831762756" text:style-name="WWNum90">
        <text:list-item>
          <text:p text:style-name="P86"><text:span text:style-name="T5">Prerequisite</text:span><text:span text:style-name="T4">: Rain of bolts. </text:span>The projectiles regenerate quicker, they are much more powerful, and you can refine the metallic content to harm certain creatures. You can use Rain of Bolts once per hour instead of once per day. The damage increases to 10d6 and ignores resistance. The damage from Rain of Bolts is treated as the metal you chose. This increases to 12d6 at 17th level. At 20th level, the damage increases to 13d6.</text:p>
        </text:list-item>
      </text:list>
      <text:p text:style-name="P2">Self-repair</text:p>
      <text:list xml:id="list2078747096" text:style-name="WWNum68">
        <text:list-item>
          <text:p text:style-name="P87">You trigger your body's repair programming, causing your body's nanites to heal your wounds. Once per day, you can give yourself fast healing equal to half your level for 1 minute. While Self-repair is active, you can't use other abilities that require the use of your nanites.</text:p>
        </text:list-item>
      </text:list>
      <text:p text:style-name="Heading_20_3"><text:bookmark text:name="_3puh27wbge6g"/>17th</text:p>
      <text:p text:style-name="P2">Colossal chassis</text:p>
      <text:list xml:id="list2509282586" text:style-name="WWNum95">
        <text:list-item>
          <text:p text:style-name="P88"><text:soft-page-break/><text:span text:style-name="T5">Prerequisite</text:span><text:span text:style-name="T4">: Enlarged chassis</text:span>. By adding parts on yourself, you have increased even further in size. You size increases by one step (small-&gt;medium, medium-&gt;large, and so on) and your reach increases by 1.5 meters (1 square)</text:p>
        </text:list-item>
      </text:list>
      <text:p text:style-name="P2">Core cannon</text:p>
      <text:list xml:id="list4258351262" text:style-name="WWNum91">
        <text:list-item>
          <text:p text:style-name="P89">Your body transforms into a powerful cannon. While immobile as a cannon, you can fire blasts of energy directly from your core, devastating your foes. You become immobilized until you use an Interact action to revert back to your standard form. While in your cannon form, the only actions you can use are to Strike with an energy blast unarmed attack or to Interact to revert back to your standard form. You can remain in your cannon form for up to 1 minute or until you take the action to revert back to your standard form, whichever comes first.</text:p>
        </text:list-item>
      </text:list>
      <text:p text:style-name="P12"/>
      <text:p text:style-name="P12">Energy blasts are a special ranged unarmed attack. You can only make energy blast Strikes while you're in your cannon form. Your energy blasts deal 5d8 fire damage and 4d6 force damage, which increases to 6d8 fire damage and 4d6 force damage at level 20. You gain a +3 item bonus to attack rolls with your energy blasts. Energy blasts have a <text:a xlink:type="simple" xlink:href="https://2e.aonprd.com/Traits.aspx?ID=248" text:style-name="ListLabel_20_857" text:visited-style-name="ListLabel_20_857"><text:span text:style-name="T7">range increment</text:span></text:a> of 120 feet. On a critical hit with an energy blast, the target takes 10 <text:a xlink:type="simple" xlink:href="https://2e.aonprd.com/Conditions.aspx?ID=29" text:style-name="ListLabel_20_857" text:visited-style-name="ListLabel_20_857"><text:span text:style-name="T7">persistent fire damage</text:span></text:a>. Your energy blast doesn't add critical specialization effects. </text:p>
      <text:p text:style-name="P2">Revivification protocol</text:p>
      <text:list xml:id="list3583902718" text:style-name="WWNum23">
        <text:list-item>
          <text:p text:style-name="P90">When knocked unconscious, you can use a reaction to spend 2 resolve points to initiate a revivification protocol. At the start of your next turn you immediately regain 1 hit point.</text:p>
        </text:list-item>
      </text:list>
      <text:p text:style-name="Standard"/>
      <text:p text:style-name="Heading_20_1"><text:bookmark text:name="_78eyyprgcqkb"/></text:p>
      <text:p text:style-name="P14"><text:bookmark text:name="_d096r78oczb"/>Agah</text:p>
      <text:p text:style-name="Standard"/>
      <text:p text:style-name="Standard">Hit points: <text:span text:style-name="T13">12</text:span></text:p>
      <text:p text:style-name="Standard">Speed: 4.5 meters (3 squares), flight: 9 meters (6 squares)</text:p>
      <text:p text:style-name="Standard"/>
      <text:p text:style-name="Standard">Ability boosts: Strength, Intelligence, and one free</text:p>
      <text:p text:style-name="Standard">Ability flaw: Charisma</text:p>
      <text:p text:style-name="Standard"/>
      <text:p text:style-name="Standard">Communication: Light signals from tail.</text:p>
      <text:p text:style-name="Standard">Languages: Language from country (or free, if you can’t pronounce it), free, basic translator (Common)</text:p>
      <text:p text:style-name="Standard">Traits: Agah, </text:p>
      <text:p text:style-name="Standard">Senses: Unavoidable precise body touch, Avoidable precise color vision, Unavoidable imprecise movement detection (100m). Restricted vague taste.</text:p>
      <text:p text:style-name="Standard"/>
      <text:p text:style-name="Standard">Agah are reptilian dark blue aliens with adamantine reinforced wings and a beige underside. They evolved on the planet Eturn as flying predators, soaring multiple kilometers above ground while waiting to dive down on a prey. Most hunted alone, but they sometimes grouped together in packs. As their population increased, they started gathering in greater and greater numbers. Because of this, they started developing countries and advancing their technology.</text:p>
      <text:p text:style-name="Standard"/>
      <text:p text:style-name="P2">Roleplaying an agh</text:p>
      <text:p text:style-name="Standard">You might:</text:p>
      <text:list xml:id="list122606936095106" text:continue-list="list122605908810585" text:style-name="WWNum57">
        <text:list-item>
          <text:p text:style-name="P22">See everyone as either prey or ally</text:p>
        </text:list-item>
        <text:list-item>
          <text:p text:style-name="P22">Have no curiosity, only do something because it benefits you or your pack</text:p>
        </text:list-item>
        <text:list-item>
          <text:p text:style-name="P22">See most of the human vocabulary as unnecessary</text:p>
        </text:list-item>
      </text:list>
      <text:p text:style-name="Standard">Others probably</text:p>
      <text:list xml:id="list122606126308998" text:continue-list="list122607327988082" text:style-name="WWNum29">
        <text:list-item>
          <text:p text:style-name="P23">Worry you see them as prey</text:p>
        </text:list-item>
        <text:list-item>
          <text:p text:style-name="P23">Find your appearance and behavior frightening</text:p>
        </text:list-item>
        <text:list-item>
          <text:p text:style-name="P23">Appreciate your pragmatism</text:p>
        </text:list-item>
      </text:list>
      <text:p text:style-name="P2"/>
      <text:p text:style-name="P2">Physical description</text:p>
      <text:p text:style-name="Standard">Agah measure 2.4 meters from head to tail, but when standing on their hind legs they typically reach up to 1.8 meters. They have a wingspan of around 5 meters. Agah are incredibly lightweight considering their size and adamantine reinforcement and typically weigh between 40 to 60 kilos. Agahs have a small mouth connected directly to the main body. Their photoreceptors lie just under the connection point between their body and <text:soft-page-break/>wings. Their central neuron system is located behind the eyes. Agahs have two front arms composed entirely of carbon and no bones. They have a skeleton composed of hard carbon fibers reinforced with adamantine. When walking, an Agah stands on his back legs, while using his wings and tail for balance and support.</text:p>
      <text:p text:style-name="Standard"/>
      <text:p text:style-name="Standard">Agahs have very sensitive neural sensors just under their skin and can use these to detect vibrations from movement. They typically only use this sense to detect approaching creatures while they sleep. While they have an increased sense of touch they feel way less pain than humans and consider what a human would call incredible pain as mildly uncomfortable. Agahs naturally live up to 120 years and are considered mature 14 years after they hatch.</text:p>
      <text:p text:style-name="Standard"/>
      <text:p text:style-name="P2">History</text:p>
      <text:p text:style-name="Standard">The first recorded Agah civilization started 20,000 years ago, however it quickly fell apart. The last 6,000 years, most Agahs have been living in civilizations, however they aren’t very social creatures and many often decide to live alone for a few years. The opportunity to colonize new worlds have led many Agah to seek a lone planet for them to live in. They therefore are eager to wander away as adventurers and have colonized many planets. Before going into space, Agahs generally lived hard working lives with many small scale conflicts.</text:p>
      <text:p text:style-name="P2"/>
      <text:p text:style-name="P2">Society</text:p>
      <text:p text:style-name="Standard">It is estimated to be around 8 billions Agahs still on Eturn and around 20 billions Agahs on other planets. Agahs generally gather in loose societies with great room for being alone. The Agahs still living on Eturn are organized into millions of countries, often consisting of little more than an extended family. However, most of these countries are united as part of the Agah Federation. On other planets, Agahs typically associate with whatever society is already in place. If no society exists or it is very new, a group of Agahs typically forcibly set themselves in leadership. </text:p>
      <text:p text:style-name="Standard"/>
      <text:p text:style-name="Standard">Agahs are viewed as fearsome and pragmatic warriors and have a reputation of lone wolves and bounty hunters, however the Agah federation has good ties with most other species and is a member of the Alliance of Worlds.</text:p>
      <text:p text:style-name="Standard"/>
      <text:p text:style-name="P2">Names</text:p>
      <text:p text:style-name="Standard">Agahs generally use a light signal as their name, but when living with humans, they typically use a name they think sounds cool, and one others can pronounce.</text:p>
      <text:p text:style-name="Standard"/>
      <text:p text:style-name="P2">Adventurers</text:p>
      <text:p text:style-name="Standard">Most Agahs venture from their society in search of adventure or a peaceful place. Some use their skills has hunters to become great bounty hunters.</text:p>
      <text:p text:style-name="Standard"><text:soft-page-break/></text:p>
      <text:p text:style-name="Heading_20_2"><text:bookmark text:name="_94pzu5pthr3m"/>Features</text:p>
      <text:p text:style-name="P2">Sharp Sight</text:p>
      <text:p text:style-name="Standard">You have excellent sight and can detect small prey from multiple kilometers away. You also gain a +2 circumstance bonus to seeking while using vision.</text:p>
      <text:p text:style-name="Standard"/>
      <text:p text:style-name="P2">Natural weapons</text:p>
      <text:p text:style-name="Standard">Agahs can extract spikes from their hind legs. These spikes deals 1d4 piercing damage and are in the Knife group.</text:p>
      <text:p text:style-name="Heading_20_3"><text:bookmark text:name="_nexvr8j56qgb"/>Variations</text:p>
      <text:p text:style-name="P2">Desert agah</text:p>
      <text:p text:style-name="Standard">Desert agahs are subspecies of agah. They live in the Crimson desert hunting prey and searching for water. You gain fire resistance equal to half your level (minimum of 1) and treat environmental heat effects as one step less severe. You can also survive for 1 month without any food or water.</text:p>
      <text:p text:style-name="Standard"/>
      <text:p text:style-name="P2">Jungle agah</text:p>
      <text:p text:style-name="Standard">Jungle agahs live in the various jungles on Eturn where giant predators roam everywhere and tall plants limit their flight. You can move through the same space as any object, as long as it doesn’t completely occupy its space. If you end your movement in an occupied space, you are automatically moved to the nearest unoccupied space (Your choice if there are several equal squares).</text:p>
      <text:p text:style-name="Standard"/>
      <text:p text:style-name="P2">Sea agah</text:p>
      <text:p text:style-name="Standard">Sea agahs soar above the water looking to dive in for fish. They live in caverns carved into tall cliffs. You gain a swimming speed equal to your flying speed. You can also hold your breath for twice as long as normal.</text:p>
      <text:p text:style-name="Standard"/>
      <text:p text:style-name="P2">Mountain agah</text:p>
      <text:p text:style-name="Standard">Mountain agahs are the most common type of agahs. They evolved on mountains and have become cold resistant. You gain cold resistance equal to half your level (minimum of 1) and treat environmental cold effects as one step less severe.</text:p>
      <text:p text:style-name="Standard"/>
      <text:p text:style-name="P2">Plains agah</text:p>
      <text:p text:style-name="Standard">Plains agah live in temperate plains, grasslands, and savannahs where they fly quickly to catch up to their prey. Your speeds all increase by 1.5 meters (1 square).</text:p>
      <text:p text:style-name="Standard"/>
      <text:p text:style-name="Standard"/>
      <text:p text:style-name="Heading_20_2"><text:bookmark text:name="_z3suk8hw578t"/><text:soft-page-break/>Species feats</text:p>
      <text:p text:style-name="Heading_20_3"><text:bookmark text:name="_emg2hod03gs7"/>1st</text:p>
      <text:p text:style-name="P2">Agah lore</text:p>
      <text:list xml:id="list3019198557" text:style-name="WWNum54">
        <text:list-item>
          <text:p text:style-name="P91">You have trained in the traditional skills of agahs. You become trained in Agah lore, Athletics, and Survival.</text:p>
        </text:list-item>
      </text:list>
      <text:p text:style-name="P2">Agah weapon familiarity</text:p>
      <text:list xml:id="list267955492" text:style-name="WWNum88">
        <text:list-item>
          <text:p text:style-name="P92">You favor the traditional weapons of agahs. You become trained in something… . In addition, you gain access to all uncommon agah weapons. For the purpose of determining your proficiency, you treat martial weapons as simple weapons and advanced weapons as martial weapons.</text:p>
        </text:list-item>
      </text:list>
      <text:p text:style-name="P2">Hunters courage</text:p>
      <text:list xml:id="list2624730489" text:style-name="WWNum40">
        <text:list-item>
          <text:p text:style-name="P93">Your pragmatism causes you to have a reduced sense of fear. When you roll a success on a saving throw against a<text:a xlink:type="simple" xlink:href="https://2e.aonprd.com/Traits.aspx?ID=68" text:style-name="ListLabel_20_856" text:visited-style-name="ListLabel_20_856"> </text:a><text:a xlink:type="simple" xlink:href="https://2e.aonprd.com/Traits.aspx?ID=68" text:style-name="ListLabel_20_857" text:visited-style-name="ListLabel_20_857"><text:span text:style-name="T7">fear</text:span></text:a> effect, you get a critical success instead. In addition, you gain a +1 circumstance bonus to Will saves against fear effects and a +2 circumstance bonus to your Will DC against attempts to<text:a xlink:type="simple" xlink:href="https://2e.aonprd.com/Actions.aspx?ID=53" text:style-name="ListLabel_20_856" text:visited-style-name="ListLabel_20_856"> </text:a><text:a xlink:type="simple" xlink:href="https://2e.aonprd.com/Actions.aspx?ID=53" text:style-name="ListLabel_20_857" text:visited-style-name="ListLabel_20_857"><text:span text:style-name="T7">Demoralize</text:span></text:a> you.</text:p>
        </text:list-item>
      </text:list>
      <text:p text:style-name="P17">Natural weapons</text:p>
      <text:list xml:id="list3271924246" text:style-name="WWNum71">
        <text:list-item>
          <text:p text:style-name="P94">Agahs have the ability to extrait razor sharp spikes from their hind legs, you are particularly deadly when using those. You gain an unarmed bite attack that deals 1d8 piercing damage, has the grappling, deadly d12, and agah traits, and is in the Knife weapon group.</text:p>
        </text:list-item>
      </text:list>
      <text:p text:style-name="P2">Nightvision</text:p>
      <text:list xml:id="list2714407955" text:style-name="WWNum20">
        <text:list-item>
          <text:p text:style-name="P95">You have particularly sharp eyesight that allows you to see through the dark. You gain low-light vision.</text:p>
        </text:list-item>
      </text:list>
      <text:p text:style-name="P2">Swooping strike</text:p>
      <text:list xml:id="list122606551237421" text:continue-list="list801496533" text:style-name="WWNum1">
        <text:list-item>
          <text:p text:style-name="P55">You are adept at swooping down on foes from above. As a two action activity, you can voluntarily fall up to 150 meters (100 squares) and then make a melee Strike with a +2 circumstance bonus. If the Strike hits, and you fell more than 9 meters (6 squares), you gain a circumstance bonus to the damage equal to the number of damage die you deal with weapons.</text:p>
        </text:list-item>
      </text:list>
      <text:p text:style-name="P2">Taste the air</text:p>
      <text:list xml:id="list4136853654" text:style-name="WWNum73">
        <text:list-item>
          <text:p text:style-name="P96">Some agahs learn how to taste the air, gaining a sense akin to smell. You gain Unavoidable imprecise smell.</text:p>
        </text:list-item>
      </text:list>
      <text:p text:style-name="Heading_20_3"><text:bookmark text:name="_hw7nviqi3yy7"/>5th</text:p>
      <text:p text:style-name="P2">Agah weapon cunning</text:p>
      <text:list xml:id="list1347768783" text:style-name="WWNum13">
        <text:list-item>
          <text:p text:style-name="P97">You've learned cunning techniques to get the best effects out of the traditional agah <text:s/>weapons. Whenever you critically hit using a something…, or an agah weapon, you apply the weapon's critical specialization effect. </text:p>
        </text:list-item>
      </text:list>
      <text:p text:style-name="P17"><text:soft-page-break/>Break fall</text:p>
      <text:list xml:id="list122607255645785" text:continue-list="list1348368942" text:style-name="WWNum50">
        <text:list-item>
          <text:p text:style-name="P59">You can use your wings to stop falling. If you start falling, or if you start your turn falling, you can use a reaction to make an acrobatics check with a simple DC for your level. On a success you immediately descend 3 meters and then stop falling.</text:p>
        </text:list-item>
      </text:list>
      <text:p text:style-name="P2">Hunters sight</text:p>
      <text:list xml:id="list887311543" text:style-name="WWNum74">
        <text:list-item>
          <text:p text:style-name="P98">You are particularly adept at spotting prey. When seeking for a creature, the circumstance bonus from sharp sight increases to +4.</text:p>
        </text:list-item>
      </text:list>
      <text:p text:style-name="Heading_20_3"><text:bookmark text:name="_q9k1ccht6io2"/>9th</text:p>
      <text:p text:style-name="P2">Greater nightvision</text:p>
      <text:list xml:id="list144950560" text:style-name="WWNum6">
        <text:list-item>
          <text:p text:style-name="P99"><text:span text:style-name="T5">Prerequisite</text:span><text:span text:style-name="T4">: Low-light vision.</text:span> You gain darkvision.</text:p>
        </text:list-item>
      </text:list>
      <text:p text:style-name="P2">Wing defense</text:p>
      <text:list xml:id="list122605778022036" text:continue-list="list531026534" text:style-name="WWNum85">
        <text:list-item>
          <text:p text:style-name="P63">Your wings are reinforced with adamantium allowing you to use them to deflect attacks. As a reaction when hit by an attack, you can give yourself a +1 circumstance bonus to AC against the attack. If you are flying when using this feat, you immediately descend 6 meters (4 squares).</text:p>
        </text:list-item>
      </text:list>
      <text:p text:style-name="Heading_20_3"><text:bookmark text:name="_3mxm0fvzjplq"/>13th</text:p>
      <text:p text:style-name="P2">Agah weapon expertise</text:p>
      <text:list xml:id="list122606187012283" text:continue-list="list901991842" text:style-name="WWNum24">
        <text:list-item>
          <text:p text:style-name="P66">Your biology greatly reinforces your training, granting you great skill with agah weapons. Whenever you gain a class feature that grants you expert or greater proficiency in certain weapons, you also gain that proficiency for<text:a xlink:type="simple" xlink:href="https://2e.aonprd.com/Weapons.aspx?ID=16" text:style-name="ListLabel_20_856" text:visited-style-name="ListLabel_20_856"> </text:a>something…, and all agah weapons in which you are trained.</text:p>
        </text:list-item>
      </text:list>
      <text:p text:style-name="P2">Quick evade</text:p>
      <text:list xml:id="list529236238" text:style-name="WWNum34">
        <text:list-item>
          <text:p text:style-name="P100">You can swiftly get away from opponents. When you step, you can fly up to 6 meters (4 squares).</text:p>
        </text:list-item>
      </text:list>
      <text:p text:style-name="Heading_20_3"><text:bookmark text:name="_kgiucfgu1hl3"/>17th</text:p>
      <text:p text:style-name="P2">Ferocious gust</text:p>
      <text:list xml:id="list114854924" text:style-name="WWNum39">
        <text:list-item>
          <text:p text:style-name="P101">You can rapidly flap your wings to create currents to push around your foes. You can perform <text:span text:style-name="T4">Gust of wind</text:span> at will as an innate trick, using strength as your trick ability.</text:p>
        </text:list-item>
      </text:list>
      <text:p text:style-name="Standard"/>
      <text:p text:style-name="P14"><text:bookmark text:name="_miv2wu2ggo0w"/>Draconian</text:p>
      <text:p text:style-name="Standard"/>
      <text:p text:style-name="Standard">Hit points: <text:span text:style-name="T13">16</text:span></text:p>
      <text:p text:style-name="Standard">Speed: 7.5 meters (5 squares), flight 7.5 meters (5 squares).</text:p>
      <text:p text:style-name="Standard"/>
      <text:p text:style-name="Standard">Ability boosts: Strength, Charisma, and one free</text:p>
      <text:p text:style-name="Standard">Ability flaw: Dexterity</text:p>
      <text:p text:style-name="Standard"/>
      <text:p text:style-name="Standard">Communication: Sound</text:p>
      <text:p text:style-name="Standard">Languages: Common, language of country, one free</text:p>
      <text:p text:style-name="Standard">Traits: Dragon, Draconian</text:p>
      <text:p text:style-name="Standard">Senses: Avoidable precise color ultralight vision, avoidable imprecise hearing, Unavoidable imprecise smell, Unavoidable precise body touch, Restricted vague taste.</text:p>
      <text:p text:style-name="Standard">Size: Large</text:p>
      <text:p text:style-name="Standard"/>
      <text:p text:style-name="Standard">Draconians are solitary winged creatures. They are descended from fearsome predators such as the tyrannosaurus and are closely related to the mighty dragons. Standing way over 3 meters tall when on their hind legs, draconians are powerful predators. Draconians have stiff feathers covering their entire body, but these feathers are often mistaken for scales. These dinosaurs are able to exhale destructive energy by advanced chemical processes.</text:p>
      <text:p text:style-name="Standard"/>
      <text:p text:style-name="P2">Roleplaying advice</text:p>
      <text:p text:style-name="Standard">You might:</text:p>
      <text:list xml:id="list122606522109851" text:continue-list="list122606936095106" text:style-name="WWNum57">
        <text:list-item>
          <text:p text:style-name="P22">Acknowledge your draconic superiority</text:p>
        </text:list-item>
        <text:list-item>
          <text:p text:style-name="P22">Hoard and fiercely guard every treasure you encounter</text:p>
        </text:list-item>
        <text:list-item>
          <text:p text:style-name="P22">Approach every situation as a predator</text:p>
        </text:list-item>
      </text:list>
      <text:p text:style-name="Standard">Others probably</text:p>
      <text:list xml:id="list122605985318322" text:continue-list="list122606126308998" text:style-name="WWNum29">
        <text:list-item>
          <text:p text:style-name="P23">Fear you for your predatory ways</text:p>
        </text:list-item>
        <text:list-item>
          <text:p text:style-name="P23">View you as greedy and arrogant</text:p>
        </text:list-item>
        <text:list-item>
          <text:p text:style-name="P23">Respect your incredible strength</text:p>
        </text:list-item>
      </text:list>
      <text:p text:style-name="P2"/>
      <text:p text:style-name="P2">Physical description</text:p>
      <text:p text:style-name="Standard">The name draconian actually refers to a family composed of many species. Today only 6 different species of draconian exist. Draconians are small compared to most dragons, but they are very massive when compared to most near- and demi-humans. They are over 5 meters long and stand around 1.5 meters tall while on all four legs. Draconians typically weigh between 60 to 100 kg, with females being slightly smaller than males. <text:soft-page-break/>They have a wingspan of around 10 meters allowing them to fly without using much energy. </text:p>
      <text:p text:style-name="Standard"/>
      <text:p text:style-name="Standard">Most draconians have two horns atop their head. These are purely sexual characteristics, but they can be reinforced to serve as deadly weapons. Draconians are very long lived and can naturally live up to 500 years with good care. They mature around 25 years after they hatch. Draconians’ feathers typically pale as they grow older, and they therefore consider bright colors to be very attractive.</text:p>
      <text:p text:style-name="Standard"/>
      <text:p text:style-name="P2">History</text:p>
      <text:p text:style-name="Standard">Draconians evolved as pack hunters on Agollen, striking down prey far larger than any individual draconian could handle. Most packs could have a territory of a few thousand square kilometers. They regularly preyed on hominids and considered a village a great source of renewable food. Draconians were so successful they didn’t need to advance their technology and basic technology was largely useless against them, thanks to their stiff feathers and natural weapons. This led them to ignore the humans' gradually rising technology, until their technology had finally become a threat. </text:p>
      <text:p text:style-name="Standard"/>
      <text:p text:style-name="Standard">When the humans' technological advancements had given them weaponry such as crossbows and pikes, they started chasing draconians. Around 4,000 years ago, a great war between human hunters and draconians took place in different parts of the world. The draconians were powerful combatants, but they couldn’t handle the humans’ numbers and were forced to retreat from the villages. Human expansion then further diminished their territories. Around that time, some draconians began reverse-engineering humans’ technology to gain these weapons for themselves and create larger societies.</text:p>
      <text:p text:style-name="P2"/>
      <text:p text:style-name="P2">Society</text:p>
      <text:p text:style-name="Standard">Today, many draconians are integrated with the other species of Agollen and live in various human nations. However, most draconians are part of the Draconic Federation, which includes many nations with intelligent species of draconic descent. The draconic federation is not part of the Alliance of worlds, but they have many contracts with them, however some fear the dragon species and fear they are planning a war. It is estimated to be around 10 billion draconians, 5 billion on Agollen, and the rest on other planets or space stations. </text:p>
      <text:p text:style-name="Standard"/>
      <text:p text:style-name="P2">Names</text:p>
      <text:p text:style-name="Standard">Draconians typically have a single long name, but they often use a nickname composed of the first syllables in their name.</text:p>
      <text:p text:style-name="Standard">Ashardalonaion, Brentxilanrgonteryx, Carnivaroramus, Efterxarlyberkeran, Frenadronmonucan, Gerthimanimaniricon, Restovarimarianor, Zerxawertlopanicaz</text:p>
      <text:p text:style-name="Standard"><text:soft-page-break/></text:p>
      <text:p text:style-name="P2">Adventurers</text:p>
      <text:p text:style-name="Standard">Draconians love exciting adventures in the wild with a small pack and have the greatest percentage of adventurers. They adventure to gather riches, gaining knowledge, or simply for the excitement of adventuring itself.</text:p>
      <text:p text:style-name="Standard"/>
      <text:p text:style-name="Heading_20_2"><text:bookmark text:name="_qoqoqbkblh25"/>Features</text:p>
      <text:p text:style-name="P2">Breath weapon</text:p>
      <text:p text:style-name="Standard">Draconians have the ability to exhale destructive energy. The damage type depends on the variation. As a two action activity, you can exhale destructive energy. Each target in a 6 meter (4 squares) cone must make a basic saving throw or take 1d12 damage per damage die you deal with weapons. The type of saving throw and type of damage depends on your variation. After you have used this ability, you can use it again until the next day, unless you spend 1 resolve point. At 5th level, creatures that critically fail their saves also take 1d4 persistent damage per weapon damage die you deal.</text:p>
      <text:p text:style-name="P2"/>
      <text:p text:style-name="P2">Exceptional smell</text:p>
      <text:p text:style-name="Standard">You have an extraordinary sense of smell and can use it to track. You gain a +2 circumstance bonus to track, when your sense of smell helps.</text:p>
      <text:p text:style-name="P2"/>
      <text:p text:style-name="P2">Forward-facing eyes</text:p>
      <text:p text:style-name="Standard">Draconians have forward-facing eyes. This gives them a +1 circumstance bonus to checks to seek.</text:p>
      <text:p text:style-name="Standard"/>
      <text:p text:style-name="P2">Natural weapons</text:p>
      <text:p text:style-name="Standard">You have sharp claws and you can use them to make unarmed strikes. Your teeth deal 1d6 piercing damage and your claws deal 1d4 slashing damage and have the agile trait.</text:p>
      <text:p text:style-name="Heading_20_3"><text:bookmark text:name="_x8ozd2g08y3b"/>Variations</text:p>
      <text:p text:style-name="P2">Black</text:p>
      <text:p text:style-name="Standard">Black draconians are fearsome swamp dwellers who can spit out their stomach acid for deadly potential. They hunt both on land and underwater. You gain resistance to acid damage equal to half your level (minimum 1). In addition, you gain a swimming speed of 6 meter (4 squares) and can hold your breath for 30 minutes. The damage you deal with your breath weapon is acid and the save is reflex. It gains the acid tag.</text:p>
      <text:p text:style-name="Standard"/>
      <text:p text:style-name="P2">Blue</text:p>
      <text:p text:style-name="Standard">Blue draconians live in the desert and exhale lightning leading gas and can polarize some particles in their mouth. You gain resistance to lightning damage equal to half <text:soft-page-break/>your level (minimum 1). You also can survive without food or water for 1 month before suffering consequences. You also gain a +4 circumstance bonus on fortitude saves to avoid exhaustion. The damage you deal with your breath weapon is lightning and the save is reflex. It gains the lightning tag.</text:p>
      <text:p text:style-name="Standard"/>
      <text:p text:style-name="P2">Gold</text:p>
      <text:p text:style-name="Standard">Gold draconians are majestic creatures who can exhale flammable gas. They live on golden savannahs and are often stereotyped as wise and just leaders. You gain resistance to fire damage equal to half your level (minimum 1) and gain a +1 circumstance bonus to diplomacy checks. The damage you deal with your breath weapon is fire and the save is reflex. It gains the fire tag.</text:p>
      <text:p text:style-name="Standard"/>
      <text:p text:style-name="P2">Green</text:p>
      <text:p text:style-name="Standard">Green dragons live in jungles and dark forests and can exhale a poisonous gas they themselves are immune to. You gain poison resistance equal to half your level (minimum 1), and each of your successful saving throws against a<text:a xlink:type="simple" xlink:href="https://2e.aonprd.com/Traits.aspx?ID=126" text:style-name="ListLabel_20_856" text:visited-style-name="ListLabel_20_856"> </text:a><text:a xlink:type="simple" xlink:href="https://2e.aonprd.com/Traits.aspx?ID=126" text:style-name="ListLabel_20_857" text:visited-style-name="ListLabel_20_857"><text:span text:style-name="T7">poison</text:span></text:a> affliction reduces its stage by 2, or by 1 for a<text:a xlink:type="simple" xlink:href="https://2e.aonprd.com/Traits.aspx?ID=162" text:style-name="ListLabel_20_856" text:visited-style-name="ListLabel_20_856"> </text:a><text:a xlink:type="simple" xlink:href="https://2e.aonprd.com/Traits.aspx?ID=162" text:style-name="ListLabel_20_857" text:visited-style-name="ListLabel_20_857"><text:span text:style-name="T7">virulent</text:span></text:a> poison. Each critical success against an ongoing poison reduces its stage by 3, or by 2 for a virulent poison. The damage you deal with your breath weapon is poison and the save is fortitude. It gains the poison tag.</text:p>
      <text:p text:style-name="Standard"/>
      <text:p text:style-name="P2">Red</text:p>
      <text:p text:style-name="Standard">Red draconians are the largest draconians and can spit out burning flammable liquids to cook their prey alive. They live near volcanoes and the equator. You gain resistance to fire damage equal to half your level (minimum 1) and treat environmental heat effects as one step less severe. The damage you deal with your breath weapon is fire and the save is reflex. It gains the fire tag.</text:p>
      <text:p text:style-name="Standard"/>
      <text:p text:style-name="P2">White</text:p>
      <text:p text:style-name="Standard">White draconians are solitary hunters living on the poles. The dragons living on the north pole are typically clearly white while the ones living on the south pole are more silver colored. You gain resistance to cold damage equal to half your level (minimum 1) and treat environmental cold effects as one step less severe. The damage you deal with your breath weapon is cold and the save is fortitude. It gains the cold tag.</text:p>
      <text:p text:style-name="Standard"/>
      <text:p text:style-name="Standard"/>
      <text:p text:style-name="Heading_20_2"><text:bookmark text:name="_suwvaw20robg"/>Species feats</text:p>
      <text:p text:style-name="Heading_20_3"><text:bookmark text:name="_gunr4k40dkci"/>1st</text:p>
      <text:p text:style-name="P2">Augment tricks</text:p>
      <text:list xml:id="list3444105129" text:style-name="WWNum60">
        <text:list-item>
          <text:p text:style-name="P102"><text:soft-page-break/>The breath you possess can be used to add power to tricks and advanced weapons. Your tricks that have the same tag as your breath weapon gain a status bonus to damage equal to half the trick’s level or one quarter the item's level (Minimum of 1 for both). You also gain a +1 status bonus to the damage of any weapons and persistent damage that matches your breath weapon.</text:p>
        </text:list-item>
      </text:list>
      <text:p text:style-name="P2">Draconic familiar</text:p>
      <text:list xml:id="list2223752955" text:style-name="WWNum27">
        <text:list-item>
          <text:p text:style-name="P103">You gain a familiar that takes the form of a tiny dragon</text:p>
        </text:list-item>
      </text:list>
      <text:p text:style-name="P2">Draconic weapon familiarity</text:p>
      <text:list xml:id="list3886333440" text:style-name="WWNum58">
        <text:list-item>
          <text:p text:style-name="P104">You have trained with the traditional draconic weapons. You become trained in something… . In addition, you gain access to all uncommon dragon weapons. For the purpose of determining your proficiency, you treat martial weapons as simple weapons and advanced weapons as martial weapons.</text:p>
        </text:list-item>
      </text:list>
      <text:p text:style-name="P2">Draconian lore</text:p>
      <text:list xml:id="list1863995622" text:style-name="WWNum7">
        <text:list-item>
          <text:p text:style-name="P105">You have eagerly absorbed the lore of the draconians. You gain proficiency in Intimidation, Survival, and Draconian lore.</text:p>
        </text:list-item>
      </text:list>
      <text:p text:style-name="P2">Draconian tricks</text:p>
      <text:list xml:id="list565824952" text:style-name="WWNum47">
        <text:list-item>
          <text:p text:style-name="P106">You can use your breath weapon to create different tricks. You become trained in all tricks gained from draconian species feats and you use your charisma as the trickpeforming modifier. You learn one minor trick that shares a tag with your breath weapon </text:p>
        </text:list-item>
      </text:list>
      <text:p text:style-name="P2">Improved natural weapons</text:p>
      <text:list xml:id="list2039146862" text:style-name="WWNum37">
        <text:list-item>
          <text:p text:style-name="P107">You have modified your claws, teeth, tail and horns to serve as deadly weapons. Your bite attack deals 1d8 piercing damage and has the grapple trait, it is in the Knife weapon group. Your claws deal 1d6 slashing damage and have the agile and versatile B trait, but you are no longer able to hold or use weapons with them. They are in the Sword weapon group. Your horns deal 1d10 piercing damage and have the fatal d12 trait. They are in the Spear weapon group. Your tail deals 1d6 slashing damage and has the disarm, reach, and trip traits. It is in the Flail weapon group.</text:p>
        </text:list-item>
      </text:list>
      <text:p text:style-name="P2">Swooping strike</text:p>
      <text:list xml:id="list122606008213634" text:continue-list="list122606551237421" text:style-name="WWNum1">
        <text:list-item>
          <text:p text:style-name="P55">You are adept at swooping down on foes from above. As a two action activity, you can voluntarily fall up to 150 meters (100 squares) and then make a melee Strike with a +2 circumstance bonus. If the Strike hits, and you fell more than 9 meters (6 squares), you gain a circumstance bonus to the damage equal to the number of damage die you deal with weapons.</text:p>
        </text:list-item>
      </text:list>
      <text:p text:style-name="Standard"/>
      <text:p text:style-name="Heading_20_3"><text:bookmark text:name="_f4p6c07223cc"/>5th</text:p>
      <text:p text:style-name="P2">Break fall</text:p>
      <text:list xml:id="list122606031427487" text:continue-list="list122607255645785" text:style-name="WWNum50">
        <text:list-item>
          <text:p text:style-name="P59">You can use your wings to stop falling. If you start falling, or if you start your turn <text:soft-page-break/>falling, you can use a reaction to make an acrobatics check with a simple DC for your level. On a success you immediately descend to 3 meters and then stop falling. If you hit the ground while descending the 3 meters required to stop falling, you take half the damage you normally would take.</text:p>
        </text:list-item>
      </text:list>
      <text:p text:style-name="P2">Draconic weapon adept</text:p>
      <text:list xml:id="list1968922213" text:style-name="WWNum35">
        <text:list-item>
          <text:p text:style-name="P108">You've learned cunning techniques to get the best effects out of the traditional draconian weapons. Whenever you critically hit using a something…, or a draconic weapon, you apply the weapon's critical specialization effect. </text:p>
        </text:list-item>
      </text:list>
      <text:p text:style-name="P17">Improved draconian tricks</text:p>
      <text:list xml:id="list4039441680" text:style-name="WWNum41">
        <text:list-item>
          <text:p text:style-name="P109"><text:span text:style-name="T5">Prerequisite</text:span><text:span text:style-name="T4">: Draconian tricks.</text:span> You learn two 1st level that shares a tag with your breath weapon . You can perform these tricks once per day each, as an innate trick, but you can also perform them with any trick slots you might have.</text:p>
        </text:list-item>
      </text:list>
      <text:p text:style-name="P11"/>
      <text:p text:style-name="Heading_20_3"><text:bookmark text:name="_uy8o22lc57lv"/>9th</text:p>
      <text:p text:style-name="P2">Augmented breath weapon</text:p>
      <text:list xml:id="list3163116951" text:style-name="WWNum66">
        <text:list-item>
          <text:p text:style-name="P110">Your breath weapon is extraordinarily powerful. You gain a circumstance bonus to the damage of your breath weapon equal to the number of damage dice you deal with weapons. In addition, the area increases to a 12 meter (8 squares) long cone.</text:p>
        </text:list-item>
      </text:list>
      <text:p text:style-name="P2">Greater draconian tricks</text:p>
      <text:list xml:id="list829715355" text:style-name="WWNum70">
        <text:list-item>
          <text:p text:style-name="P111"><text:span text:style-name="T5">Prerequisite</text:span><text:span text:style-name="T4">: Improved draconian tricks.</text:span> You have learned to do impressive feats with your breath weapon. You learn a minor trick. In addition, you learn a 2nd level trick. Both tricks must share a tag with your breath weapon. You can perform the 2nd level trick once per day as an innate trick, but you can also perform it additional times with any trick slots you might have.</text:p>
        </text:list-item>
      </text:list>
      <text:p text:style-name="P2">Wing defense</text:p>
      <text:list xml:id="list122605732550866" text:continue-list="list122605778022036" text:style-name="WWNum85">
        <text:list-item>
          <text:p text:style-name="P63">Your wings are reinforced with adamantium allowing you to use them to deflect attacks. As a reaction when hit by an attack, you can give yourself a +1 circumstance bonus to AC against the attack. If you are flying when using this feat, you immediately descend 6 meters (4 squares).</text:p>
        </text:list-item>
      </text:list>
      <text:p text:style-name="Heading_20_3"><text:bookmark text:name="_f4b82075jxci"/>13th</text:p>
      <text:p text:style-name="P2">Draconic weapon expertise</text:p>
      <text:list xml:id="list4002795498" text:style-name="WWNum18">
        <text:list-item>
          <text:p text:style-name="P112">Your draconic biology greatly reinforces your training, granting you great skill with <text:s/>weapons. Whenever you gain a class feature that grants you expert or greater proficiency in certain weapons, you also gain that proficiency for something…, and for all dragon weapons in which you are trained.</text:p>
        </text:list-item>
      </text:list>
      <text:p text:style-name="P2">Exceptional draconian ticks</text:p>
      <text:list xml:id="list1517722613" text:style-name="WWNum59">
        <text:list-item>
          <text:p text:style-name="P113"><text:span text:style-name="T10">Prerequisite</text:span><text:span text:style-name="T11">: Greate draconian tricks.</text:span><text:span text:style-name="T12"> Your ability to perform tricks with your </text:span><text:soft-page-break/><text:span text:style-name="T12">breath weapon rivals that of true dragons. Choose one 3rd-level trick and one 4th-level trick </text:span>that shares a tag with your breath weapon<text:span text:style-name="T12">. You can perform each of these tricks once per day as innate tricks</text:span>, but you can also perform it additional times per day with any trick slots you might have.</text:p>
        </text:list-item>
      </text:list>
      <text:p text:style-name="P2">Frightful presence</text:p>
      <text:list xml:id="list1618538491" text:style-name="WWNum31">
        <text:list-item>
          <text:p text:style-name="P114"><text:span text:style-name="T5">Prerequisite</text:span><text:span text:style-name="T4">: Master in intimidation.</text:span> Your mere presence frightens your foes. You gain the Battle cry and Scare to death feats, even if you don’t meet the prerequisites.</text:p>
        </text:list-item>
      </text:list>
      <text:p text:style-name="Heading_20_3"><text:bookmark text:name="_y9arvpy9a0ea"/>17th</text:p>
      <text:p text:style-name="P2">Ferocious gust</text:p>
      <text:list xml:id="list122607138896924" text:continue-list="list114854924" text:style-name="WWNum39">
        <text:list-item>
          <text:p text:style-name="P101">You can rapidly flap your wings to create currents to push around your foes. You can perform <text:span text:style-name="T4">Gust of wind</text:span> at will as an innate trick, using strength as your trick ability.</text:p>
        </text:list-item>
      </text:list>
      <text:p text:style-name="P2">Unparalleled draconic tricks</text:p>
      <text:list xml:id="list4265876483" text:style-name="WWNum82">
        <text:list-item>
          <text:p text:style-name="P115">Your ability to create diverse and powerful tricks with your breath weapon is matched by few. <text:span text:style-name="T12">Choose one 5rd-leveltrickl and one 6th-level trick </text:span>that shares a tag with your breath weapon <text:span text:style-name="T12">. You can perform each of these tricks once per day as innate tricks</text:span>, but you can also perform it additional times per day with any trick slots you might have.</text:p>
        </text:list-item>
      </text:list>
      <text:p text:style-name="Standard"/>
      <text:p text:style-name="Heading_20_1"><text:bookmark text:name="_ez3m2gcapyjm"/></text:p>
      <text:p text:style-name="P14"><text:bookmark text:name="_ocvlkwrwvb7w"/>Bulette</text:p>
      <text:p text:style-name="Standard"/>
      <text:p text:style-name="Standard">Hit points: <text:span text:style-name="T13">20</text:span></text:p>
      <text:p text:style-name="Standard">Speed: 7.5 meters, 5 squares</text:p>
      <text:p text:style-name="Standard"/>
      <text:p text:style-name="Standard">Ability boosts: Strength, Constitution, and one free</text:p>
      <text:p text:style-name="Standard">Ability flaw: Wisdom</text:p>
      <text:p text:style-name="Standard"/>
      <text:p text:style-name="Standard">Communication: Movement</text:p>
      <text:p text:style-name="Standard">Languages: Common, language of country</text:p>
      <text:p text:style-name="Standard">Traits: Near-human</text:p>
      <text:p text:style-name="Standard">Senses: Avoidable precise color vision, avoidable imprecise hearing, Unavoidable vague smell, Unavoidable precise body touch, Restricted vague taste.</text:p>
      <text:p text:style-name="Standard"/>
      <text:p text:style-name="Standard">General description</text:p>
      <text:p text:style-name="Standard"/>
      <text:p text:style-name="P2">Roleplaying advice</text:p>
      <text:p text:style-name="Standard">You might:</text:p>
      <text:list xml:id="list122606344001842" text:continue-list="list122606522109851" text:style-name="WWNum57">
        <text:list-item>
          <text:p text:style-name="P22">1</text:p>
        </text:list-item>
        <text:list-item>
          <text:p text:style-name="P22">2</text:p>
        </text:list-item>
        <text:list-item>
          <text:p text:style-name="P22">3</text:p>
        </text:list-item>
      </text:list>
      <text:p text:style-name="Standard">Others probably</text:p>
      <text:list xml:id="list122607450658754" text:continue-list="list122605985318322" text:style-name="WWNum29">
        <text:list-item>
          <text:p text:style-name="P23">1</text:p>
        </text:list-item>
        <text:list-item>
          <text:p text:style-name="P23">2</text:p>
        </text:list-item>
        <text:list-item>
          <text:p text:style-name="P23">3</text:p>
        </text:list-item>
      </text:list>
      <text:p text:style-name="P2"/>
      <text:p text:style-name="P2">Physical description</text:p>
      <text:p text:style-name="Standard">Size, how their senses work, range of traits, age, cultural differences</text:p>
      <text:p text:style-name="Standard"/>
      <text:p text:style-name="P2">History</text:p>
      <text:p text:style-name="Standard">History</text:p>
      <text:p text:style-name="P2"/>
      <text:p text:style-name="P2">Society</text:p>
      <text:p text:style-name="Standard">Numbers, history, spread, religion, ties, relationships</text:p>
      <text:p text:style-name="Standard"/>
      <text:p text:style-name="P2">Names</text:p>
      <text:p text:style-name="Standard">List, general information</text:p>
      <text:p text:style-name="Standard"/>
      <text:p text:style-name="P2"><text:soft-page-break/>Adventurers</text:p>
      <text:p text:style-name="Standard">Reason</text:p>
      <text:p text:style-name="Standard"/>
      <text:p text:style-name="Heading_20_2"><text:bookmark text:name="_ouilhwkfctx4"/>Feature</text:p>
      <text:p text:style-name="Standard"/>
      <text:p text:style-name="Heading_20_3"><text:bookmark text:name="_o072dt2akbfd"/>Variations</text:p>
      <text:p text:style-name="P2">1</text:p>
      <text:p text:style-name="Standard">Smart</text:p>
      <text:p text:style-name="Standard"/>
      <text:p text:style-name="P2">2</text:p>
      <text:p text:style-name="Standard">Tough</text:p>
      <text:p text:style-name="Standard"/>
      <text:p text:style-name="P2">3</text:p>
      <text:p text:style-name="Standard">Fishy</text:p>
      <text:p text:style-name="Standard"/>
      <text:p text:style-name="P2">4</text:p>
      <text:p text:style-name="Standard">Creative</text:p>
      <text:p text:style-name="Standard"/>
      <text:p text:style-name="P2">5</text:p>
      <text:p text:style-name="Standard">Idiot</text:p>
      <text:p text:style-name="Standard"/>
      <text:p text:style-name="P2">6</text:p>
      <text:p text:style-name="Standard">Wings</text:p>
      <text:p text:style-name="Standard"/>
      <text:p text:style-name="Heading_20_2"><text:bookmark text:name="_pye3m7bmqibp"/>Species feats</text:p>
      <text:p text:style-name="Heading_20_3"><text:bookmark text:name="_f71vkxdyhbk3"/>1st</text:p>
      <text:p text:style-name="Standard"/>
      <text:p text:style-name="Heading_20_3"><text:bookmark text:name="_ql6i2gpjvwbu"/>5th</text:p>
      <text:p text:style-name="Standard"/>
      <text:p text:style-name="Heading_20_3"><text:bookmark text:name="_7w79jargfkpv"/>9th</text:p>
      <text:p text:style-name="Standard"/>
      <text:p text:style-name="Heading_20_3"><text:bookmark text:name="_63a64hlgec3l"/><text:soft-page-break/>13th</text:p>
      <text:p text:style-name="Standard"/>
      <text:p text:style-name="Heading_20_3"><text:bookmark text:name="_jjo41oki8ex0"/>17th</text:p>
      <text:p text:style-name="Standard"/>
      <text:p text:style-name="Standard"/>
      <text:p text:style-name="Heading_20_1"><text:bookmark text:name="_gm0qzdrhm7nv"/></text:p>
      <text:p text:style-name="P14"><text:bookmark text:name="_ybizn1sd9khl"/>Template</text:p>
      <text:p text:style-name="Standard"/>
      <text:p text:style-name="Standard">Hit points: <text:span text:style-name="T13">16</text:span></text:p>
      <text:p text:style-name="Standard">Speed: 7.5 meters, 5 squares</text:p>
      <text:p text:style-name="Standard"/>
      <text:p text:style-name="Standard">Ability boosts: Stat, and one free</text:p>
      <text:p text:style-name="Standard">Ability flaw: Charisma</text:p>
      <text:p text:style-name="Standard"/>
      <text:p text:style-name="Standard">Communication: Sound</text:p>
      <text:p text:style-name="Standard">Languages: Common, language of country</text:p>
      <text:p text:style-name="Standard">Traits: Near-human</text:p>
      <text:p text:style-name="Standard">Senses: Avoidable precise color vision, avoidable imprecise hearing, Unavoidable vague smell, Unavoidable precise body touch, Restricted vague taste.</text:p>
      <text:p text:style-name="Standard"/>
      <text:p text:style-name="Standard">General description</text:p>
      <text:p text:style-name="Standard"/>
      <text:p text:style-name="P2">Roleplaying advice</text:p>
      <text:p text:style-name="Standard">You might:</text:p>
      <text:list xml:id="list122607154066392" text:continue-list="list122606344001842" text:style-name="WWNum57">
        <text:list-item>
          <text:p text:style-name="P22">1</text:p>
        </text:list-item>
        <text:list-item>
          <text:p text:style-name="P22">2</text:p>
        </text:list-item>
        <text:list-item>
          <text:p text:style-name="P22">3</text:p>
        </text:list-item>
      </text:list>
      <text:p text:style-name="P11">Others probably</text:p>
      <text:list xml:id="list122606643286083" text:continue-list="list122607450658754" text:style-name="WWNum29">
        <text:list-item>
          <text:p text:style-name="P23">1</text:p>
        </text:list-item>
        <text:list-item>
          <text:p text:style-name="P23">2</text:p>
        </text:list-item>
        <text:list-item>
          <text:p text:style-name="P23">3</text:p>
        </text:list-item>
      </text:list>
      <text:p text:style-name="P2"/>
      <text:p text:style-name="P2">Physical description</text:p>
      <text:p text:style-name="Standard">Size, how their senses work, range of traits, age, cultural differences</text:p>
      <text:p text:style-name="Standard"/>
      <text:p text:style-name="P2">History</text:p>
      <text:p text:style-name="Standard">History</text:p>
      <text:p text:style-name="P2"/>
      <text:p text:style-name="P2">Society</text:p>
      <text:p text:style-name="Standard">Numbers, history, spread, religion, ties, relationships</text:p>
      <text:p text:style-name="Standard"/>
      <text:p text:style-name="P2">Names</text:p>
      <text:p text:style-name="Standard">List, general information</text:p>
      <text:p text:style-name="Standard"/>
      <text:p text:style-name="P2"><text:soft-page-break/>Adventurers</text:p>
      <text:p text:style-name="Standard">Reason</text:p>
      <text:p text:style-name="Standard"/>
      <text:p text:style-name="Heading_20_2"><text:bookmark text:name="_tvo0dubzme8m"/>Feature</text:p>
      <text:p text:style-name="Standard"/>
      <text:p text:style-name="Heading_20_3"><text:bookmark text:name="_i5z856day01r"/>Variations</text:p>
      <text:p text:style-name="P2">1</text:p>
      <text:p text:style-name="Standard">Smart</text:p>
      <text:p text:style-name="Standard"/>
      <text:p text:style-name="P2">2</text:p>
      <text:p text:style-name="Standard">Tough</text:p>
      <text:p text:style-name="Standard"/>
      <text:p text:style-name="P2">3</text:p>
      <text:p text:style-name="Standard">Fishy</text:p>
      <text:p text:style-name="Standard"/>
      <text:p text:style-name="P2">4</text:p>
      <text:p text:style-name="Standard">Creative</text:p>
      <text:p text:style-name="Standard"/>
      <text:p text:style-name="P2">5</text:p>
      <text:p text:style-name="Standard">Idiot</text:p>
      <text:p text:style-name="Standard"/>
      <text:p text:style-name="P2">6</text:p>
      <text:p text:style-name="Standard">Wings</text:p>
      <text:p text:style-name="Standard"/>
      <text:p text:style-name="Heading_20_2"><text:bookmark text:name="_x04ww1j0zcw"/>Species feats</text:p>
      <text:p text:style-name="Heading_20_3"><text:bookmark text:name="_agg47xr7pfn5"/>1st</text:p>
      <text:p text:style-name="Standard"/>
      <text:p text:style-name="Heading_20_3"><text:bookmark text:name="_1t8lynwj9y5t"/>5th</text:p>
      <text:p text:style-name="Standard"/>
      <text:p text:style-name="Heading_20_3"><text:bookmark text:name="_a1k7o9tz6s58"/>9th</text:p>
      <text:p text:style-name="Standard"/>
      <text:p text:style-name="Heading_20_3"><text:bookmark text:name="_dabxrilhu51o"/><text:soft-page-break/>13th</text:p>
      <text:p text:style-name="Standard"/>
      <text:p text:style-name="Heading_20_3"><text:bookmark text:name="_dwa0yinoksgx"/>17th</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4pt" style:font-size-asian="24pt" style:font-size-complex="24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size="12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3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fo:font-weight="bold"/>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56" style:display-name="ListLabel 856" style:family="text"/>
    <style:style style:name="ListLabel_20_857" style:display-name="ListLabel 857"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8T12:26:05.260542842</dc:date>
    <meta:editing-duration>PT1M45S</meta:editing-duration>
    <meta:editing-cycles>1</meta:editing-cycles>
    <meta:document-statistic meta:table-count="0" meta:image-count="0" meta:object-count="0" meta:page-count="59" meta:paragraph-count="917" meta:word-count="13987" meta:character-count="83751" meta:non-whitespace-character-count="70814"/>
  </office:meta>
</office:document-meta>
</file>